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Jul 30 19:47:20 2025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Jul 30 19:47:20 2025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4">
          <draw:g id="g6">
            <draw:path id="path8" draw:style-name="style0" draw:layer="layout" svg:x="1.226cm" svg:y="9.762cm" svg:width="2.047cm" svg:height="2.457cm" svg:viewBox="0.0 0.0 2047.411 2457.127" svg:d="M 4495.466 21876.368 C 4495.466 21876.368 4500.763 21976.692 4456.798 21975.686 C 4413.363 21974.679 3542.017 19428.176 2454.555 19546.986 C 2454.555 19546.986 3396.351 19157.502 4495.466 21876.368 Z">
              <!-- 4 nodes -->
            </draw:path>
          </draw:g>
          <!-- id="g6" -->
          <draw:g id="g10">
            <draw:path id="path12" draw:style-name="style0" draw:layer="layout" svg:x="2.328cm" svg:y="9.065cm" svg:width="1.132cm" svg:height="2.976cm" svg:viewBox="0.0 0.0 1132.315 2975.963" svg:d="M 5784.347 21020.006 C 5784.347 21020.006 5755.213 21116.198 5714.427 21100.361 C 5673.640 21084.576 5720.254 18393.413 4657.688 18135.240 C 4657.688 18135.240 5675.759 18089.475 5784.347 21020.006 Z">
              <!-- 4 nodes -->
            </draw:path>
          </draw:g>
          <!-- id="g10" -->
          <draw:g id="g14">
            <draw:path id="path16" draw:style-name="style0" draw:layer="layout" svg:x="1.839cm" svg:y="14.009cm" svg:width="3.144cm" svg:height="0.606cm" svg:viewBox="0.0 0.0 3144.026 606.373" svg:d="M 6750.608 28206.122 C 6750.608 28206.122 6837.266 28256.972 6812.371 28292.991 C 6787.422 28328.481 4182.864 27650.473 3681.774 28622.991 C 3681.774 28622.991 3876.701 27622.399 6750.608 28206.122 Z">
              <!-- 4 nodes -->
            </draw:path>
          </draw:g>
          <!-- id="g14" -->
          <draw:g id="g18">
            <draw:path id="path20" draw:style-name="style0" draw:layer="layout" svg:x="1.976cm" svg:y="14.733cm" svg:width="2.878cm" svg:height="1.368cm" svg:viewBox="0.0 0.0 2878.174 1367.691" svg:d="M 6739.666 29470.560 C 6739.666 29470.560 6837.977 29491.747 6825.582 29533.593 C 6813.240 29575.439 4127.374 29752.357 3958.402 30832.932 C 3958.402 30832.932 3828.097 29822.276 6739.666 29470.560 Z">
              <!-- 4 nodes -->
            </draw:path>
          </draw:g>
          <!-- id="g18" -->
          <draw:g id="g22">
            <draw:path id="path24" draw:style-name="style0" draw:layer="layout" svg:x="1.585cm" svg:y="14.436cm" svg:width="3.037cm" svg:height="0.952cm" svg:viewBox="0.0 0.0 3037.435 951.894" svg:d="M 6125.486 28881.646 C 6125.486 28881.646 6219.666 28916.606 6201.338 28956.333 C 6183.011 28996.060 3500.006 28779.415 3175.303 29823.442 C 3175.303 29823.442 3193.842 28804.311 6125.486 28881.646 Z">
              <!-- 4 nodes -->
            </draw:path>
          </draw:g>
          <!-- id="g22" -->
          <draw:g id="g26">
            <draw:path id="path28" draw:style-name="style0" draw:layer="layout" svg:x="0.904cm" svg:y="12.733cm" svg:width="3.118cm" svg:height="0.853cm" svg:viewBox="0.0 0.0 3118.203 853.119" svg:d="M 4877.176 26213.873 C 4877.176 26213.873 4946.566 26286.970 4912.665 26314.514 C 4878.765 26342.058 2561.884 24972.482 1812.367 25769.459 C 1812.367 25769.459 2275.320 24861.193 4877.176 26213.873 Z">
              <!-- 4 nodes -->
            </draw:path>
          </draw:g>
          <!-- id="g26" -->
          <draw:g id="g30">
            <draw:path id="path32" draw:style-name="style0" draw:layer="layout" svg:x="0.474cm" svg:y="13.206cm" svg:width="3.158cm" svg:height="0.598cm" svg:viewBox="0.0 0.0 3157.927 598.061" svg:d="M 4047.467 26908.203 C 4047.467 26908.203 4124.273 26972.826 4094.080 27004.078 C 4063.358 27035.330 1606.108 25936.851 951.936 26813.388 C 951.936 26813.388 1308.950 25858.721 4047.467 26908.203 Z">
              <!-- 4 nodes -->
            </draw:path>
          </draw:g>
          <!-- id="g30" -->
          <draw:g id="g34">
            <draw:path id="path36" draw:style-name="style0" draw:layer="layout" svg:x="0.352cm" svg:y="13.684cm" svg:width="3.152cm" svg:height="0.564cm" svg:viewBox="0.0 0.0 3152.288 564.328" svg:d="M 3787.739 27602.585 C 3787.739 27602.585 3872.491 27655.555 3846.536 27691.044 C 3820.581 27726.004 1236.734 26972.779 708.099 27929.936 C 708.099 27929.936 931.630 26935.701 3787.739 27602.585 Z">
              <!-- 4 nodes -->
            </draw:path>
          </draw:g>
          <!-- id="g34" -->
          <draw:g id="g38">
            <draw:path id="path40" draw:style-name="style0" draw:layer="layout" svg:x="1.018cm" svg:y="12.901cm" svg:width="3.025cm" svg:height="1.159cm" svg:viewBox="0.0 0.0 3025.457 1158.898" svg:d="M 5022.082 26852.391 C 5022.082 26852.391 5081.407 26933.434 5044.329 26956.741 C 5007.250 26979.518 2884.767 25324.330 2039.375 26018.653 C 2039.375 26018.653 2615.153 25177.287 5022.082 26852.391 Z">
              <!-- 4 nodes -->
            </draw:path>
          </draw:g>
          <!-- id="g38" -->
          <draw:g id="g42">
            <draw:path id="path44" draw:style-name="style0" draw:layer="layout" svg:x="0.369cm" svg:y="10.631cm" svg:width="2.604cm" svg:height="1.897cm" svg:viewBox="0.0 0.0 2603.712 1896.950" svg:d="M 3325.379 23048.713 C 3325.379 23048.713 3357.160 23144.058 3314.785 23154.652 C 3272.409 23165.246 1757.485 20940.531 740.472 21343.099 C 740.472 21343.099 1545.607 20718.060 3325.379 23048.713 Z">
              <!-- 4 nodes -->
            </draw:path>
          </draw:g>
          <!-- id="g42" -->
          <draw:g id="g46">
            <draw:path id="path48" draw:style-name="style0" draw:layer="layout" svg:x="0.098cm" svg:y="11.514cm" svg:width="2.927cm" svg:height="1.384cm" svg:viewBox="0.0 0.0 2927.114 1384.149" svg:d="M 3091.603 24300.844 C 3091.603 24300.844 3142.984 24387.131 3103.786 24406.570 C 3064.589 24426.063 1105.781 22580.398 199.475 23192.830 C 199.475 23192.830 850.998 22408.883 3091.603 24300.844 Z">
              <!-- 4 nodes -->
            </draw:path>
          </draw:g>
          <!-- id="g46" -->
          <draw:g id="g50">
            <draw:path id="path52" draw:style-name="style0" draw:layer="layout" svg:x="0.001cm" svg:y="11.969cm" svg:width="3.025cm" svg:height="1.159cm" svg:viewBox="0.0 0.0 3025.457 1158.977" svg:d="M 2988.057 24987.789 C 2988.057 24987.789 3047.383 25068.833 3010.304 25092.139 C 2973.226 25114.916 850.742 23459.729 5.351 24153.892 C 5.351 24153.892 581.128 23312.686 2988.057 24987.789 Z">
              <!-- 4 nodes -->
            </draw:path>
          </draw:g>
          <!-- id="g50" -->
          <draw:g id="g54">
            <draw:path id="path56" draw:style-name="style1" draw:layer="layout" svg:x="2.842cm" svg:y="11.862cm" svg:width="23.350cm" svg:height="15.182cm" svg:viewBox="0.0 0.0 23349.900 15181.783" svg:d="M 5711.758 24971.286 C 5738.243 25291.750 5790.682 25639.759 5882.849 25805.024 C 5882.849 25805.024 5692.159 26461.844 6158.290 27161.040 C 6158.290 27161.040 6137.102 27542.420 6221.853 27711.922 C 6221.853 27711.922 6433.731 28156.865 6687.984 28199.240 C 6893.505 28233.670 7355.769 28396.286 7878.100 28470.443 C 7878.100 28470.443 8785.572 29216.252 8616.070 29894.261 C 8616.070 29894.261 8594.882 30762.959 8404.192 30847.710 C 8404.192 30847.710 9018.637 30254.452 8510.131 31144.338 L 8277.065 32140.163 C 8277.065 32140.163 9633.082 30996.024 8806.759 31970.661 L 8277.065 33347.865 C 8277.065 33347.865 9315.265 32373.228 8933.886 32818.171 L 8764.384 33284.301 C 8764.384 33284.301 11052.661 31843.534 9421.204 33411.428 C 9421.204 33411.428 9844.959 33220.738 10078.025 33369.052 C 10078.025 33369.052 10438.217 33305.489 10395.841 33390.240 C 10395.841 33390.240 9294.078 33941.122 9103.388 34915.759 C 9103.388 34915.759 9548.331 34386.065 9378.829 34958.134 L 9400.016 35572.579 C 9400.016 35572.579 9611.894 34428.440 9590.706 36420.089 C 9590.706 36420.089 10607.719 35466.640 9993.274 36568.404 L 9993.274 37458.289 C 9993.274 37458.289 10798.408 36589.591 10459.404 37267.600 C 10459.404 37267.600 10989.098 36801.469 10777.221 37606.604 C 10777.221 37606.604 10734.845 38157.485 10967.910 37564.228 C 10967.910 37564.228 11815.421 35943.365 11497.604 37331.163 C 11497.604 37331.163 11455.229 38348.175 11709.482 37564.228 C 11709.482 37564.228 11730.670 38115.110 12217.988 38496.489 C 12217.988 38496.489 12154.425 35805.644 12832.433 37712.542 L 13044.310 38581.240 C 13044.310 38581.240 13192.625 38093.922 13171.437 37818.481 L 13595.192 38242.236 C 13595.192 38242.236 14400.327 37034.534 14230.825 37733.730 C 14230.825 37733.730 13828.257 38581.240 13913.008 38835.493 C 13913.008 38835.493 14802.894 36992.159 14866.457 36907.408 C 14866.457 36907.408 14760.519 39153.310 15332.588 37246.412 C 15332.588 37246.412 15629.217 37882.044 15480.902 38115.110 C 15480.902 38115.110 15904.657 37691.355 15862.282 37521.853 C 15862.282 37521.853 16105.941 37087.504 16254.255 37807.887 C 16254.255 37807.887 16349.600 38305.800 16434.351 38136.297 C 16434.351 38136.297 16646.229 39407.563 16709.792 38199.861 C 16709.792 38199.861 16794.543 37479.477 16413.164 36865.032 C 16413.164 36865.032 16455.539 36695.530 16307.225 36483.653 C 16307.225 36483.653 17027.608 37627.791 16646.229 36102.273 C 16646.229 36102.273 17239.539 36526.028 17303.102 36526.028 C 17303.102 36526.028 16582.666 35297.138 17048.796 35551.391 C 17048.796 35551.391 16773.355 35000.510 17726.857 35636.142 C 17726.857 35636.142 16879.294 34788.632 17811.608 35297.138 C 17811.608 35297.138 18235.311 35636.142 17832.796 35106.448 C 17832.796 35106.448 17069.984 34258.938 18235.311 35212.387 C 18235.311 35212.387 18849.755 36081.085 18892.131 36229.399 C 18892.131 36229.399 18362.437 34682.693 18129.372 34534.379 C 18129.372 34534.379 18574.315 32606.293 20756.653 33432.616 C 20756.653 33432.616 21116.845 34343.689 21349.911 33369.052 C 21349.911 33369.052 22027.919 33030.048 22621.176 34492.004 C 22621.176 34492.004 22833.054 33771.620 22790.678 33623.306 C 22790.678 33623.306 23150.870 33686.869 23108.494 33623.306 C 23108.494 33623.306 23807.690 33856.371 23871.254 33813.995 C 23871.254 33813.995 24231.445 34174.187 24252.633 33983.497 C 24252.633 33983.497 24739.952 34131.812 24634.013 33941.122 C 24634.013 33941.122 25100.143 34767.444 25121.331 34958.134 L 25248.458 34216.563 L 25354.396 34364.877 C 25354.396 34364.877 25439.147 33962.310 25396.772 33898.746 C 25354.396 33835.183 26456.160 34258.938 26710.413 35360.701 L 26816.352 35805.644 C 26816.352 35805.644 27134.168 35021.697 27049.417 34809.820 C 27049.417 34809.820 27324.858 34852.195 27346.045 35085.261 C 27346.045 35085.261 27557.923 33856.371 27303.670 33538.555 C 27303.670 33538.555 27536.735 33496.179 27600.299 33686.869 L 27600.299 33305.489 C 27600.299 33305.489 27981.678 33347.865 27981.678 33220.738 C 27981.678 33220.738 28214.743 33008.861 28320.682 33263.114 C 28320.682 33263.114 27663.862 31398.591 28638.499 32415.603 C 28638.499 32415.603 29019.878 32987.673 28829.188 31991.848 C 28638.499 30996.024 28426.621 30911.273 28680.874 30890.085 C 28680.874 30890.085 28723.250 30699.395 28617.311 30614.644 C 28511.372 30529.893 28680.874 30614.644 28680.874 30614.644 C 28680.874 30614.644 28935.127 30826.522 28659.686 29661.195 C 28659.686 29661.195 28998.690 29745.946 28363.058 28199.240 C 28363.058 28199.240 28511.372 28072.114 28299.494 27627.171 C 28299.494 27627.171 28723.250 27860.236 28871.564 27775.485 C 28871.564 27775.485 28850.376 27690.734 28680.874 27478.856 C 28680.874 27478.856 27536.735 24576.134 28617.311 25741.460 C 28617.311 25741.460 29244.998 26459.196 28905.994 25251.494 C 28905.994 25251.494 28423.443 23979.752 28464.759 23752.195 L 5711.758 24971.286 Z">
              <!-- 88 nodes -->
            </draw:path>
          </draw:g>
          <!-- id="g54" -->
          <draw:g id="g58">
            <draw:path id="path60" draw:style-name="style2" draw:layer="layout" svg:x="2.782cm" svg:y="0.000cm" svg:width="23.346cm" svg:height="13.589cm" svg:viewBox="0.0 0.0 23345.758 13588.837" svg:d="M 28404.940 11900.916 C 28437.781 11910.503 28554.844 11970.041 28621.055 12057.440 C 28621.055 12057.440 28981.247 12629.510 28705.806 11654.873 C 28705.806 11654.873 28218.488 10129.354 28684.619 10722.612 C 28684.619 10722.612 29002.435 11103.991 28832.933 10383.607 C 28628.471 9513.479 28493.929 9175.905 28493.929 9175.905 C 28493.929 9175.905 29108.374 9430.158 27688.794 7332.571 L 28154.925 7523.260 C 28154.925 7523.260 27116.725 5425.673 25972.586 5150.232 L 25548.831 4832.415 C 25548.831 4832.415 27582.855 2819.579 26904.847 870.305 C 26904.847 870.305 26544.655 594.864 26036.149 1082.183 C 26036.149 1082.183 25697.145 1336.436 25379.329 1251.685 C 25379.329 1251.685 23747.872 1315.248 23641.933 1315.248 C 23535.994 1315.248 21692.659 -655.213 18217.867 277.048 C 18217.867 277.048 17942.427 382.987 17709.414 319.424 C 17709.414 319.424 16734.724 -528.087 14149.818 679.615 C 14149.818 679.615 13620.124 785.554 13535.373 785.554 C 13450.622 785.554 13302.308 785.554 12878.553 1124.558 C 12454.798 1463.562 12433.610 1505.938 12327.671 1590.689 C 12327.671 1590.689 11458.973 2183.946 11204.720 2226.322 C 11204.720 2226.322 10590.275 2565.326 10357.210 3095.020 L 10166.520 3158.583 C 10166.520 3158.583 10081.769 3539.962 10060.581 3603.526 C 10060.581 3603.526 9806.328 3794.215 9763.953 4090.844 C 9763.953 4090.844 9297.822 4408.660 9319.010 4641.726 C 9319.010 4641.726 9234.259 4917.166 9191.883 5171.420 C 9191.883 5171.420 8810.504 5425.673 8852.879 5573.987 C 8852.879 5573.987 8450.312 6315.558 8513.875 6675.750 C 8513.875 6675.750 8174.871 6654.562 8026.557 6781.689 C 8026.557 6781.689 7984.181 7035.942 7899.430 7057.130 C 7899.430 7057.130 7751.116 7120.693 7878.243 7332.571 C 7878.243 7332.571 7793.492 7480.885 7772.304 7565.636 C 7772.304 7565.636 7814.679 7713.950 7581.614 8010.579 C 7581.614 8010.579 7242.610 9006.403 7348.549 9281.844 C 7348.549 9281.844 7369.736 9536.097 7221.422 9620.848 C 7221.422 9620.848 7030.732 9599.660 7475.675 10235.293 C 7475.675 10235.293 7518.051 10298.856 7348.549 10425.983 C 7348.549 10425.983 6437.475 10616.673 6310.349 11485.371 C 6310.349 11485.371 5589.965 12269.318 5589.965 12544.759 C 5589.965 12666.853 5604.267 12833.548 5641.345 13077.631 C 5641.345 13077.631 5611.153 13519.395 7073.108 13561.771 C 8535.063 13604.146 28404.940 11900.916 28404.940 11900.916 Z">
              <!-- 43 nodes -->
            </draw:path>
          </draw:g>
          <!-- id="g58" -->
          <draw:g id="g62">
            <draw:path id="path64" draw:style-name="style3" draw:layer="layout" svg:x="2.844cm" svg:y="8.488cm" svg:width="22.720cm" svg:height="6.266cm" svg:viewBox="0.0 0.0 22719.975 6265.517" svg:d="M 6467.853 21572.966 C 5143.618 19485.972 5906.377 22473.445 5906.377 22473.445 C 6372.508 24295.592 13237.341 22303.943 13237.341 22303.943 C 13237.341 22303.943 22178.573 20693.674 22771.831 20481.796 C 23365.088 20269.919 28407.774 20608.923 28407.774 20608.923 L 28111.145 19719.037 C 24678.729 17261.257 23661.716 18490.147 22941.333 18278.270 C 22220.949 18066.392 22348.075 18574.898 22178.573 18617.274 C 22009.071 18659.649 19932.671 17346.008 19593.667 17388.384 C 19254.663 17430.759 17912.419 16172.683 18703.781 17854.514 C 19551.292 19655.474 15610.369 19930.914 14720.483 19337.657 C 13830.598 18744.400 15101.863 20312.294 15101.863 20312.294 C 16076.500 21371.682 14254.353 20481.796 14254.353 20481.796 C 12432.206 19803.788 11160.940 21159.804 10991.438 21202.180 C 10821.936 21244.555 10567.683 21414.057 10525.308 21075.053 C 10482.932 20736.049 10085.132 19851.407 8406.532 21244.555 C 7347.144 22123.847 6616.167 20958.521 6616.167 20958.521 L 6467.853 21572.966 Z">
              <!-- 18 nodes -->
            </draw:path>
          </draw:g>
          <!-- id="g62" -->
          <draw:g id="g66">
            <draw:path id="path68" draw:style-name="style4" draw:layer="layout" svg:x="2.858cm" svg:y="8.581cm" svg:width="22.729cm" svg:height="6.319cm" svg:viewBox="0.0 0.0 22728.774 6318.958" svg:d="M 19677.564 17573.627 C 19338.560 17616.002 17994.727 16358.562 18787.679 18039.757 C 19666.971 19904.280 15694.266 20116.157 14804.381 19522.900 C 13914.442 18929.643 15185.760 20497.537 15185.760 20497.537 C 16160.397 21557.137 14338.197 20667.039 14338.197 20667.039 C 12516.050 19989.031 11244.785 21345.047 11075.283 21387.423 C 10905.781 21429.798 10651.528 21599.512 10609.152 21260.296 C 10566.777 20921.292 10175.915 20045.496 8490.376 21429.798 C 7365.519 22348.499 6650.803 21212.147 6650.803 21212.147 L 6481.301 21747.826 C 5157.066 19639.433 5955.314 22728.290 5955.314 22728.290 C 6421.975 24550.437 13321.238 22489.398 13321.238 22489.398 C 13321.238 22489.398 22262.471 20878.917 22855.728 20667.039 C 23448.985 20455.161 28445.587 20790.299 28445.587 20790.299 L 28152.667 19873.452 C 24720.250 17415.672 23745.613 18675.390 23025.230 18463.512 C 22304.846 18251.635 22431.973 18760.141 22262.471 18802.517 C 22092.969 18844.892 20016.568 17531.251 19677.564 17573.627 Z">
              <!-- 18 nodes -->
            </draw:path>
          </draw:g>
          <!-- id="g66" -->
          <draw:g id="g70">
            <draw:path id="path72" draw:style-name="style5" draw:layer="layout" svg:x="2.899cm" svg:y="8.667cm" svg:width="22.711cm" svg:height="6.379cm" svg:viewBox="0.0 0.0 22711.308 6379.449" svg:d="M 19787.197 17751.871 C 19448.193 17794.246 18137.731 16521.445 18897.312 18218.002 C 19755.416 20135.546 15803.846 20294.455 14913.961 19701.197 C 14024.075 19107.940 15295.340 20675.834 15295.340 20675.834 C 16269.977 21735.116 14447.830 20845.336 14447.830 20845.336 C 12625.683 20167.328 11354.365 21523.344 11184.863 21565.720 C 11015.361 21608.095 10761.108 21777.492 10718.732 21438.593 C 10676.357 21099.589 10292.434 20232.639 8599.956 21608.095 C 7409.575 22566.206 6711.174 21458.828 6711.174 21458.828 L 6520.484 21915.212 C 5259.813 19849.512 6030.517 22975.659 6030.517 22975.659 C 6496.648 24797.806 13430.871 22667.377 13430.871 22667.377 C 13430.871 22667.377 22372.104 21057.214 22965.361 20845.336 C 23558.618 20633.459 28508.607 20964.729 28508.607 20964.729 L 28219.924 20020.921 C 24787.508 17563.141 23855.246 18853.634 23134.863 18641.757 C 22414.479 18429.879 22541.606 18938.385 22372.104 18980.814 C 22202.601 19023.189 20126.201 17709.495 19787.197 17751.871 Z">
              <!-- 18 nodes -->
            </draw:path>
          </draw:g>
          <!-- id="g70" -->
          <draw:g id="g74">
            <draw:path id="path76" draw:style-name="style6" draw:layer="layout" svg:x="2.956cm" svg:y="8.759cm" svg:width="22.677cm" svg:height="6.434cm" svg:viewBox="0.0 0.0 22677.327 6434.044" svg:d="M 19913.875 17936.772 C 19574.871 17979.147 18264.938 16706.187 19023.989 18402.902 C 19913.875 20392.221 15902.185 20460.498 15040.585 19886.045 C 14150.699 19292.788 15421.965 20860.682 15421.965 20860.682 C 16396.602 21920.228 14574.455 21030.184 14574.455 21030.184 C 12752.308 20352.176 11481.042 21708.351 11311.540 21750.726 C 11142.038 21793.102 10887.785 21962.604 10845.410 21623.441 C 10803.034 21284.437 10426.051 20426.439 8726.581 21793.102 C 7470.730 22790.516 6788.590 21712.059 6788.590 21712.059 L 6576.712 22089.731 C 5421.980 20140.298 6122.235 23229.632 6122.235 23229.632 C 6588.366 25051.779 13557.548 22852.490 13557.548 22852.490 C 13557.548 22852.490 22498.781 21242.061 23092.038 21030.184 C 23685.295 20818.306 28589.201 21145.763 28589.201 21145.763 L 28304.226 20174.993 C 24871.810 17717.160 23981.924 19038.535 23261.540 18826.657 C 22541.157 18614.780 22668.283 19123.286 22498.781 19165.661 C 22329.279 19208.037 20252.879 17894.396 19913.875 17936.772 Z">
              <!-- 18 nodes -->
            </draw:path>
          </draw:g>
          <!-- id="g74" -->
          <draw:g id="g78">
            <draw:path id="path80" draw:style-name="style7" draw:layer="layout" svg:x="3.014cm" svg:y="8.846cm" svg:width="22.643cm" svg:height="6.495cm" svg:viewBox="0.0 0.0 22642.837 6494.513" svg:d="M 20041.062 18116.671 C 19702.058 18159.046 18418.609 16874.327 19151.176 18582.801 C 20041.062 20659.201 16057.605 20659.201 15167.719 20065.944 C 14277.833 19472.687 15549.099 21040.581 15549.099 21040.581 C 16523.735 22099.810 14701.588 21210.083 14701.588 21210.083 C 12879.441 20532.075 11608.176 21887.932 11438.674 21930.308 C 11269.172 21972.683 11014.919 22142.185 10972.543 21803.181 C 10930.168 21464.336 10560.177 20615.184 8853.768 21972.683 C 7532.393 23009.824 6867.045 21960.500 6867.045 21960.500 L 6633.980 22258.718 C 5585.186 20415.489 6214.992 23479.133 6214.992 23479.133 C 6681.122 25301.280 13684.735 23032.071 13684.735 23032.071 C 13684.735 23032.071 22625.968 21421.961 23219.225 21210.083 C 23812.482 20998.205 28670.305 21321.795 28670.305 21321.795 L 28389.037 20324.011 C 24956.621 17866.231 24109.111 19218.434 23388.727 19006.556 C 22668.343 18794.679 22795.470 19303.185 22625.968 19345.561 C 22456.466 19387.936 20380.066 18074.295 20041.062 18116.671 Z">
              <!-- 18 nodes -->
            </draw:path>
          </draw:g>
          <!-- id="g78" -->
          <draw:g id="g82">
            <draw:path id="path84" draw:style-name="style8" draw:layer="layout" svg:x="3.067cm" svg:y="8.957cm" svg:width="22.613cm" svg:height="6.532cm" svg:viewBox="0.0 0.0 22612.660 6531.853" svg:d="M 20163.405 18319.860 C 19824.401 18362.236 18448.786 17120.050 19273.519 18785.991 C 20290.531 20841.203 16179.895 20862.391 15290.009 20269.134 C 14400.123 19675.876 15671.389 21243.770 15671.389 21243.770 C 16646.026 22303.264 14823.879 21413.272 14823.879 21413.272 C 13001.732 20735.264 11730.466 22091.386 11560.964 22133.762 C 11391.462 22176.138 11137.209 22345.640 11094.834 22006.635 C 11052.458 21667.525 10689.406 20827.272 8976.058 22176.138 C 7589.213 23253.005 6940.127 22231.755 6940.127 22231.755 L 6685.874 22451.578 C 5732.425 20692.889 6302.375 23751.447 6302.375 23751.447 C 6768.506 25573.594 13807.078 23235.525 13807.078 23235.525 C 13807.078 23235.525 22748.311 21625.150 23341.568 21413.272 C 23934.825 21201.395 28746.035 21521.118 28746.035 21521.118 L 28469.005 20496.425 C 25036.589 18038.646 24231.454 19421.623 23511.070 19209.746 C 22790.687 18997.868 22917.813 19506.374 22748.311 19548.750 C 22578.809 19591.125 20502.409 18277.485 20163.405 18319.860 Z">
              <!-- 18 nodes -->
            </draw:path>
          </draw:g>
          <!-- id="g82" -->
          <draw:g id="g86">
            <draw:path id="path88" draw:style-name="style9" draw:layer="layout" svg:x="3.124cm" svg:y="9.054cm" svg:width="22.578cm" svg:height="6.584cm" svg:viewBox="0.0 0.0 22577.980 6583.995" svg:d="M 20290.252 18509.077 C 19951.247 18551.453 18555.504 17319.385 19400.366 18975.208 C 20480.941 21094.036 16306.689 21051.661 15416.803 20458.404 C 14526.917 19865.146 15798.183 21433.040 15798.183 21433.040 C 16772.819 22492.216 14950.672 21602.542 14950.672 21602.542 C 13128.525 20924.534 11857.260 22280.339 11687.758 22322.714 C 11518.256 22365.090 11264.003 22534.592 11221.627 22195.588 C 11179.252 21856.795 10823.139 21025.388 9102.852 22365.090 C 7650.484 23481.684 7017.712 22489.568 7017.712 22489.568 L 6742.271 22629.937 C 5894.761 21030.473 6394.792 24010.319 6394.792 24010.319 C 6860.922 25832.466 13933.395 23424.477 13933.395 23424.477 C 13933.395 23424.477 22874.628 21814.420 23467.885 21602.542 C 24061.142 21390.665 28826.269 21706.521 28826.269 21706.521 L 28552.947 20654.867 C 25120.530 18197.087 24357.771 19610.893 23637.387 19399.016 C 22917.004 19187.085 23044.130 19695.644 22874.628 19738.020 C 22705.126 19780.395 20628.726 18466.702 20289.722 18509.077 L 20290.252 18509.077 Z">
              <!-- 19 nodes -->
            </draw:path>
          </draw:g>
          <!-- id="g86" -->
          <draw:g id="g90">
            <draw:path id="path92" draw:style-name="style10" draw:layer="layout" svg:x="3.173cm" svg:y="9.160cm" svg:width="22.553cm" svg:height="6.627cm" svg:viewBox="0.0 0.0 22553.153 6627.258" svg:d="M 20407.775 18707.368 C 20068.771 18749.744 18615.291 17548.663 19517.890 19173.499 C 20683.216 21271.087 16424.689 21249.899 15534.803 20656.642 C 14644.918 20063.385 15916.183 21631.278 15916.183 21631.278 C 16890.820 22690.719 15068.673 21800.781 15068.673 21800.781 C 13246.526 21122.772 11975.261 22478.842 11805.758 22521.217 C 11636.256 22563.593 11382.003 22733.095 11339.628 22394.091 C 11297.252 22055.034 10948.131 21232.578 9220.852 22563.593 C 7703.014 23719.385 7086.504 22756.401 7086.504 22756.401 L 6789.875 22817.846 C 6027.116 21313.462 6477.885 24277.682 6477.885 24277.682 C 6944.016 26099.829 14051.449 23622.980 14051.449 23622.980 C 14051.449 23622.980 22992.682 22012.658 23585.939 21800.781 C 24179.196 21588.903 28898.768 21900.946 28898.768 21900.946 L 28628.625 20822.277 C 25196.208 18364.497 24475.824 19809.131 23755.441 19597.254 C 23035.057 19385.376 23162.184 19893.883 22992.682 19936.258 C 22823.180 19978.634 20746.779 18664.993 20407.775 18707.368 Z">
              <!-- 18 nodes -->
            </draw:path>
          </draw:g>
          <!-- id="g90" -->
          <draw:g id="g94">
            <draw:path id="path96" draw:style-name="style11" draw:layer="layout" svg:x="3.205cm" svg:y="9.252cm" svg:width="22.544cm" svg:height="6.685cm" svg:viewBox="0.0 0.0 22544.191 6684.658" svg:d="M 20508.904 18892.315 C 20169.900 18934.690 18716.420 17733.556 19619.019 19358.445 C 20784.345 21456.033 16525.818 21434.845 15635.932 20841.588 C 14746.047 20248.331 16017.312 21816.225 16017.312 21816.225 C 16991.949 22875.348 15169.802 21985.727 15169.802 21985.727 C 13347.602 21307.719 12076.337 22663.470 11906.834 22705.846 C 11737.332 22748.221 11483.079 22917.723 11440.704 22578.719 C 11398.328 22239.715 11056.199 21426.370 9321.928 22748.221 C 7738.620 23943.740 7138.901 23009.360 7138.901 23009.360 L 6821.085 22991.880 C 6100.171 21593.700 6544.584 24532.230 6544.584 24532.230 C 7010.715 26354.377 14152.578 23807.609 14152.578 23807.609 C 14152.578 23807.609 23093.811 22197.604 23687.068 21985.727 C 24280.325 21773.849 28953.284 22082.025 28953.284 22082.025 L 28687.908 20976.395 C 25254.962 18518.616 24576.953 19994.078 23856.570 19782.200 C 23136.186 19570.323 23263.313 20078.829 23093.811 20121.204 C 22924.308 20163.580 20847.908 18849.939 20508.904 18892.315 Z">
              <!-- 18 nodes -->
            </draw:path>
          </draw:g>
          <!-- id="g94" -->
          <draw:g id="g98">
            <draw:path id="path100" draw:style-name="style12" draw:layer="layout" svg:x="3.231cm" svg:y="9.340cm" svg:width="22.541cm" svg:height="6.747cm" svg:viewBox="0.0 0.0 22540.569 6746.970" svg:d="M 20605.223 19072.375 C 20266.219 19114.751 18833.397 17902.440 19715.337 19538.506 C 20880.664 21699.657 16622.084 21614.906 15732.198 21021.649 C 14842.312 20428.391 16113.577 21996.285 16113.577 21996.285 C 17088.214 23055.673 15266.067 22165.787 15266.067 22165.787 C 13443.920 21487.779 12172.655 22843.796 12003.153 22886.171 C 11833.598 22928.547 11579.345 23098.049 11536.969 22759.044 C 11494.594 22420.040 11159.403 21615.329 9418.194 22928.547 C 7769.416 24163.263 7185.958 23258.016 7185.958 23258.016 L 6846.954 23161.612 C 6158.352 21890.346 6605.943 24781.416 6605.943 24781.416 C 7072.074 26603.563 14248.896 23987.934 14248.896 23987.934 C 14248.896 23987.934 23190.129 22377.665 23783.386 22165.787 C 24376.643 21953.910 29003.519 22258.272 29003.519 22258.272 L 28741.321 21125.680 C 25308.904 18667.848 24673.272 20174.138 23952.888 19962.261 C 23232.504 19750.383 23359.631 20258.889 23190.129 20301.265 C 23020.627 20343.640 20944.227 19029.999 20605.223 19072.375 Z">
              <!-- 18 nodes -->
            </draw:path>
          </draw:g>
          <!-- id="g98" -->
          <draw:g id="g102">
            <draw:path id="path104" draw:style-name="style13" draw:layer="layout" svg:x="3.249cm" svg:y="9.420cm" svg:width="22.546cm" svg:height="6.818cm" svg:viewBox="0.0 0.0 22545.901 6818.015" svg:d="M 20692.057 19244.547 C 20353.053 19286.923 18977.438 18045.109 19802.172 19710.678 C 20925.123 21977.821 16708.865 21787.131 15818.979 21193.874 C 14929.094 20600.617 16200.359 22168.511 16200.359 22168.511 C 17174.996 23228.110 15352.849 22338.013 15352.849 22338.013 C 13530.702 21660.004 12259.437 23016.233 12089.935 23058.608 C 11920.432 23100.984 11666.179 23270.486 11623.804 22931.482 C 11581.428 22592.478 11253.177 21796.454 9505.028 23100.984 C 7790.674 24374.898 7223.531 23498.254 7223.531 23498.254 L 6863.339 23323.455 C 6185.331 22094.353 6658.347 25023.243 6658.347 25023.243 C 7124.478 26845.390 14335.731 24160.372 14335.731 24160.372 C 14335.731 24160.372 23276.964 22550.102 23870.221 22338.013 C 24463.478 22126.135 29043.741 22426.683 29043.741 22426.683 L 28785.780 21267.025 C 25353.364 18809.245 24760.106 20346.364 24039.723 20134.486 C 23319.339 19922.556 23446.466 20431.115 23276.964 20473.490 C 23107.461 20515.866 21031.061 19202.172 20692.057 19244.547 Z">
              <!-- 18 nodes -->
            </draw:path>
          </draw:g>
          <!-- id="g102" -->
          <draw:g id="g106">
            <draw:path id="path108" draw:style-name="style14" draw:layer="layout" svg:x="3.261cm" svg:y="9.504cm" svg:width="22.557cm" svg:height="6.885cm" svg:viewBox="0.0 0.0 22557.332 6884.505" svg:d="M 6874.155 23489.180 C 6196.147 22323.853 6704.653 25268.951 6704.653 25268.951 C 7170.783 27091.098 14416.996 24336.690 14416.996 24336.690 C 14416.996 24336.690 23358.229 22726.420 23951.486 22514.543 C 24544.743 22302.665 29078.923 22599.294 29078.923 22599.294 L 28824.670 21412.780 C 25392.253 18955.000 24841.372 20522.894 24120.988 20311.016 C 23400.604 20099.139 23527.731 20607.645 23358.229 20650.020 C 23188.727 20692.396 21112.327 19378.755 20773.323 19421.131 C 20434.318 19463.506 19098.430 18202.464 19883.437 19887.261 C 21060.946 22414.272 16665.070 21880.340 15900.139 21370.404 C 15010.253 20777.147 16281.518 22345.041 16281.518 22345.041 C 17256.155 23404.429 15434.008 22514.543 15434.008 22514.543 C 13611.861 21836.535 12340.596 23192.551 12171.094 23234.927 C 12001.592 23277.302 11747.339 23446.804 11704.963 23107.800 C 11662.588 22768.796 11341.328 21981.883 9586.188 23277.302 C 7806.416 24590.943 7255.534 23743.433 7255.534 23743.433 L 6874.155 23489.180 Z">
              <!-- 18 nodes -->
            </draw:path>
          </draw:g>
          <!-- id="g106" -->
          <draw:g id="g110">
            <draw:path id="path112" draw:style-name="style15" draw:layer="layout" svg:x="4.704cm" svg:y="15.427cm" svg:width="1.835cm" svg:height="1.473cm" svg:viewBox="0.0 0.0 1834.505 1473.251" svg:d="M 10520.995 31001.261 C 10520.995 31001.261 10139.615 31615.706 11241.378 32314.902 C 11241.378 32314.902 11315.535 32389.059 10362.086 32166.588 C 10362.086 32166.588 10033.676 32060.649 9948.925 31509.767 C 9948.925 31509.767 9694.672 31276.702 9440.419 30980.073 C 9186.166 30683.445 10520.995 31001.261 10520.995 31001.261 Z">
              <!-- 6 nodes -->
            </draw:path>
          </draw:g>
          <!-- id="g110" -->
          <draw:g id="g114">
            <draw:path id="path116" draw:style-name="style16" draw:layer="layout" svg:x="13.232cm" svg:y="12.992cm" svg:width="2.445cm" svg:height="4.977cm" svg:viewBox="0.0 0.0 2445.013 4976.993" svg:d="M 26464.490 26045.111 C 26464.490 26045.111 27401.942 27465.750 27370.266 27718.944 C 27301.406 28269.826 27290.812 28778.332 27460.314 28990.210 C 27629.869 29202.087 28096.000 30960.671 28096.000 30960.671 C 28096.000 30960.671 28074.812 31024.234 28731.580 29011.397 C 28731.580 29011.397 29346.024 28163.887 28286.637 27189.250 C 28286.637 27189.250 26422.114 25663.732 26464.490 26045.111 Z">
              <!-- 7 nodes -->
            </draw:path>
          </draw:g>
          <!-- id="g114" -->
          <draw:g id="g118">
            <draw:path id="path120" draw:style-name="style15" draw:layer="layout" svg:x="6.707cm" svg:y="16.994cm" svg:width="1.595cm" svg:height="3.899cm" svg:viewBox="0.0 0.0 1595.183 3898.547" svg:d="M 13583.046 33988.166 C 13583.046 33988.166 14176.303 34369.545 13413.544 36022.190 L 13752.548 35895.064 C 13752.548 35895.064 13710.172 36488.321 13540.670 36615.447 L 13922.050 36445.945 C 13922.050 36445.945 14176.303 36869.700 13964.425 37123.953 C 13964.425 37123.953 14854.311 37547.709 14811.936 37886.713 C 14811.936 37886.713 15150.940 37462.958 14939.062 37123.953 C 14727.185 36784.949 14345.805 36996.827 14388.181 36022.190 L 13922.050 36191.692 C 13922.050 36191.692 14218.678 35725.562 14218.678 35386.558 L 13794.923 35513.684 C 13794.923 35513.684 14614.307 34105.758 14049.176 34030.541 C 13731.360 33988.166 13583.046 33988.166 13583.046 33988.166 Z">
              <!-- 14 nodes -->
            </draw:path>
          </draw:g>
          <!-- id="g118" -->
          <draw:g id="g122">
            <draw:path id="path124" draw:style-name="style16" draw:layer="layout" svg:x="6.474cm" svg:y="17.688cm" svg:width="2.185cm" svg:height="1.340cm" svg:viewBox="0.0 0.0 2184.693 1339.978" svg:d="M 15066.189 35572.098 C 15066.189 35572.098 15214.503 35339.032 15066.189 35381.408 C 14917.874 35423.783 13265.229 36207.730 12947.413 36716.236 C 12947.413 36716.236 14769.560 35423.783 15066.189 35572.098 Z">
              <!-- 4 nodes -->
            </draw:path>
          </draw:g>
          <!-- id="g122" -->
          <draw:g id="g126">
            <draw:path id="path128" draw:style-name="style16" draw:layer="layout" svg:x="7.025cm" svg:y="18.112cm" svg:width="2.185cm" svg:height="1.340cm" svg:viewBox="0.0 0.0 2184.693 1339.978" svg:d="M 16167.952 36419.608 C 16167.952 36419.608 16316.266 36186.542 16167.952 36228.918 C 16019.638 36271.293 14366.993 37055.240 14049.176 37563.747 C 14049.176 37563.747 15871.323 36271.293 16167.952 36419.608 Z">
              <!-- 4 nodes -->
            </draw:path>
          </draw:g>
          <!-- id="g126" -->
          <draw:g id="g130">
            <draw:path id="path132" draw:style-name="style16" draw:layer="layout" svg:x="7.724cm" svg:y="17.307cm" svg:width="2.185cm" svg:height="1.340cm" svg:viewBox="0.0 0.0 2184.693 1339.978" svg:d="M 17566.344 34809.338 C 17566.344 34809.338 17714.658 34576.273 17566.344 34618.649 C 17418.030 34661.024 15765.385 35444.971 15447.568 35953.477 C 15447.568 35953.477 17269.715 34661.024 17566.344 34809.338 Z">
              <!-- 4 nodes -->
            </draw:path>
          </draw:g>
          <!-- id="g130" -->
          <draw:g id="g134">
            <draw:path id="path136" draw:style-name="style16" draw:layer="layout" svg:x="6.092cm" svg:y="19.533cm" svg:width="2.521cm" svg:height="1.487cm" svg:viewBox="0.0 0.0 2521.343 1487.033" svg:d="M 14705.997 39344.778 C 14705.997 39344.778 14705.997 39026.962 14557.683 39069.337 C 14409.368 39111.713 12502.470 40043.974 12184.654 40552.480 C 12184.654 40552.480 14409.368 39196.464 14705.997 39344.778 Z">
              <!-- 4 nodes -->
            </draw:path>
          </draw:g>
          <!-- id="g134" -->
          <draw:g id="g138">
            <draw:path id="path140" draw:style-name="style16" draw:layer="layout" svg:x="6.770cm" svg:y="19.023cm" svg:width="1.920cm" svg:height="1.128cm" svg:viewBox="0.0 0.0 1920.438 1127.715" svg:d="M 15447.568 38263.328 C 15447.568 38263.328 15511.132 38009.075 15362.817 38051.451 C 15256.878 38051.451 13858.487 38665.896 13540.670 39174.402 C 13540.670 39174.402 15108.564 38030.263 15447.568 38263.328 Z">
              <!-- 4 nodes -->
            </draw:path>
          </draw:g>
          <!-- id="g138" -->
          <draw:g id="g142">
            <draw:path id="path144" draw:style-name="style16" draw:layer="layout" svg:x="7.385cm" svg:y="19.282cm" svg:width="7.098cm" svg:height="4.619cm" svg:viewBox="0.0 0.0 7097.951 4618.931" svg:d="M 15299.254 41043.688 L 14769.560 41446.256 C 14769.560 41446.256 15320.442 41043.688 15511.132 41107.252 C 15511.132 41107.252 15150.940 41700.509 15108.564 41975.950 C 15108.564 41975.950 15659.446 41297.941 15956.074 41319.129 C 15956.074 41319.129 16358.642 41340.317 16358.642 41912.386 C 16358.642 41912.386 16655.270 41361.505 16824.772 41382.692 C 16824.772 41382.692 16888.336 41721.696 16824.772 42081.888 C 16824.772 42081.888 17036.650 41679.321 17248.528 41764.072 C 17248.528 41764.072 17587.532 41658.133 17545.156 42272.578 C 17545.156 42272.578 17545.156 42823.460 17502.781 42971.774 C 17502.781 42971.774 17799.409 41573.382 17926.536 41552.194 C 17926.536 41552.194 18350.291 41488.631 18604.544 41954.762 C 18604.544 41954.762 18392.666 41552.194 18646.919 41658.133 C 18646.919 41658.133 19218.989 41742.884 19388.491 42103.076 C 19388.491 42103.076 19028.299 41467.443 19324.928 41636.945 L 19748.683 41975.950 C 19748.683 41975.950 20193.626 43098.901 20299.564 43183.652 C 20299.564 43183.652 19896.997 42039.513 19981.748 42039.513 C 19981.748 42039.513 19875.809 41403.880 20151.250 42187.827 C 20151.250 42187.827 19981.748 41446.256 20278.377 41488.631 C 20575.005 41531.007 20808.070 42060.701 21253.013 41933.574 C 21253.013 41933.574 21761.572 42230.203 21867.511 38564.721 L 15299.307 41043.688 L 15299.254 41043.688 Z">
              <!-- 25 nodes -->
            </draw:path>
          </draw:g>
          <!-- id="g142" -->
          <draw:g id="g146">
            <draw:path id="path148" draw:style-name="style15" draw:layer="layout" svg:x="7.683cm" svg:y="15.641cm" svg:width="7.478cm" svg:height="6.559cm" svg:viewBox="0.0 0.0 7478.122 6559.450" svg:d="M 15851.712 32487.195 C 15851.712 32487.195 16635.659 32169.378 18754.434 32487.195 C 18754.434 32487.195 19135.814 32508.383 19496.006 32042.252 C 19856.197 31576.121 21275.777 31194.742 21614.781 31300.681 L 22123.340 31639.685 L 22165.716 31703.248 C 22165.716 31703.248 22822.483 32254.130 22843.671 32656.697 C 22864.859 33059.264 22080.965 35601.795 21572.406 36449.305 C 21063.899 37296.815 20555.393 37953.636 19538.381 37826.509 C 19538.381 37826.509 18436.618 37614.632 17080.601 37826.509 C 17080.601 37826.509 15533.895 37741.758 15385.581 37318.003 C 15237.267 36894.248 15978.838 36089.113 15978.838 36089.113 C 15978.838 36089.113 16211.903 35644.170 16148.340 34881.411 C 16084.777 34118.652 16105.965 32635.509 15851.712 32487.195 Z">
              <!-- 14 nodes -->
            </draw:path>
          </draw:g>
          <!-- id="g146" -->
          <draw:g id="g150">
            <draw:path id="path152" draw:style-name="style17" draw:layer="layout" svg:x="8.201cm" svg:y="16.952cm" svg:width="6.019cm" svg:height="4.788cm" svg:viewBox="0.0 0.0 6019.268 4788.433" svg:d="M 17535.360 33903.415 C 17980.303 34878.051 16412.409 38331.656 16412.409 38331.656 C 16306.470 38416.407 17083.002 38736.871 17620.111 38607.096 C 18199.914 38467.257 20332.144 38691.847 20332.144 38691.847 C 21582.221 37865.525 22260.230 35513.684 22260.230 35513.684 C 22260.230 35513.684 22811.164 34242.419 21878.850 34072.917 C 20946.589 33903.415 17535.360 33903.415 17535.360 33903.415 Z">
              <!-- 7 nodes -->
            </draw:path>
          </draw:g>
          <!-- id="g150" -->
          <draw:g id="g154">
            <draw:path id="path156" draw:style-name="style18" draw:layer="layout" svg:x="9.226cm" svg:y="16.121cm" svg:width="4.992cm" svg:height="2.467cm" svg:viewBox="0.0 0.0 4991.783 2467.194" svg:d="M 18452.945 34709.729 C 18629.122 34032.250 18713.025 33407.211 18560.526 33072.975 C 18560.526 33072.975 21865.816 33411.979 22459.073 32310.215 C 22683.717 31893.346 23465.545 33517.917 23444.304 34026.424 C 23444.304 34026.424 20107.232 34789.183 19323.286 34195.926 L 18452.945 34709.729 Z">
              <!-- 6 nodes -->
            </draw:path>
          </draw:g>
          <!-- id="g154" -->
          <draw:g id="g158">
            <draw:path id="path160" draw:style-name="style19" draw:layer="layout" svg:x="9.292cm" svg:y="19.027cm" svg:width="3.777cm" svg:height="1.874cm" svg:viewBox="0.0 0.0 3776.898 1874.166" svg:d="M 18752.858 38479.236 C 18752.858 38479.236 18858.797 38860.616 18731.670 39072.494 C 18731.670 39072.494 18646.919 39114.869 18583.356 39136.057 C 18583.356 39136.057 18646.919 39326.747 18964.736 39411.498 C 18964.736 39411.498 19070.674 39644.563 19197.801 39665.751 C 19324.928 39686.939 19579.181 39983.567 19791.058 39920.004 C 20002.936 39856.441 20596.193 39644.563 20596.193 39644.563 C 20596.193 39644.563 20892.821 39475.061 21358.952 39665.751 C 21358.952 39665.751 21484.754 39623.375 21507.266 39411.498 C 21533.751 39162.542 21697.956 38966.555 21803.895 38860.616 C 21909.834 38754.677 22418.340 38076.669 22354.777 38055.481 C 22291.213 38034.294 18752.858 38479.236 18752.858 38479.236 Z">
              <!-- 12 nodes -->
            </draw:path>
          </draw:g>
          <!-- id="g158" -->
          <draw:g id="g162">
            <draw:path id="path164" draw:style-name="style20" draw:layer="layout" svg:x="9.141cm" svg:y="15.990cm" svg:width="4.539cm" svg:height="4.463cm" svg:viewBox="0.0 0.0 4538.957 4463.386" svg:d="M 18369.393 32878.156 C 18369.393 32878.156 18221.079 34064.670 18390.581 34509.613 C 18560.083 34954.556 18517.707 35060.495 18475.332 35272.372 C 18432.956 35484.250 18666.022 36013.944 18962.650 36331.760 L 19598.283 36416.511 C 19598.283 36416.511 20403.418 36225.821 20890.736 36374.135 C 20890.736 36374.135 21367.143 36445.114 21547.556 35653.752 C 21547.556 35653.752 21801.809 35314.748 22183.189 35166.433 C 22564.569 35018.119 22945.948 32814.592 22734.071 32390.837 C 22522.193 31967.082 21759.434 31734.017 20911.924 32560.339 C 20064.413 33386.662 19958.475 32496.776 18369.393 32878.156 Z">
              <!-- 11 nodes -->
            </draw:path>
          </draw:g>
          <!-- id="g162" -->
          <draw:g id="g166">
            <draw:path id="path168" draw:style-name="style21" draw:layer="layout" svg:x="7.187cm" svg:y="19.791cm" svg:width="2.140cm" svg:height="1.671cm" svg:viewBox="0.0 0.0 2139.836 1670.863" svg:d="M 16499.970 40641.044 C 16499.970 40641.044 16457.594 40535.106 16224.529 40513.918 C 16224.529 40513.918 15038.015 40323.228 14593.072 39666.408 C 14593.072 39666.408 14232.880 39369.779 14465.945 39984.224 C 14465.945 39984.224 15016.827 41064.800 15377.019 41213.114 C 15377.019 41213.114 16245.717 41424.991 16499.970 40641.044 Z">
              <!-- 6 nodes -->
            </draw:path>
          </draw:g>
          <!-- id="g166" -->
          <draw:g id="g170">
            <draw:path id="path172" draw:style-name="style22" draw:layer="layout" svg:x="9.168cm" svg:y="16.002cm" svg:width="4.462cm" svg:height="2.156cm" svg:viewBox="0.0 0.0 4462.486 2156.404" svg:d="M 22715.412 33463.749 C 22750.319 33044.761 22853.768 32588.694 22760.860 32402.772 C 22419.419 31719.996 21520.370 32005.501 20938.713 32572.274 C 20091.202 33398.596 19985.264 32508.711 18396.182 32890.090 C 18396.182 32890.090 18303.750 33629.543 18348.245 34160.296 C 18348.245 34160.296 20324.268 33546.911 20366.643 33843.539 C 20366.643 33843.539 20451.394 33674.037 20938.713 33674.037 C 21426.031 33674.037 22630.661 33612.063 22715.412 33463.749 Z">
              <!-- 8 nodes -->
            </draw:path>
          </draw:g>
          <!-- id="g170" -->
          <draw:g id="g174">
            <draw:path id="path176" draw:style-name="style23" draw:layer="layout" svg:x="10.606cm" svg:y="16.893cm" svg:width="0.844cm" svg:height="2.397cm" svg:viewBox="0.0 0.0 843.698 2396.787" svg:d="M 21867.806 33823.584 C 21867.806 33823.584 22122.059 34077.837 21931.370 34586.343 C 21931.370 34586.343 21168.610 35433.854 21274.549 36175.425 L 21867.806 33823.584 ">
              <!-- 4 nodes -->
            </draw:path>
          </draw:g>
          <!-- id="g174" -->
          <draw:g id="g178">
            <draw:path id="path180" draw:style-name="style21" draw:layer="layout" svg:x="8.648cm" svg:y="20.986cm" svg:width="0.513cm" svg:height="0.514cm" svg:viewBox="0.0 0.0 512.749 513.703" svg:d="M 17367.709 42408.096 C 17367.709 42408.096 17134.643 41730.088 17600.774 42090.280 L 17791.464 42280.970 C 17727.900 42365.721 17431.272 42577.598 17367.709 42408.096 Z">
              <!-- 4 nodes -->
            </draw:path>
          </draw:g>
          <!-- id="g178" -->
          <draw:g id="g182">
            <draw:path id="path184" draw:style-name="style21" draw:layer="layout" svg:x="8.927cm" svg:y="21.134cm" svg:width="0.424cm" svg:height="0.402cm" svg:viewBox="0.0 0.0 424.222 401.708" svg:d="M 17913.293 42619.878 C 17913.293 42619.878 17726.841 42077.472 18099.746 42365.625 L 18252.297 42518.177 C 18010.757 42585.978 18252.297 42721.580 17913.293 42619.878 Z">
              <!-- 4 nodes -->
            </draw:path>
          </draw:g>
          <!-- id="g182" -->
          <draw:g id="g186">
            <draw:path id="path188" draw:style-name="style21" draw:layer="layout" svg:x="9.181cm" svg:y="21.134cm" svg:width="0.423cm" svg:height="0.402cm" svg:viewBox="0.0 0.0 422.682 401.704" svg:d="M 18421.799 42619.878 C 18421.799 42619.878 18235.347 42077.472 18608.252 42365.625 L 18760.804 42518.177 C 18582.826 42585.978 18760.804 42721.580 18421.799 42619.878 Z">
              <!-- 4 nodes -->
            </draw:path>
          </draw:g>
          <!-- id="g186" -->
          <draw:g id="g190">
            <draw:path id="path192" draw:style-name="style21" draw:layer="layout" svg:x="9.531cm" svg:y="21.145cm" svg:width="0.429cm" svg:height="0.400cm" svg:viewBox="0.0 0.0 428.802 400.204" svg:d="M 19120.995 42641.066 C 19120.995 42641.066 18934.543 42098.660 19307.448 42386.813 C 19307.448 42386.813 19539.612 42510.232 19460.052 42539.365 C 19303.210 42596.572 19460.052 42742.767 19120.995 42641.066 Z">
              <!-- 4 nodes -->
            </draw:path>
          </draw:g>
          <!-- id="g190" -->
          <draw:g id="g194">
            <draw:path id="path196" draw:style-name="style21" draw:layer="layout" svg:x="9.874cm" svg:y="21.140cm" svg:width="0.416cm" svg:height="0.402cm" svg:viewBox="0.0 0.0 416.391 401.707" svg:d="M 19807.485 42632.591 C 19807.485 42632.591 19621.033 42090.185 19993.991 42378.338 L 20146.542 42530.890 C 20095.692 42598.691 20146.542 42734.292 19807.485 42632.591 Z">
              <!-- 4 nodes -->
            </draw:path>
          </draw:g>
          <!-- id="g194" -->
          <draw:g id="g198">
            <draw:path id="path200" draw:style-name="style21" draw:layer="layout" svg:x="10.208cm" svg:y="21.100cm" svg:width="0.521cm" svg:height="0.487cm" svg:viewBox="0.0 0.0 520.782 487.406" svg:d="M 20495.463 42628.073 C 20495.463 42628.073 20241.210 41971.253 20728.528 42310.257 L 20919.218 42500.947 C 20855.655 42585.698 20919.218 42755.200 20495.463 42628.073 Z">
              <!-- 4 nodes -->
            </draw:path>
          </draw:g>
          <!-- id="g198" -->
          <draw:g id="g202">
            <draw:path id="path204" draw:style-name="style24" draw:layer="layout" svg:x="8.772cm" svg:y="20.504cm" svg:width="1.649cm" svg:height="0.236cm" svg:viewBox="0.0 0.0 1649.019 235.583" svg:d="M 17555.352 41120.734 C 17555.352 41120.734 18254.548 40972.420 18572.365 41141.922 C 18572.365 41141.922 18890.181 41205.485 18953.744 41184.298 C 19017.308 41163.110 19186.810 41141.922 19186.810 41141.922 L 17555.352 41120.734 ">
              <!-- 5 nodes -->
            </draw:path>
          </draw:g>
          <!-- id="g202" -->
          <draw:g id="g206">
            <draw:path id="path208" draw:style-name="style24" draw:layer="layout" svg:x="10.544cm" svg:y="19.830cm" svg:width="2.016cm" svg:height="1.288cm" svg:viewBox="0.0 0.0 2016.244 1288.169" svg:d="M 21128.544 40913.516 C 21128.544 40913.516 21764.177 40193.133 22399.809 40426.198 C 22771.442 40562.329 22717.626 40383.822 22760.001 40235.508 C 22802.377 40087.194 22812.970 39864.722 23077.817 39705.814 L 21128.544 40913.516 ">
              <!-- 5 nodes -->
            </draw:path>
          </draw:g>
          <!-- id="g206" -->
          <draw:g id="g210">
            <draw:path id="path212" draw:style-name="style21" draw:layer="layout" svg:x="10.719cm" svg:y="19.997cm" svg:width="1.068cm" svg:height="1.630cm" svg:viewBox="0.0 0.0 1067.902 1630.388" svg:d="M 22214.408 40232.829 C 22214.408 40232.829 22002.530 39660.760 21854.216 40338.768 C 21705.902 41016.776 21536.400 41207.466 21451.649 41355.780 C 21451.649 41355.780 21451.649 41631.221 21896.591 41610.033 C 21896.591 41610.033 22468.661 41588.845 22489.849 41440.531 C 22511.036 41292.217 22426.285 40677.772 22214.408 40232.829 Z">
              <!-- 6 nodes -->
            </draw:path>
          </draw:g>
          <!-- id="g210" -->
          <draw:g id="g214">
            <draw:path id="path216" draw:style-name="style24" draw:layer="layout" svg:x="12.207cm" svg:y="20.482cm" svg:width="0.371cm" svg:height="0.179cm" svg:viewBox="0.0 0.0 370.887 179.058" svg:d="M 24444.170 41099.393 C 24444.170 41099.393 24634.860 40972.267 24761.986 41035.830 L 24444.170 41099.393 ">
              <!-- 3 nodes -->
            </draw:path>
          </draw:g>
          <!-- id="g214" -->
          <draw:g id="g218">
            <draw:path id="path220" draw:style-name="style24" draw:layer="layout" svg:x="12.535cm" svg:y="19.394cm" svg:width="0.462cm" svg:height="0.381cm" svg:viewBox="0.0 0.0 462.157 381.153" svg:d="M 25116.570 39142.808 C 25116.570 39142.808 25270.181 38883.258 25524.434 38840.882 L 25116.570 39142.808 ">
              <!-- 3 nodes -->
            </draw:path>
          </draw:g>
          <!-- id="g218" -->
          <draw:g id="g222">
            <draw:path id="path224" draw:style-name="style25" draw:layer="layout" svg:x="8.179cm" svg:y="21.645cm" svg:width="1.409cm" svg:height="0.243cm" svg:viewBox="0.0 0.0 1409.169 243.005" svg:d="M 16559.743 43343.214 C 16559.743 43343.214 17513.192 43512.716 17746.257 43427.965 L 17767.445 43533.903 L 16665.681 43470.340 C 16665.681 43470.340 16051.237 43173.712 16559.743 43343.214 Z">
              <!-- 5 nodes -->
            </draw:path>
          </draw:g>
          <!-- id="g222" -->
          <draw:g id="g226">
            <draw:path id="path228" draw:style-name="style21" draw:layer="layout" svg:x="8.921cm" svg:y="16.746cm" svg:width="1.497cm" svg:height="2.142cm" svg:viewBox="0.0 0.0 1496.595 2141.826" svg:d="M 18043.367 33506.930 L 19081.567 33549.306 C 19081.567 33549.306 19462.946 35180.763 19272.257 35583.330 C 19272.257 35583.330 19208.693 35731.645 19060.379 35435.016 C 19060.379 35435.016 18085.742 33697.620 17916.240 33591.681 C 17746.738 33485.742 17979.803 33506.930 18043.367 33506.930 Z">
              <!-- 6 nodes -->
            </draw:path>
          </draw:g>
          <!-- id="g226" -->
          <draw:g id="g230">
            <draw:path id="path232" draw:style-name="style21" draw:layer="layout" svg:x="5.017cm" svg:y="16.600cm" svg:width="1.663cm" svg:height="1.906cm" svg:viewBox="0.0 0.0 1662.549 1905.992" svg:d="M 10055.375 33218.489 C 10055.375 33218.489 10526.803 33308.537 11194.217 33446.257 C 11194.217 33446.257 11448.470 34632.771 11617.972 34887.025 C 11787.474 35141.278 11596.784 35141.278 11406.095 34992.963 C 11215.405 34844.649 10431.458 34103.078 10325.519 33870.012 C 10219.580 33636.947 10055.375 33218.489 10055.375 33218.489 Z">
              <!-- 6 nodes -->
            </draw:path>
          </draw:g>
          <!-- id="g230" -->
          <draw:g id="g234">
            <draw:path id="path236" draw:style-name="style21" draw:layer="layout" svg:x="6.178cm" svg:y="16.843cm" svg:width="0.407cm" svg:height="0.619cm" svg:viewBox="0.0 0.0 406.570 618.567" svg:d="M 12373.864 33700.218 C 12373.864 33700.218 12681.086 33782.321 12734.532 33899.383 C 12787.926 34016.975 12670.863 34191.244 12670.863 34191.244 C 12670.863 34191.244 12617.894 34366.573 12554.225 34252.159 C 12490.555 34137.216 12338.427 33731.470 12373.864 33700.218 Z">
              <!-- 5 nodes -->
            </draw:path>
          </draw:g>
          <!-- id="g234" -->
          <draw:g id="g238">
            <draw:path id="path240" draw:style-name="style15" draw:layer="layout" svg:x="6.198cm" svg:y="16.772cm" svg:width="2.437cm" svg:height="0.443cm" svg:viewBox="0.0 0.0 2436.592 443.026" svg:d="M 12396.531 33617.380 C 12396.531 33617.380 12587.221 33892.821 12777.911 33892.821 C 12968.601 33892.821 12988.835 33871.103 13138.103 33903.415 C 13381.762 33956.384 13360.574 33850.445 13710.172 33914.008 C 13850.012 33939.434 13985.613 33892.821 14133.927 33956.384 C 14282.242 34019.947 14451.744 33977.572 14515.307 33871.633 C 14578.870 33765.694 14833.123 33543.223 14833.123 33543.223 C 14833.123 33543.223 14155.115 33638.568 14006.801 33680.943 C 14006.801 33680.943 12820.287 33744.506 12396.531 33617.380 Z">
              <!-- 9 nodes -->
            </draw:path>
          </draw:g>
          <!-- id="g238" -->
          <draw:g id="g242">
            <draw:path id="path244" draw:style-name="style21" draw:layer="layout" svg:x="8.184cm" svg:y="16.841cm" svg:width="0.490cm" svg:height="0.817cm" svg:viewBox="0.0 0.0 490.396 816.925" svg:d="M 16744.206 33697.794 C 16744.206 33697.794 16402.553 33883.187 16381.366 34010.314 C 16360.178 34137.440 16659.455 34333.427 16659.455 34333.427 C 16659.455 34333.427 16805.121 34577.086 16836.902 34449.960 C 16868.684 34322.833 16786.581 33718.982 16744.206 33697.794 Z">
              <!-- 5 nodes -->
            </draw:path>
          </draw:g>
          <!-- id="g242" -->
          <draw:g id="g246">
            <draw:path id="path248" draw:style-name="style21" draw:layer="layout" svg:x="6.561cm" svg:y="16.982cm" svg:width="0.415cm" svg:height="0.440cm" svg:viewBox="0.0 0.0 414.680 440.284" svg:d="M 13136.004 34127.101 C 13136.004 34127.101 13507.160 34719.828 13518.654 34126.042 C 13518.654 34126.042 13548.158 34059.300 13454.932 34058.241 C 13133.143 34054.533 13213.710 33836.829 13136.004 34127.101 Z">
              <!-- 4 nodes -->
            </draw:path>
          </draw:g>
          <!-- id="g246" -->
          <draw:g id="g250">
            <draw:path id="path252" draw:style-name="style21" draw:layer="layout" svg:x="6.941cm" svg:y="17.002cm" svg:width="0.415cm" svg:height="0.432cm" svg:viewBox="0.0 0.0 415.191 432.070" svg:d="M 13896.583 34160.711 C 13896.583 34160.711 14316.154 34753.438 14282.465 34155.943 C 14282.465 34155.943 14282.836 34138.463 14189.980 34130.518 C 13938.535 34108.271 13956.809 33868.849 13896.583 34160.711 Z">
              <!-- 4 nodes -->
            </draw:path>
          </draw:g>
          <!-- id="g250" -->
          <draw:g id="g254">
            <draw:path id="path256" draw:style-name="style21" draw:layer="layout" svg:x="7.323cm" svg:y="17.021cm" svg:width="0.416cm" svg:height="0.417cm" svg:viewBox="0.0 0.0 416.477 417.382" svg:d="M 14659.949 34180.541 C 14659.949 34180.541 15081.585 34743.605 15046.149 34231.391 C 15046.149 34231.391 15052.452 34166.239 14964.841 34150.348 C 14758.684 34112.740 14747.507 33941.119 14659.949 34180.541 Z">
              <!-- 4 nodes -->
            </draw:path>
          </draw:g>
          <!-- id="g254" -->
          <draw:g id="g258">
            <draw:path id="path260" draw:style-name="style21" draw:layer="layout" svg:x="7.686cm" svg:y="17.026cm" svg:width="0.503cm" svg:height="0.453cm" svg:viewBox="0.0 0.0 503.087 453.243" svg:d="M 15387.472 34189.560 C 15387.472 34189.560 15805.930 34801.886 15824.363 34283.845 C 15824.363 34283.845 15911.445 34210.747 15818.960 34199.094 C 15510.784 34159.897 15553.054 33924.183 15387.472 34189.560 Z">
              <!-- 4 nodes -->
            </draw:path>
          </draw:g>
          <!-- id="g258" -->
          <draw:g id="g262">
            <draw:path id="path264" draw:style-name="style26" draw:layer="layout" svg:x="5.131cm" svg:y="16.679cm" svg:width="1.123cm" svg:height="0.684cm" svg:viewBox="0.0 0.0 1122.845 683.835" svg:d="M 10916.461 34029.482 L 10510.821 33948.439 C 10373.101 33683.592 10261.865 33357.830 10261.865 33357.830 C 10261.865 33357.830 10598.221 33410.799 11260.338 33559.114 C 11260.338 33559.114 11306.739 33734.972 11384.710 34041.665 L 10916.461 34029.482 Z">
              <!-- 6 nodes -->
            </draw:path>
          </draw:g>
          <!-- id="g262" -->
          <draw:g id="g266">
            <draw:path id="path268" draw:style-name="style26" draw:layer="layout" svg:x="8.983cm" svg:y="16.775cm" svg:width="1.218cm" svg:height="0.340cm" svg:viewBox="0.0 0.0 1218.228 340.038" svg:d="M 18214.757 33878.545 C 18126.510 33745.591 18056.749 33652.895 18022.319 33631.178 C 17862.722 33531.595 18082.174 33551.194 18141.977 33551.194 L 19119.474 33591.451 C 19119.474 33591.451 19147.230 33710.102 19183.461 33889.668 C 19183.461 33889.668 18649.106 33783.200 18214.757 33878.545 Z">
              <!-- 6 nodes -->
            </draw:path>
          </draw:g>
          <!-- id="g266" -->
          <draw:g id="g270">
            <draw:path id="path272" draw:style-name="style3" draw:layer="layout" svg:x="10.127cm" svg:y="4.564cm" svg:width="4.868cm" svg:height="5.408cm" svg:viewBox="0.0 0.0 4868.449 5408.454" svg:d="M 22198.821 14350.120 C 23667.186 14559.879 25018.965 12672.050 25112.191 12159.254 C 25205.364 11646.510 24669.367 11017.234 24669.367 11017.234 C 24739.286 10854.088 24482.914 10108.279 24203.236 9618.842 C 23923.558 9129.405 23081.291 9180.997 22152.208 9129.405 C 21313.173 9082.791 20334.299 10318.038 20264.379 10411.264 C 20194.460 10504.490 20520.751 12532.211 20590.671 12835.196 C 20660.590 13138.181 20520.751 14536.573 20520.751 14536.573 C 22334.423 14054.551 20730.510 14140.362 22198.821 14350.120 Z">
              <!-- 9 nodes -->
            </draw:path>
          </draw:g>
          <!-- id="g270" -->
          <draw:g id="g274">
            <draw:path id="path276" draw:style-name="style27" draw:layer="layout" svg:x="10.166cm" svg:y="4.622cm" svg:width="4.780cm" svg:height="5.310cm" svg:viewBox="0.0 0.0 4779.944 5310.120" svg:d="M 20341.680 10503.242 C 20273.032 10594.773 20593.391 12585.628 20662.039 12883.104 C 20730.687 13180.580 20593.391 14553.546 20593.391 14553.546 C 22324.006 14083.178 20799.336 14164.539 22240.950 14370.484 C 23682.618 14576.429 25009.819 12722.924 25101.350 12219.450 C 25192.882 11716.029 24666.578 11098.194 24666.578 11098.194 C 24735.226 10938.015 24483.516 10205.766 24208.922 9725.228 C 23934.329 9244.689 23107.424 9295.381 22195.185 9244.689 C 21371.405 9198.924 20410.328 10411.711 20341.680 10503.242 Z">
              <!-- 9 nodes -->
            </draw:path>
          </draw:g>
          <!-- id="g274" -->
          <draw:g id="g278">
            <draw:path id="path280" draw:style-name="style28" draw:layer="layout" svg:x="10.205cm" svg:y="4.679cm" svg:width="4.691cm" svg:height="5.212cm" svg:viewBox="0.0 0.0 4691.427 5211.785" svg:d="M 20418.981 10595.220 C 20351.604 10685.056 20666.030 12639.044 20733.407 12931.011 C 20800.784 13222.979 20666.030 14570.520 20666.030 14570.520 C 22329.481 14085.320 20868.161 14188.717 22283.080 14390.848 C 23698.051 14592.979 25000.674 12773.798 25090.510 12279.647 C 25180.346 11785.548 24663.789 11179.155 24663.789 11179.155 C 24731.166 11021.942 24484.117 10303.253 24214.608 9831.614 C 23945.100 9359.974 23133.503 9409.712 22238.162 9359.974 C 21429.637 9315.056 20486.358 10505.384 20418.981 10595.220 Z">
              <!-- 9 nodes -->
            </draw:path>
          </draw:g>
          <!-- id="g278" -->
          <draw:g id="g282">
            <draw:path id="path284" draw:style-name="style29" draw:layer="layout" svg:x="10.244cm" svg:y="4.737cm" svg:width="4.603cm" svg:height="5.113cm" svg:viewBox="0.0 0.0 4602.911 5113.451" svg:d="M 20496.282 10687.198 C 20430.176 10775.340 20738.670 12692.461 20804.776 12978.919 C 20870.881 13265.378 20738.670 14587.494 20738.670 14587.494 C 22297.877 14108.650 20936.987 14212.894 22325.209 14411.211 C 23713.484 14609.529 24991.529 12824.672 25079.670 12339.896 C 25167.811 11855.068 24661.000 11260.115 24661.000 11260.115 C 24727.106 11105.869 24484.718 10400.740 24220.295 9937.999 C 23955.872 9475.259 23159.583 9524.044 22281.138 9475.259 C 21487.869 9431.188 20562.388 10599.057 20496.282 10687.198 Z">
              <!-- 9 nodes -->
            </draw:path>
          </draw:g>
          <!-- id="g282" -->
          <draw:g id="g286">
            <draw:path id="path288" draw:style-name="style30" draw:layer="layout" svg:x="10.282cm" svg:y="4.795cm" svg:width="4.514cm" svg:height="5.015cm" svg:viewBox="0.0 0.0 4514.394 5015.116" svg:d="M 20573.583 10779.177 C 20508.748 10865.623 20811.309 12745.877 20876.144 13026.827 C 20940.978 13307.776 20811.309 14604.467 20811.309 14604.467 C 22287.460 14131.980 21005.813 14237.071 22367.338 14431.575 C 23728.916 14626.079 24982.384 12875.546 25068.830 12400.040 C 25155.276 11924.587 24658.211 11341.076 24658.211 11341.076 C 24723.046 11189.795 24485.319 10498.227 24225.981 10044.385 C 23966.643 9590.544 23185.662 9638.375 22324.115 9590.544 C 21546.101 9547.321 20638.417 10692.731 20573.583 10779.177 Z">
              <!-- 9 nodes -->
            </draw:path>
          </draw:g>
          <!-- id="g286" -->
          <draw:g id="g290">
            <draw:path id="path292" draw:style-name="style14" draw:layer="layout" svg:x="10.321cm" svg:y="4.852cm" svg:width="4.426cm" svg:height="4.917cm" svg:viewBox="0.0 0.0 4425.878 4916.729" svg:d="M 22409.467 14451.886 C 23744.296 14642.575 24973.239 12926.367 25057.990 12460.237 C 25142.741 11994.106 24655.422 11422.037 24655.422 11422.037 C 24718.986 11273.722 24485.867 10595.714 24231.614 10150.771 C 23977.361 9705.828 23211.742 9752.759 22367.092 9705.828 C 21604.333 9663.453 20714.447 10786.404 20650.884 10871.155 C 20587.320 10955.906 20883.949 12799.241 20947.512 13074.682 C 21011.075 13350.122 20883.949 14621.388 20883.949 14621.388 C 22234.668 14165.851 21074.639 14261.196 22409.467 14451.886 Z">
              <!-- 9 nodes -->
            </draw:path>
          </draw:g>
          <!-- id="g290" -->
          <draw:g id="g294">
            <draw:path id="path296" draw:style-name="style16" draw:layer="layout" svg:x="10.857cm" svg:y="7.799cm" svg:width="3.689cm" svg:height="1.615cm" svg:viewBox="0.0 0.0 3688.901 1614.980" svg:d="M 25403.688 15597.194 C 25403.688 15597.194 23931.086 15999.761 23316.641 15915.010 C 23316.641 15915.010 22479.724 15565.412 22013.594 16720.145 C 22013.594 16720.145 21822.904 17101.524 21716.965 17207.463 C 21611.026 17313.402 25403.688 15597.194 25403.688 15597.194 Z">
              <!-- 5 nodes -->
            </draw:path>
          </draw:g>
          <!-- id="g294" -->
          <draw:g id="g298">
            <draw:path id="path300" draw:style-name="style15" draw:layer="layout" svg:x="10.753cm" svg:y="7.682cm" svg:width="3.995cm" svg:height="2.026cm" svg:viewBox="0.0 0.0 3995.130 2026.407" svg:d="M 25500.950 15364.128 C 25500.950 15364.128 23964.784 16010.355 23435.091 15989.167 C 23435.091 15989.167 22566.393 15745.508 22121.450 16518.861 C 22121.450 16518.861 21676.507 17006.180 21507.005 17090.931 C 21507.005 17090.931 21485.817 17175.682 21824.821 16963.804 L 22375.703 17239.245 C 22375.703 17239.245 23159.650 17747.751 23668.156 16900.241 C 23668.156 16900.241 23880.033 16306.984 23880.033 16201.045 C 23880.033 16095.106 25002.984 15798.477 25087.788 15777.290 C 25172.539 15756.102 25522.137 15533.631 25500.950 15364.128 Z">
              <!-- 10 nodes -->
            </draw:path>
          </draw:g>
          <!-- id="g298" -->
          <draw:g id="g302">
            <draw:path id="path304" draw:style-name="style31" draw:layer="layout" svg:x="11.429cm" svg:y="8.386cm" svg:width="1.467cm" svg:height="1.199cm" svg:viewBox="0.0 0.0 1466.775 1198.538" svg:d="M 23666.034 17970.275 C 23302.028 17970.275 22858.515 17765.549 22858.515 17434.543 C 22858.515 17103.590 23302.028 16771.737 23666.034 16771.737 C 24030.145 16771.737 24325.291 17040.027 24325.291 17370.980 C 24325.291 17701.985 24030.145 17970.275 23666.034 17970.275 Z">
              <!-- 5 nodes -->
            </draw:path>
          </draw:g>
          <!-- id="g302" -->
          <draw:g id="g306">
            <draw:path id="path308" draw:style-name="style32" draw:layer="layout" svg:x="11.522cm" svg:y="8.386cm" svg:width="1.261cm" svg:height="0.422cm" svg:viewBox="0.0 0.0 1261.029 422.326" svg:d="M 23567.259 17086.534 C 23310.569 17124.778 23041.008 17204.391 23044.822 17192.950 C 23126.395 16948.284 23463.333 16771.737 23759.167 16771.737 C 23986.723 16771.737 24187.372 16876.510 24305.811 17035.948 C 24305.811 17035.948 24024.226 17018.468 23567.259 17086.534 Z">
              <!-- 5 nodes -->
            </draw:path>
          </draw:g>
          <!-- id="g306" -->
          <draw:g id="g310">
            <draw:path id="path312" draw:style-name="style14" draw:layer="layout" svg:x="12.449cm" svg:y="8.595cm" svg:width="0.233cm" svg:height="0.162cm" svg:viewBox="0.0 0.0 233.065 162.165" svg:d="M 25130.373 17283.093 C 25130.373 17283.093 24897.307 17113.591 24897.307 17230.123 C 24897.307 17230.123 25087.997 17463.189 25130.373 17283.093 Z">
              <!-- 3 nodes -->
            </draw:path>
          </draw:g>
          <!-- id="g310" -->
          <draw:g id="g314">
            <draw:path id="path316" draw:style-name="style15" draw:layer="layout" svg:x="11.912cm" svg:y="8.639cm" svg:width="0.479cm" svg:height="0.479cm" svg:viewBox="0.0 0.0 479.426 479.426" svg:d="M 24064.364 17758.398 C 23931.993 17758.398 23824.677 17651.082 23824.677 17518.658 C 23824.677 17386.288 23931.993 17278.972 24064.364 17278.972 C 24196.787 17278.972 24304.103 17386.288 24304.103 17518.658 C 24304.103 17651.082 24196.787 17758.398 24064.364 17758.398 Z">
              <!-- 5 nodes -->
            </draw:path>
          </draw:g>
          <!-- id="g314" -->
          <draw:g id="g318">
            <draw:path id="path320" draw:style-name="style3" draw:layer="layout" svg:x="5.030cm" svg:y="5.165cm" svg:width="2.122cm" svg:height="3.824cm" svg:viewBox="0.0 0.0 2122.152 3823.960" svg:d="M 11673.346 13578.031 C 11673.346 13578.031 11503.844 12455.080 11630.971 12222.014 C 11630.971 12222.014 12203.040 11692.321 12181.852 11501.631 C 12181.852 11501.631 12160.664 10548.182 12097.101 10505.806 C 12033.538 10463.431 11630.971 10145.614 11313.154 10484.618 C 11313.154 10484.618 10762.273 11438.067 10804.648 11777.072 L 10804.648 11883.010 C 10804.648 11883.010 10402.081 11861.823 10317.330 11967.761 C 10317.330 11967.761 10253.766 12243.202 10190.203 12264.390 C 10190.203 12264.390 10041.889 12391.516 10147.828 12539.831 C 10147.828 12539.831 10041.889 12666.957 10063.077 12878.835 L 10465.644 13090.712 C 10465.644 13090.712 10571.583 13853.472 11143.652 14128.912 C 11399.812 14252.278 11567.407 13895.847 11673.346 13578.031 Z">
              <!-- 14 nodes -->
            </draw:path>
          </draw:g>
          <!-- id="g318" -->
          <draw:g id="g322">
            <draw:path id="path324" draw:style-name="style14" draw:layer="layout" svg:x="5.138cm" svg:y="5.392cm" svg:width="1.910cm" svg:height="3.442cm" svg:viewBox="0.0 0.0 1909.936 3441.546" svg:d="M 11728.714 13707.909 C 11728.714 13707.909 11576.163 12697.253 11690.576 12487.494 C 11690.576 12487.494 12205.439 12010.770 12186.370 11839.149 C 12186.370 11839.149 12167.301 10981.045 12110.094 10942.907 C 12052.887 10904.769 11690.576 10618.734 11404.542 10923.838 C 11404.542 10923.838 10908.748 11781.942 10946.886 12087.045 L 10946.886 12182.390 C 10946.886 12182.390 10584.576 12163.321 10508.300 12258.666 C 10508.300 12258.666 10451.093 12506.563 10393.886 12525.632 C 10393.886 12525.632 10260.403 12640.046 10355.748 12773.529 C 10355.748 12773.529 10260.403 12887.943 10279.472 13078.632 L 10641.783 13269.322 C 10641.783 13269.322 10737.127 13955.805 11251.990 14203.702 C 11482.513 14314.673 11633.370 13993.943 11728.714 13707.909 Z">
              <!-- 14 nodes -->
            </draw:path>
          </draw:g>
          <!-- id="g322" -->
          <draw:g id="g326">
            <draw:path id="path328" draw:style-name="style33" draw:layer="layout" svg:x="5.057cm" svg:y="5.221cm" svg:width="2.069cm" svg:height="3.729cm" svg:viewBox="0.0 0.0 2069.098 3729.323" svg:d="M 12100.349 10614.106 C 12042.613 10568.552 11645.872 10262.919 11336.001 10593.448 C 11336.001 10593.448 10798.892 11523.061 10840.208 11853.590 L 10840.208 11956.880 C 10840.208 11956.880 10447.704 11936.222 10365.072 12039.512 C 10365.072 12039.512 10303.098 12308.067 10241.124 12328.725 C 10241.124 12328.725 10096.517 12452.674 10199.808 12597.280 C 10199.808 12597.280 10096.517 12721.228 10117.175 12927.809 L 10509.679 13134.390 C 10509.679 13134.390 10612.969 13878.080 11170.737 14146.635 C 11420.434 14266.875 11583.898 13919.396 11687.188 13609.525 C 11687.188 13609.525 11521.924 12514.648 11645.872 12287.409 C 11645.872 12287.409 12203.640 11770.957 12182.982 11585.035 C 12182.982 11585.035 12162.324 10655.422 12100.349 10614.106 Z">
              <!-- 14 nodes -->
            </draw:path>
          </draw:g>
          <!-- id="g326" -->
          <draw:g id="g330">
            <draw:path id="path332" draw:style-name="style34" draw:layer="layout" svg:x="5.084cm" svg:y="5.277cm" svg:width="2.016cm" svg:height="3.635cm" svg:viewBox="0.0 0.0 2016.044 3634.713" svg:d="M 12103.598 10722.396 C 12051.688 10673.664 11660.774 10380.214 11358.848 10702.268 C 11358.848 10702.268 10835.510 11608.044 10875.767 11930.098 L 10875.767 12030.740 C 10875.767 12030.740 10493.328 12010.612 10412.815 12111.254 C 10412.815 12111.254 10352.430 12372.922 10292.045 12393.051 C 10292.045 12393.051 10151.146 12513.821 10251.788 12654.720 C 10251.788 12654.720 10151.146 12775.490 10171.274 12976.773 L 10553.713 13178.057 C 10553.713 13178.057 10654.355 13902.678 11197.821 14164.347 C 11441.162 14281.515 11600.388 13942.935 11701.030 13641.010 C 11701.030 13641.010 11540.003 12574.206 11660.774 12352.794 C 11660.774 12352.794 12204.239 11849.585 12184.111 11668.430 C 12184.111 11668.430 12163.983 10762.653 12103.598 10722.396 Z">
              <!-- 14 nodes -->
            </draw:path>
          </draw:g>
          <!-- id="g330" -->
          <draw:g id="g334">
            <draw:path id="path336" draw:style-name="style35" draw:layer="layout" svg:x="5.111cm" svg:y="5.333cm" svg:width="1.963cm" svg:height="3.540cm" svg:viewBox="0.0 0.0 1962.990 3540.113" svg:d="M 12106.846 10830.676 C 12060.762 10778.766 11675.675 10497.499 11381.695 10811.077 C 11381.695 10811.077 10872.129 11693.018 10911.327 12006.597 L 10911.327 12104.590 C 10911.327 12104.590 10538.952 12084.991 10460.557 12182.985 C 10460.557 12182.985 10401.761 12437.767 10342.965 12457.366 C 10342.965 12457.366 10205.774 12574.958 10303.768 12712.149 C 10303.768 12712.149 10205.774 12829.741 10225.373 13025.728 L 10597.748 13221.714 C 10597.748 13221.714 10695.741 13927.267 11224.905 14182.049 C 11461.838 14296.145 11616.879 13966.464 11714.872 13672.484 C 11714.872 13672.484 11558.083 12633.754 11675.675 12418.169 C 11675.675 12418.169 12204.839 11928.202 12185.241 11751.814 C 12185.241 11751.814 12165.642 10869.874 12106.846 10830.676 Z">
              <!-- 14 nodes -->
            </draw:path>
          </draw:g>
          <!-- id="g334" -->
          <draw:g id="g338">
            <draw:path id="path340" draw:style-name="style14" draw:layer="layout" svg:x="5.138cm" svg:y="5.388cm" svg:width="1.910cm" svg:height="3.445cm" svg:viewBox="0.0 0.0 1909.936 3445.232" svg:d="M 11728.714 13698.650 C 11728.714 13698.650 11576.163 12693.291 11690.576 12483.532 C 11690.576 12483.532 12205.439 12006.808 12186.370 11835.187 C 12186.370 11835.187 12167.301 10977.083 12110.094 10938.945 C 12069.837 10883.857 11690.576 10614.772 11404.542 10919.876 C 11404.542 10919.876 10908.748 11777.980 10946.886 12083.084 L 10946.886 12178.428 C 10946.886 12178.428 10584.576 12159.359 10508.300 12254.704 C 10508.300 12254.704 10451.093 12502.601 10393.886 12521.670 C 10393.886 12521.670 10260.403 12636.084 10355.748 12769.567 C 10355.748 12769.567 10260.403 12883.981 10279.472 13074.671 L 10641.783 13265.360 C 10641.783 13265.360 10737.127 13951.844 11251.990 14199.740 C 11482.513 14310.711 11633.370 13984.685 11728.714 13698.650 Z">
              <!-- 14 nodes -->
            </draw:path>
          </draw:g>
          <!-- id="g338" -->
          <draw:g id="g342">
            <draw:path id="path344" draw:style-name="style16" draw:layer="layout" svg:x="5.234cm" svg:y="7.396cm" svg:width="1.192cm" svg:height="0.583cm" svg:viewBox="0.0 0.0 1191.811 582.663" svg:d="M 11660.257 15374.722 C 11660.257 15374.722 10516.118 14834.435 10468.446 14792.059 C 10468.446 14792.059 10950.467 15226.408 10992.843 15226.408 C 11035.218 15226.408 11660.257 15374.722 11660.257 15374.722 Z">
              <!-- 4 nodes -->
            </draw:path>
          </draw:g>
          <!-- id="g342" -->
          <draw:g id="g346">
            <draw:path id="path348" draw:style-name="style15" draw:layer="layout" svg:x="5.520cm" svg:y="7.650cm" svg:width="0.975cm" svg:height="1.214cm" svg:viewBox="0.0 0.0 974.637 1214.125" svg:d="M 11040.515 15300.565 C 11040.515 15300.565 12015.152 15491.255 12015.152 15724.320 C 12015.152 15878.567 12002.280 16589.363 11718.523 16508.267 C 11273.580 16381.141 11464.270 15618.382 11040.515 15300.565 Z">
              <!-- 4 nodes -->
            </draw:path>
          </draw:g>
          <!-- id="g346" -->
          <draw:g id="g350">
            <draw:path id="path352" draw:style-name="style31" draw:layer="layout" svg:x="5.953cm" svg:y="7.852cm" svg:width="0.563cm" svg:height="0.808cm" svg:viewBox="0.0 0.0 562.589 808.155" svg:d="M 11918.300 15703.133 C 11918.300 15703.133 12393.859 15781.209 12447.994 15925.604 C 12479.775 16010.355 12514.894 16450.425 12225.522 16508.267 C 11984.406 16556.522 11866.284 16015.122 11918.300 15703.133 Z">
              <!-- 4 nodes -->
            </draw:path>
          </draw:g>
          <!-- id="g350" -->
          <draw:g id="g354">
            <draw:path id="path356" draw:style-name="style15" draw:layer="layout" svg:x="10.318cm" svg:y="6.950cm" svg:width="6.152cm" svg:height="3.522cm" svg:viewBox="0.0 0.0 6151.905 3521.612" svg:d="M 20838.369 17055.558 C 20812.043 16963.285 20881.486 16970.224 20976.354 16941.726 C 21082.293 16909.945 21728.520 16708.661 21770.895 16570.941 C 21813.271 16433.220 22512.466 16666.286 22512.466 16666.286 C 22607.811 16708.661 22840.877 16846.381 22840.877 16846.381 C 23095.130 16909.945 23444.728 16931.132 23444.728 16931.132 C 23571.854 16984.102 23751.950 17132.416 23751.950 17132.416 C 24525.303 17672.704 25182.177 17291.324 25182.177 17291.324 C 26241.511 16941.726 25923.695 16030.653 25923.695 16030.653 C 25764.787 15553.928 25934.289 15373.832 25934.289 15373.832 C 25944.883 15172.549 26326.262 15511.553 26326.262 15511.553 C 26463.983 15734.024 26506.358 15998.871 26506.358 15998.871 C 26930.114 16592.128 26750.018 15649.273 26750.018 15649.273 C 26760.611 15596.304 26612.297 15405.614 26612.297 15342.051 C 26612.297 15278.488 26516.952 15098.392 26516.952 15098.392 C 26358.044 14918.296 26485.171 14547.510 26485.171 14547.510 C 26580.516 13816.532 26463.983 13911.877 26463.983 13911.877 C 26400.420 13816.532 25913.101 14346.226 25913.101 14346.226 C 25796.569 14526.322 25478.752 14611.073 25478.752 14611.073 C 25330.491 14706.418 25150.395 14632.261 25150.395 14632.261 C 25012.675 14611.073 24716.046 14981.859 24716.046 14981.859 C 24864.360 14971.265 24991.487 15204.330 25118.613 15214.924 C 25245.740 15225.518 25341.085 15087.798 25425.783 15056.016 C 25510.534 15024.234 25658.848 15331.457 25658.848 15331.457 C 25680.036 15469.177 25383.407 15723.430 25383.407 15723.430 C 25362.220 15967.090 25277.522 15882.339 25277.522 15882.339 C 25118.613 15850.557 25055.050 16051.841 25002.081 16295.500 C 24949.111 16539.159 24726.640 16560.347 24726.640 16560.347 C 24641.889 16952.320 24578.273 16793.412 24578.273 16793.412 C 24567.679 16496.784 24249.862 16804.006 24249.862 16804.006 C 24186.299 16909.945 23942.640 16793.412 23942.640 16793.412 C 23582.448 16687.473 23709.575 16581.535 23709.575 16581.535 C 23804.920 16465.002 24398.177 16581.535 24398.177 16581.535 C 24514.709 16496.784 24090.954 16284.906 24090.954 16284.906 C 24059.173 16189.561 24112.142 15956.496 24112.142 15956.496 C 24175.705 15786.994 24535.897 15490.365 24535.897 15490.365 C 25033.862 15426.802 24885.548 15342.051 24885.548 15342.051 C 24557.138 15066.610 24249.862 15469.177 24249.862 15469.177 C 24133.330 15797.588 23211.662 16592.128 23211.662 16592.128 C 22957.409 16772.224 23095.130 16412.032 22883.252 16592.128 C 22671.375 16772.224 21580.205 16295.500 21580.205 16295.500 C 20967.773 16232.307 20823.061 17066.151 20636.132 16900.887 C 20636.132 16900.887 20923.120 17352.186 20838.369 17055.558 Z">
              <!-- 43 nodes -->
            </draw:path>
          </draw:g>
          <!-- id="g354" -->
          <draw:g id="g358">
            <draw:path id="path360" draw:style-name="style15" draw:layer="layout" svg:x="19.330cm" svg:y="0.757cm" svg:width="4.970cm" svg:height="4.684cm" svg:viewBox="0.0 0.0 4970.258 4684.388" svg:d="M 40169.067 2050.778 C 40169.067 2050.778 38813.050 2474.533 38664.736 3470.357 C 38664.736 3470.357 38537.610 4678.059 39618.185 5610.320 C 39618.185 5610.320 39639.373 5949.325 39745.312 6118.827 C 39745.312 6118.827 39660.561 6373.080 40656.385 5970.512 L 42097.153 5525.569 C 42097.153 5525.569 42436.157 5398.443 42711.597 4932.312 C 42987.038 4466.182 43792.173 3470.357 43601.483 2135.529 C 43601.483 2135.529 43665.046 1542.271 43347.230 1521.084 C 43347.230 1521.084 42902.287 1436.333 42520.908 1838.900 C 42520.908 1838.900 42160.716 2008.402 42033.589 1987.214 L 40169.067 2050.778 Z">
              <!-- 12 nodes -->
            </draw:path>
          </draw:g>
          <!-- id="g358" -->
          <draw:g id="g362">
            <draw:path id="path364" draw:style-name="style15" draw:layer="layout" svg:x="21.763cm" svg:y="0.949cm" svg:width="1.993cm" svg:height="3.110cm" svg:viewBox="0.0 0.0 1992.883 3110.325" svg:d="M 45495.514 2190.221 C 45495.514 2190.221 45606.749 1717.205 45350.377 1973.576 C 45350.377 1973.576 44977.473 2276.561 44581.262 2276.561 C 44581.262 2276.561 43812.146 2393.094 43579.081 3092.290 C 43579.081 3092.290 43369.322 4513.988 43788.840 4816.973 C 43788.840 4816.973 44045.212 5213.184 44418.116 4863.586 C 44791.021 4513.988 45612.046 2912.724 45495.514 2190.221 Z">
              <!-- 7 nodes -->
            </draw:path>
          </draw:g>
          <!-- id="g362" -->
          <draw:g id="g366">
            <draw:path id="path368" draw:style-name="style36" draw:layer="layout" svg:x="21.781cm" svg:y="0.974cm" svg:width="1.956cm" svg:height="3.054cm" svg:viewBox="0.0 0.0 1956.182 3053.889" svg:d="M 45493.262 2234.714 C 45493.262 2234.714 45603.968 1771.232 45352.364 2023.366 C 45352.364 2023.366 44985.816 2320.524 44597.020 2320.524 C 44597.020 2320.524 43841.677 2434.938 43612.849 3121.421 C 43612.849 3121.421 43406.798 4517.377 43818.900 4814.853 C 43818.900 4814.853 44070.505 5203.860 44436.523 4860.618 C 44803.071 4517.377 45607.676 2943.974 45493.262 2234.714 Z">
              <!-- 7 nodes -->
            </draw:path>
          </draw:g>
          <!-- id="g366" -->
          <draw:g id="g370">
            <draw:path id="path372" draw:style-name="style37" draw:layer="layout" svg:x="21.798cm" svg:y="1.000cm" svg:width="1.919cm" svg:height="2.998cm" svg:viewBox="0.0 0.0 1918.761 2997.501" svg:d="M 45490.680 2279.158 C 45490.680 2279.158 45600.856 1825.740 45354.019 2072.578 C 45354.019 2072.578 44994.887 2364.439 44612.977 2364.439 C 44612.977 2364.439 43871.406 2476.734 43646.816 3150.505 C 43646.816 3150.505 43445.002 4520.717 43849.159 4812.684 C 43849.159 4812.684 44095.996 5194.488 44455.658 4857.602 C 44814.791 4520.717 45602.975 2975.176 45490.680 2279.158 Z">
              <!-- 7 nodes -->
            </draw:path>
          </draw:g>
          <!-- id="g370" -->
          <draw:g id="g374">
            <draw:path id="path376" draw:style-name="style38" draw:layer="layout" svg:x="21.816cm" svg:y="1.025cm" svg:width="1.882cm" svg:height="2.941cm" svg:viewBox="0.0 0.0 1881.756 2941.129" svg:d="M 45488.694 2323.057 C 45488.694 2323.057 45598.340 1879.703 45355.741 2122.303 C 45355.741 2122.303 45003.494 2408.868 44628.471 2408.868 C 44628.471 2408.868 43901.731 2519.044 43681.378 3180.102 C 43681.378 3180.102 43482.743 4524.041 43879.484 4810.500 C 43879.484 4810.500 44122.083 5185.099 44474.330 4854.570 C 44827.106 4524.041 45598.870 3006.362 45488.694 2323.057 Z">
              <!-- 7 nodes -->
            </draw:path>
          </draw:g>
          <!-- id="g374" -->
          <draw:g id="g378">
            <draw:path id="path380" draw:style-name="style16" draw:layer="layout" svg:x="21.833cm" svg:y="1.050cm" svg:width="1.845cm" svg:height="2.885cm" svg:viewBox="0.0 0.0 1844.881 2884.741" svg:d="M 45486.641 2367.501 C 45486.641 2367.501 45595.758 1934.212 45357.926 2171.515 C 45357.926 2171.515 45012.035 2452.782 44644.428 2452.782 C 44644.428 2452.782 43931.460 2560.840 43715.345 3209.185 C 43715.345 3209.185 43520.947 4527.381 43909.742 4808.331 C 43909.742 4808.331 44147.575 5175.727 44493.465 4851.554 C 44838.826 4527.381 45594.699 3037.564 45486.641 2367.501 Z">
              <!-- 7 nodes -->
            </draw:path>
          </draw:g>
          <!-- id="g378" -->
          <draw:g id="g382">
            <draw:path id="path384" draw:style-name="style14" draw:layer="layout" svg:x="21.851cm" svg:y="1.076cm" svg:width="1.808cm" svg:height="2.828cm" svg:viewBox="0.0 0.0 1807.684 2828.309" svg:d="M 45483.860 2411.991 C 45483.860 2411.991 45592.448 1988.236 45359.382 2221.301 C 45359.382 2221.301 45020.378 2496.742 44660.186 2496.742 C 44660.186 2496.742 43960.990 2602.681 43749.113 3238.313 C 43749.113 3238.313 43558.423 4530.766 43939.803 4806.207 C 43939.803 4806.207 44172.868 5166.399 44511.872 4848.583 C 44850.876 4530.766 45589.799 3068.811 45483.860 2411.991 Z">
              <!-- 7 nodes -->
            </draw:path>
          </draw:g>
          <!-- id="g382" -->
          <draw:g id="g386">
            <draw:path id="path388" draw:style-name="style39" draw:layer="layout" svg:x="6.114cm" svg:y="9.441cm" svg:width="6.314cm" svg:height="2.659cm" svg:viewBox="0.0 0.0 6313.951 2659.063" svg:d="M 18540.981 21540.359 C 18540.981 21540.359 17460.405 20523.347 17036.650 20480.971 C 17036.650 20480.971 15214.503 20269.094 14430.556 21222.543 C 14430.556 21222.543 15362.817 20141.967 16824.772 20438.596 C 16824.772 20438.596 15680.634 20205.531 15023.813 20375.033 L 13625.421 21116.604 L 13477.107 21370.857 C 13477.107 21370.857 13688.985 20586.910 14663.621 20269.094 C 14663.621 20269.094 15871.323 20014.841 16443.393 20269.094 C 16443.393 20269.094 15299.254 19908.902 14769.560 20014.841 C 14769.560 20014.841 13159.291 19887.714 12481.282 21286.106 C 12481.282 21286.106 12693.160 20523.347 13477.107 20141.967 C 13477.107 20141.967 14197.491 19675.837 15278.066 19824.151 C 15278.066 19824.151 16040.825 19993.653 16316.266 20120.780 C 16591.707 20247.906 16528.144 20099.592 16083.201 19845.339 C 16083.201 19845.339 15786.572 19315.645 15045.001 19336.833 C 15045.001 19336.833 12777.911 19527.522 12227.029 20163.155 C 12227.029 20163.155 12947.413 19569.898 13498.295 19421.584 C 13498.295 19421.584 14684.809 18997.829 15129.752 19040.204 C 15129.752 19040.204 16443.393 19093.173 16845.960 18881.296 C 16845.960 18881.296 16252.703 19146.143 16422.205 19315.645 C 16591.707 19485.147 16951.899 19887.714 16951.899 19951.278 C 16951.899 20014.841 18233.758 21185.464 18424.448 21418.530 L 18540.981 21540.359 Z">
              <!-- 24 nodes -->
            </draw:path>
          </draw:g>
          <!-- id="g386" -->
          <draw:g id="g390">
            <draw:path id="path392" draw:style-name="style16" draw:layer="layout" svg:x="18.275cm" svg:y="19.939cm" svg:width="1.563cm" svg:height="2.437cm" svg:viewBox="0.0 0.0 1562.597 2436.592" svg:d="M 38033.716 42314.954 C 38033.716 42314.954 37212.690 40381.571 36550.573 39878.362 C 36550.573 39878.362 37927.777 40725.872 38113.170 41679.321 C 38113.170 41679.321 38113.170 42209.015 38033.716 42314.954 Z">
              <!-- 4 nodes -->
            </draw:path>
          </draw:g>
          <!-- id="g390" -->
          <draw:g id="g394">
            <draw:path id="path396" draw:style-name="style16" draw:layer="layout" svg:x="19.864cm" svg:y="18.588cm" svg:width="2.596cm" svg:height="4.185cm" svg:viewBox="0.0 0.0 2595.500 4184.582" svg:d="M 42112.359 41361.505 C 42112.359 41361.505 40708.670 38448.188 39728.736 37176.923 C 39728.736 37176.923 42032.905 39163.275 42297.752 40566.964 L 42324.236 40858.295 L 42165.328 40725.872 C 42165.328 40725.872 42138.843 41202.596 42112.359 41361.505 Z">
              <!-- 6 nodes -->
            </draw:path>
          </draw:g>
          <!-- id="g394" -->
          <draw:g id="g398">
            <draw:path id="path400" draw:style-name="style16" draw:layer="layout" svg:x="21.851cm" svg:y="16.920cm" svg:width="3.390cm" svg:height="3.893cm" svg:viewBox="0.0 0.0 3390.041 3893.250" svg:d="M 47091.481 37123.953 C 47091.481 37123.953 43780.894 33972.275 43701.440 33839.851 C 43701.440 33839.851 46906.088 37335.831 47064.997 37733.101 C 47064.997 37733.101 46959.058 37256.377 47091.481 37123.953 Z">
              <!-- 4 nodes -->
            </draw:path>
          </draw:g>
          <!-- id="g398" -->
          <draw:g id="g402">
            <draw:path id="path404" draw:style-name="style16" draw:layer="layout" svg:x="15.256cm" svg:y="20.646cm" svg:width="2.808cm" svg:height="1.862cm" svg:viewBox="0.0 0.0 2808.025 1861.718" svg:d="M 30512.063 43154.674 C 30512.063 43154.674 31544.966 40400.266 32551.384 41592.077 C 32551.384 41592.077 33345.925 42121.771 33319.440 42280.679 C 33319.440 42280.679 33107.563 41936.378 32154.114 41962.863 C 32154.114 41962.863 31147.695 41803.955 30512.063 43154.674 Z">
              <!-- 5 nodes -->
            </draw:path>
          </draw:g>
          <!-- id="g402" -->
          <draw:g id="g406">
            <draw:path id="path408" draw:style-name="style16" draw:layer="layout" svg:x="22.486cm" svg:y="14.159cm" svg:width="2.993cm" svg:height="2.099cm" svg:viewBox="0.0 0.0 2993.160 2098.982" svg:d="M 47832.663 29913.425 C 47832.663 29913.425 45449.040 28403.798 45051.770 28324.344 C 44426.202 28199.336 47673.755 29860.456 47938.602 30416.634 C 47938.602 30416.634 48044.541 30284.211 47832.663 29913.425 Z">
              <!-- 4 nodes -->
            </draw:path>
          </draw:g>
          <!-- id="g406" -->
          <draw:g id="g410">
            <draw:path id="path412" draw:style-name="style15" draw:layer="layout" svg:x="17.364cm" svg:y="4.960cm" svg:width="6.822cm" svg:height="16.695cm" svg:viewBox="0.0 0.0 6822.457 16695.066" svg:d="M 34728.426 26361.459 C 34728.426 26361.459 35809.001 26255.520 36169.193 25895.328 L 36402.259 26086.018 L 37334.520 24051.993 L 37525.210 24327.434 C 37525.210 24327.434 38287.969 23543.487 38245.593 23119.732 C 38203.218 22695.977 38923.601 23437.548 38923.601 23437.548 C 38923.601 23437.548 38881.226 22823.103 39262.606 23183.295 C 39262.606 23183.295 39135.479 22356.973 39580.422 22780.728 C 39580.422 22780.728 39022.125 21183.171 40216.055 22547.663 C 40512.683 22886.667 40279.618 22526.475 40279.618 22526.475 C 40279.618 22526.475 38902.414 19983.944 40046.553 20746.703 C 40046.553 20746.703 40152.491 19539.001 40088.928 19305.936 C 40025.365 19072.871 39919.426 17886.356 39665.173 17610.916 C 39410.920 17335.475 39686.361 17250.724 39982.989 17526.165 C 39982.989 17526.165 39389.732 16254.899 40088.928 16890.532 C 40088.928 16890.532 39898.238 16085.397 39665.173 15937.083 C 39665.173 15937.083 39368.544 15026.009 40173.679 15598.079 C 40173.679 15598.079 39940.614 14941.258 39771.112 14771.756 C 39771.112 14771.756 39156.667 13309.801 39538.046 13564.054 L 39771.112 13754.744 C 39771.112 13754.744 39410.920 13013.173 39749.924 13246.238 C 40088.928 13479.303 40088.928 13458.115 40088.928 13458.115 C 40088.928 13458.115 38965.977 11699.532 40046.553 12631.793 C 40046.553 12631.793 39614.322 11894.565 39432.108 11530.030 C 39432.108 11530.030 38436.283 10449.454 39199.042 10788.458 L 39453.295 10873.209 C 39453.295 10873.209 38987.165 10343.515 38563.410 10258.764 C 38139.655 10174.013 38690.536 9835.009 39029.540 9940.948 C 39368.544 10046.887 40194.867 10449.454 40194.867 10449.454 C 40194.867 10449.454 40872.875 11445.279 41084.753 11466.466 C 41084.753 11466.466 40025.365 11063.899 40343.181 11487.654 C 40343.181 11487.654 41105.940 12229.226 40724.561 12208.038 C 40724.561 12208.038 40406.744 12589.417 40660.997 13055.548 C 40660.997 13055.548 39683.183 12081.388 40470.308 13436.928 L 40830.499 14305.626 C 40830.499 14305.626 39538.046 12991.985 40131.304 14157.311 C 40131.304 14157.311 41042.377 15407.389 41148.316 15428.577 C 41254.255 15449.764 41487.320 15915.895 41487.320 15915.895 L 41254.255 15809.956 L 41529.695 16276.087 C 41529.695 16276.087 40936.438 15640.454 41254.255 16339.650 L 41550.883 17102.409 C 41550.883 17102.409 40470.308 15937.083 41190.691 17504.977 C 41190.691 17504.977 40321.993 17229.536 40788.124 18140.609 C 40788.124 18140.609 40703.373 18988.120 40724.561 19263.561 C 40745.748 19539.001 40809.312 21043.332 40576.246 21467.087 C 40343.181 21890.842 40894.063 22907.854 41000.002 23119.732 C 41105.940 23331.610 41296.630 23903.679 40830.499 23416.361 C 40364.369 22929.042 40597.434 23225.671 40703.373 23691.801 C 40809.312 24157.932 41127.128 24984.255 41084.753 25280.883 C 41084.753 25280.883 41021.189 25344.446 40851.687 25153.757 C 40851.687 25153.757 40067.740 23946.054 40152.491 24708.814 C 40152.491 24708.814 40088.928 25132.569 39919.426 25598.699 C 39919.426 25598.699 39749.924 26170.769 39749.924 25704.638 C 39749.924 25704.638 39580.422 24814.752 39432.108 25217.320 C 39283.793 25619.887 39093.104 25937.704 38944.789 26064.830 C 38796.475 26191.957 38521.034 24984.255 38457.471 25535.136 C 38457.471 25535.136 37821.838 24878.316 37567.585 25747.014 L 36953.140 26615.712 C 36953.140 26615.712 36931.952 25958.891 36868.389 26276.708 C 36868.389 26276.708 35279.308 26594.524 34728.426 26361.459 Z">
              <!-- 62 nodes -->
            </draw:path>
          </draw:g>
          <!-- id="g410" -->
          <draw:g id="g414">
            <draw:path id="path416" draw:style-name="style15" draw:layer="layout" svg:x="8.571cm" svg:y="0.003cm" svg:width="12.236cm" svg:height="5.051cm" svg:viewBox="0.0 0.0 12235.929 5050.683" svg:d="M 24113.360 2504.581 C 24113.360 2504.581 23498.968 2080.826 23287.091 2102.013 C 23075.213 2123.201 24748.993 1635.883 26931.332 3097.838 C 26931.332 3097.838 27185.585 3246.152 27376.275 3224.964 C 27376.275 3224.964 27545.777 3352.091 27397.462 3542.781 C 27397.462 3542.781 26931.332 4051.287 27524.589 4644.544 C 27524.589 4644.544 28499.226 5004.736 28202.597 4538.605 C 28202.597 4538.605 28774.667 4750.483 28901.793 4962.360 C 29028.920 5174.238 28965.356 4962.360 28965.356 4962.360 L 28308.536 4305.540 C 28308.536 4305.540 28033.095 4199.601 27884.781 3754.658 C 27736.467 3309.715 27609.340 2780.022 27842.405 2610.519 C 27842.405 2610.519 27630.528 2843.585 27672.903 2631.707 C 27715.279 2419.830 27905.969 2229.140 27990.720 2207.952 C 28075.471 2186.764 28944.169 1349.848 29304.360 1328.660 C 29304.360 1328.660 28817.042 1402.817 28658.134 1349.848 C 28499.226 1296.879 27090.240 693.028 26772.424 629.464 C 26772.424 629.464 25882.538 279.866 26518.171 385.805 C 26518.171 385.805 28414.475 587.089 29378.518 1286.285 C 29378.518 1286.285 28997.138 841.342 28022.501 470.556 C 28022.501 470.556 26846.581 -196.858 24982.058 67.989 C 24982.058 67.989 24039.203 237.491 23626.042 332.836 C 23626.042 332.836 23488.374 301.054 23456.593 279.866 C 23424.811 258.679 22799.719 -218.046 21337.764 152.740 C 21337.764 152.740 20437.285 396.399 19981.748 650.652 C 19981.748 650.652 19176.613 714.215 18985.923 883.717 C 18985.923 883.717 18000.693 1657.070 17894.754 1699.446 C 17788.815 1741.822 17184.964 2144.389 17142.589 2165.577 C 17142.589 2165.577 18445.636 1815.979 18572.762 1688.852 C 18699.889 1561.726 19621.556 1424.005 19748.683 1498.162 C 19875.809 1572.319 20320.752 1540.538 19812.246 1572.319 C 19812.246 1572.319 23816.732 2356.266 23859.107 2462.205 C 23901.483 2568.144 24113.360 2504.581 24113.360 2504.581 Z">
              <!-- 33 nodes -->
            </draw:path>
          </draw:g>
          <!-- id="g414" -->
          <draw:g id="g418">
            <draw:path id="path420" draw:style-name="style3" draw:layer="layout" svg:x="15.371cm" svg:y="0.623cm" svg:width="4.268cm" svg:height="1.391cm" svg:viewBox="0.0 0.0 4268.482 1390.870" svg:d="M 34694.658 2637.809 C 34694.658 2637.809 34154.370 2245.836 34048.431 2245.836 C 33942.493 2245.836 33285.672 1705.548 33063.201 1726.736 C 32840.729 1747.923 32194.503 1218.229 30743.141 1652.578 C 30743.141 1652.578 30711.360 1546.640 30902.050 1504.264 C 30902.050 1504.264 31241.054 1387.731 31262.241 1355.950 C 31262.241 1355.950 32332.223 1133.478 32713.603 1324.168 C 32713.603 1324.168 33200.921 1461.889 33529.331 1790.299 C 33529.331 1790.299 34122.588 1959.801 34292.091 1906.831 C 34292.091 1906.831 34758.221 2023.364 34779.409 2118.709 C 34779.409 2118.709 35086.631 2277.617 34991.286 2415.338 C 34991.286 2415.338 35012.474 2500.089 34694.658 2637.809 Z">
              <!-- 12 nodes -->
            </draw:path>
          </draw:g>
          <!-- id="g418" -->
          <draw:g id="g422">
            <draw:path id="path424" draw:style-name="style3" draw:layer="layout" svg:x="15.192cm" svg:y="1.153cm" svg:width="3.604cm" svg:height="0.894cm" svg:viewBox="0.0 0.0 3604.488 893.551" svg:d="M 33856.020 3055.145 C 33898.925 3088.515 33952.954 3093.812 33984.736 3136.717 C 33997.448 3153.138 33982.087 3170.618 33965.137 3175.915 C 33910.049 3192.335 33853.901 3162.143 33793.516 3193.395 C 33772.328 3204.518 33738.428 3194.984 33708.765 3187.038 C 33622.425 3163.732 33525.491 3162.143 33435.973 3198.692 C 33331.093 3138.836 33206.086 3170.088 33095.909 3116.589 C 33092.731 3115.530 33081.078 3133.539 33076.840 3132.480 C 32915.813 3071.565 32717.178 3086.396 32588.463 2965.626 C 32459.747 2943.909 32335.269 2919.543 32206.553 2883.524 C 32110.149 2856.509 32035.462 2804.070 31949.652 2760.105 C 31876.554 2722.497 31799.748 2694.953 31718.175 2674.824 C 31619.652 2650.988 31522.718 2656.815 31422.606 2629.271 C 31417.309 2628.211 31407.245 2646.221 31403.008 2645.161 C 31386.057 2639.335 31370.167 2608.613 31361.162 2611.261 C 31272.173 2638.805 31193.249 2587.425 31105.320 2605.434 C 31042.816 2540.812 30951.708 2553.524 30869.606 2530.218 C 30712.287 2485.194 30545.433 2552.465 30384.936 2499.496 C 30602.640 2402.032 30851.067 2467.184 31066.122 2357.538 C 31189.541 2295.034 31330.440 2353.300 31466.571 2313.043 C 31492.526 2305.098 31529.075 2294.504 31550.263 2329.994 C 31557.678 2322.578 31567.213 2310.395 31570.391 2311.454 C 31699.636 2372.899 31822.525 2440.170 31953.889 2496.847 C 31971.899 2504.793 32000.502 2492.080 32013.745 2503.203 C 32094.258 2567.296 32197.019 2562.000 32270.646 2626.622 C 32360.694 2600.137 32455.509 2620.266 32547.146 2586.895 C 32551.384 2585.836 32563.567 2603.845 32565.156 2602.786 C 32625.541 2563.059 32686.456 2577.361 32733.599 2593.251 C 32751.608 2599.608 32786.568 2612.850 32802.989 2616.558 C 32862.314 2630.860 32907.868 2656.285 32970.372 2666.349 C 32976.198 2667.409 32986.263 2649.399 32989.971 2650.458 C 33049.296 2673.765 33104.384 2671.116 33139.344 2732.561 C 33146.760 2725.145 33155.235 2712.962 33159.473 2714.022 C 33214.031 2732.031 33248.461 2772.288 33306.727 2785.001 C 33332.153 2790.298 33364.994 2823.668 33395.186 2833.203 C 33521.783 2871.870 33619.777 2952.914 33735.780 3000.056 C 33776.036 3016.477 33822.649 3029.190 33856.020 3055.145 Z">
              <!-- 37 nodes -->
            </draw:path>
          </draw:g>
          <!-- id="g422" -->
          <draw:g id="g426">
            <draw:path id="path428" draw:style-name="style3" draw:layer="layout" svg:x="13.519cm" svg:y="0.509cm" svg:width="1.379cm" svg:height="0.647cm" svg:viewBox="0.0 0.0 1379.111 647.349" svg:d="M 28122.931 1658.157 C 27989.554 1567.050 27864.123 1508.254 27734.772 1413.439 C 27725.184 1406.553 27706.115 1415.557 27695.415 1409.201 C 27642.075 1376.890 27595.038 1346.167 27543.022 1309.089 C 27514.472 1288.961 27470.984 1289.490 27444.076 1275.718 C 27309.321 1207.388 27170.065 1177.725 27037.271 1114.691 C 27073.396 1080.791 27132.827 1094.033 27164.397 1051.128 C 27174.726 1065.959 27187.333 1080.791 27206.031 1070.727 C 27294.914 1023.054 27392.907 1015.109 27481.684 1019.876 C 27571.944 1024.643 27663.051 1040.534 27757.072 1055.366 C 27773.333 1057.484 27783.874 1085.028 27800.983 1090.325 C 27918.999 1125.285 28045.543 1097.741 28157.785 1142.235 C 28242.059 1175.606 28325.221 1219.041 28390.850 1286.312 C 28404.199 1300.084 28386.984 1316.505 28372.152 1326.569 C 28392.704 1320.742 28407.165 1331.866 28413.045 1348.286 C 28417.494 1360.999 28417.494 1376.890 28413.045 1389.602 C 28407.112 1406.023 28392.334 1411.320 28372.523 1413.968 C 28297.995 1424.032 28391.857 1350.935 28354.778 1374.771 C 28287.348 1418.206 28326.863 1492.363 28287.401 1559.634 C 28272.570 1549.570 28260.387 1537.917 28266.213 1517.259 C 28278.608 1544.803 28246.721 1560.164 28237.822 1577.114 C 28217.429 1615.252 28169.809 1690.468 28122.931 1658.157 Z">
              <!-- 22 nodes -->
            </draw:path>
          </draw:g>
          <!-- id="g426" -->
          <draw:g id="g430">
            <draw:path id="path432" draw:style-name="style3" draw:layer="layout" svg:x="11.781cm" svg:y="1.070cm" svg:width="1.803cm" svg:height="0.612cm" svg:viewBox="0.0 0.0 1802.885 611.750" svg:d="M 24664.136 2608.307 C 24497.071 2566.461 24335.514 2572.288 24175.758 2504.487 C 24172.209 2503.427 24160.397 2521.437 24157.007 2520.378 C 24084.651 2488.596 24036.025 2437.745 23979.030 2382.128 C 23930.669 2334.985 23842.846 2355.643 23775.363 2329.688 C 23758.201 2323.332 23747.448 2296.317 23731.504 2294.198 C 23666.934 2285.723 23617.832 2235.402 23562.479 2205.210 C 23686.215 2162.834 23813.924 2164.953 23944.335 2144.295 C 23950.321 2143.236 23958.001 2160.715 23965.046 2160.715 C 23972.250 2160.715 23979.136 2148.533 23986.234 2141.647 C 23996.563 2156.478 24012.560 2173.958 24026.173 2160.186 C 24055.200 2131.582 24084.651 2141.647 24113.254 2143.765 C 24120.882 2144.295 24127.503 2160.715 24134.548 2160.715 C 24141.752 2160.715 24148.691 2143.765 24155.736 2143.765 C 24162.940 2143.765 24169.879 2160.715 24176.924 2160.715 C 24184.127 2160.715 24191.013 2148.533 24198.111 2141.647 C 24234.766 2182.963 24281.644 2153.829 24325.185 2163.364 C 24380.167 2175.017 24394.310 2235.932 24451.199 2251.823 C 24700.950 2320.683 24920.084 2434.567 25151.190 2545.273 C 25167.451 2552.689 25178.575 2565.931 25172.748 2586.589 C 25186.891 2586.589 25203.470 2581.822 25213.535 2588.708 C 25269.576 2627.906 25324.717 2656.509 25361.637 2714.775 C 25373.078 2732.785 25355.651 2754.502 25343.310 2751.854 C 25108.708 2698.884 24896.513 2666.573 24664.136 2608.307 Z">
              <!-- 24 nodes -->
            </draw:path>
          </draw:g>
          <!-- id="g430" -->
          <draw:g id="g434">
            <draw:path id="path436" draw:style-name="style3" draw:layer="layout" svg:x="11.970cm" svg:y="3.572cm" svg:width="0.715cm" svg:height="0.508cm" svg:viewBox="0.0 0.0 715.032 508.285" svg:d="M 24118.447 7451.835 C 24034.120 7387.265 24003.186 7279.684 23943.436 7184.763 C 23932.101 7166.754 23946.615 7150.121 23963.406 7145.407 C 23993.069 7136.985 24021.831 7162.304 24043.496 7173.004 C 24135.927 7218.664 24217.235 7284.452 24323.015 7291.814 C 24428.424 7410.148 24654.074 7430.541 24654.445 7609.631 C 24654.498 7655.131 24578.857 7606.505 24556.080 7652.006 C 24426.252 7598.878 24299.709 7604.334 24173.641 7526.628 C 24140.959 7506.446 24158.439 7482.451 24118.447 7451.835 Z">
              <!-- 9 nodes -->
            </draw:path>
          </draw:g>
          <!-- id="g434" -->
          <draw:g id="g438">
            <draw:path id="path440" draw:style-name="style3" draw:layer="layout" svg:x="10.224cm" svg:y="1.095cm" svg:width="0.845cm" svg:height="0.199cm" svg:viewBox="0.0 0.0 844.810 199.432" svg:d="M 20914.009 2189.582 C 20921.160 2189.582 21293.588 2202.295 21292.687 2208.121 C 21290.304 2224.542 20880.850 2280.160 20861.570 2271.155 C 20852.883 2266.917 20454.977 2395.633 20447.879 2388.747 C 20462.074 2381.331 20899.919 2189.582 20914.009 2189.582 Z">
              <!-- 5 nodes -->
            </draw:path>
          </draw:g>
          <!-- id="g438" -->
          <draw:g id="g442">
            <draw:path id="path444" draw:style-name="style15" draw:layer="layout" svg:x="6.082cm" svg:y="1.612cm" svg:width="9.556cm" svg:height="6.662cm" svg:viewBox="0.0 0.0 9555.678 6662.345" svg:d="M 17587.532 3223.545 C 17587.532 3223.545 16803.585 3318.889 16570.519 3382.453 C 16337.454 3446.016 15352.223 3848.583 15193.315 3954.522 C 15193.315 3954.522 14483.525 4240.557 13583.046 5299.945 C 13583.046 5299.945 13985.613 5119.849 14102.146 4971.534 C 14102.146 4971.534 14822.529 4304.120 14811.936 4441.840 C 14811.936 4441.840 15458.162 3986.304 15426.381 4102.836 C 15426.381 4102.836 16718.834 3509.579 16612.895 3679.081 C 16612.895 3679.081 17757.034 3435.422 17704.064 3541.361 C 17704.064 3541.361 18699.889 3774.426 18551.574 3785.020 C 18551.574 3785.020 18244.352 3848.583 18583.356 4039.273 C 18583.356 4039.273 18403.260 4272.338 18117.225 4060.461 C 17831.191 3848.583 17990.099 3965.116 17725.252 4018.085 C 17725.252 4018.085 17587.532 4060.461 17343.872 3848.583 C 17343.872 3848.583 17047.244 3604.924 16581.113 3795.614 C 16581.113 3795.614 14960.250 4463.028 14854.311 4494.810 C 14854.311 4494.810 14663.621 4643.124 14536.495 4833.814 C 14536.495 4833.814 14229.272 5066.879 14070.364 5141.036 C 14070.364 5141.036 13392.356 5755.481 13328.793 5829.638 C 13328.793 5829.638 13148.697 6105.079 13106.321 6126.267 C 13106.321 6126.267 13445.325 5924.983 13551.264 5819.045 C 13551.264 5819.045 14292.836 5289.351 14578.870 5246.975 C 14578.870 5246.975 14811.936 5088.067 14854.311 5013.910 C 14854.311 5013.910 15617.070 4526.591 15839.542 4526.591 C 15839.542 4526.591 16326.860 4802.032 16453.987 4431.247 C 16453.987 4431.247 16761.209 4335.902 17057.838 4399.465 C 17057.838 4399.465 17227.340 4261.745 17184.964 4145.212 C 17184.964 4145.212 17269.715 4049.867 17322.685 4251.151 C 17322.685 4251.151 17502.781 4441.840 17757.034 4335.902 C 17757.034 4335.902 17968.911 4325.308 17862.972 4452.434 C 17862.972 4452.434 17629.907 4653.718 17004.868 4664.312 C 17004.868 4664.312 16348.048 4696.094 15479.350 5098.661 C 15479.350 5098.661 13900.862 5649.543 13413.544 6200.424 C 13413.544 6200.424 13074.540 6666.555 12788.505 6730.118 C 12788.505 6730.118 12481.282 6772.494 12163.466 7164.467 C 12163.466 7164.467 12682.566 6857.245 13159.291 6857.245 C 13159.291 6857.245 13371.168 6730.118 13169.885 6920.808 C 13169.885 6920.808 12979.195 7323.375 13063.946 7609.410 C 13063.946 7609.410 13032.164 7884.851 12989.789 7969.602 C 12989.789 7969.602 12576.627 8647.610 12576.627 8774.736 C 12576.627 8901.863 12640.191 9420.963 12661.378 9452.745 C 12682.566 9484.526 12608.409 9367.994 12809.693 9495.120 C 13010.976 9622.247 13159.291 9706.998 13201.666 9855.312 C 13244.042 10003.626 13095.727 9569.277 13085.134 9473.932 C 13074.540 9378.588 12852.068 8997.208 12894.444 8870.081 C 12894.444 8870.081 12947.413 8923.051 12989.789 8997.208 C 12989.789 8997.208 12958.007 8965.426 12989.789 8774.736 C 12989.789 8774.736 13032.164 8499.296 13106.321 8329.794 C 13180.478 8160.292 13286.417 7959.008 13307.605 7916.632 C 13328.793 7874.257 13328.793 7567.034 13402.950 7704.755 L 13583.046 7842.475 C 13583.046 7842.475 13434.731 7704.755 13551.264 7588.222 C 13551.264 7588.222 13498.295 7291.594 13593.640 7153.873 C 13593.640 7153.873 13964.425 6708.930 14049.176 6655.961 C 14133.927 6602.992 14059.770 6624.179 14059.770 6624.179 C 14059.770 6624.179 14377.587 6401.708 14070.364 6486.459 C 14070.364 6486.459 13858.487 6571.210 13699.578 6571.210 C 13699.578 6571.210 13297.011 6677.149 13508.889 6454.677 C 13720.766 6232.206 14250.460 5946.171 14451.744 5956.765 L 14494.119 6041.516 L 15087.376 5914.389 L 15023.813 5956.765 C 15023.813 5956.765 15013.219 5946.171 15235.691 5924.983 C 15458.162 5903.796 15765.385 5977.953 15839.542 5882.608 C 15913.699 5787.263 16093.795 5734.294 16072.607 5808.451 C 16051.419 5882.608 16040.825 5988.547 16040.825 5988.547 C 16040.825 5988.547 16305.672 5681.324 16273.891 5797.857 C 16242.109 5914.389 15807.760 6189.830 15733.603 6518.241 L 16284.485 6083.892 L 16475.174 5924.983 C 16475.174 5924.983 16665.864 6041.516 16676.458 5956.765 C 16687.052 5872.014 16930.711 5564.792 16994.274 5575.385 C 17057.838 5585.979 17163.776 5437.665 17153.183 5575.385 C 17142.589 5713.106 17545.156 5999.140 17545.156 5999.140 C 17545.156 5999.140 17714.658 5903.796 17788.815 5977.953 C 17862.972 6052.110 18085.444 4929.159 18085.444 4929.159 L 19409.679 4367.683 L 21719.144 4187.587 L 20818.717 3827.396 L 17587.532 3223.545 Z">
              <!-- 80 nodes -->
            </draw:path>
          </draw:g>
          <!-- id="g442" -->
          <draw:g id="g446">
            <draw:path id="path448" draw:style-name="style40" draw:layer="layout" svg:x="9.202cm" svg:y="10.927cm" svg:width="3.308cm" svg:height="1.261cm" svg:viewBox="0.0 0.0 3307.842 1261.304" svg:d="M 21671.353 23079.336 C 21671.353 23079.336 20876.812 22189.450 20431.869 22051.730 C 20431.869 22051.730 19722.079 21691.538 18419.032 22104.699 L 21671.353 23079.336 ">
              <!-- 4 nodes -->
            </draw:path>
          </draw:g>
          <!-- id="g446" -->
          <draw:g id="g450">
            <draw:path id="path452" draw:style-name="style40" draw:layer="layout" svg:x="7.445cm" svg:y="10.732cm" svg:width="3.631cm" svg:height="0.982cm" svg:viewBox="0.0 0.0 3631.411 982.496" svg:d="M 18506.328 21782.513 C 18506.328 21782.513 17171.499 21358.758 16355.771 21581.229 C 16355.771 21581.229 15381.134 21687.168 14936.191 22418.146 L 18506.328 21782.513 ">
              <!-- 4 nodes -->
            </draw:path>
          </draw:g>
          <!-- id="g450" -->
          <draw:g id="g454">
            <draw:path id="path456" draw:style-name="style40" draw:layer="layout" svg:x="6.448cm" svg:y="10.412cm" svg:width="4.443cm" svg:height="1.204cm" svg:viewBox="0.0 0.0 4442.743 1203.817" svg:d="M 17318.246 21399.526 C 17318.246 21399.526 16417.767 21018.146 15633.820 20901.614 C 15633.820 20901.614 14754.528 20763.893 13875.236 21145.273 C 13875.236 21145.273 13229.010 21463.089 12942.975 22003.377 L 17318.246 21399.526 ">
              <!-- 5 nodes -->
            </draw:path>
          </draw:g>
          <!-- id="g454" -->
          <draw:g id="g458">
            <draw:path id="path460" draw:style-name="style40" draw:layer="layout" svg:x="6.928cm" svg:y="9.695cm" svg:width="4.026cm" svg:height="1.357cm" svg:viewBox="0.0 0.0 4025.831 1356.774" svg:d="M 17851.227 20703.412 C 17851.227 20703.412 17035.499 20120.749 16982.529 20046.592 C 16982.529 20046.592 16611.744 19463.929 15923.142 19442.741 C 15923.142 19442.741 14789.597 19485.116 13878.523 19908.872 L 17851.227 20703.412 ">
              <!-- 5 nodes -->
            </draw:path>
          </draw:g>
          <!-- id="g458" -->
          <draw:g id="g462">
            <draw:path id="path464" draw:style-name="style15" draw:layer="layout" svg:x="10.854cm" svg:y="2.476cm" svg:width="11.280cm" svg:height="19.866cm" svg:viewBox="0.0 0.0 11279.861 19865.596" svg:d="M 21708.020 13008.646 C 21789.699 13086.141 23217.913 14618.545 23217.913 14618.545 C 25082.435 16557.225 23599.292 14745.672 23599.292 14745.672 C 23196.725 14491.419 22709.407 13495.594 22709.407 13495.594 C 22645.843 13347.280 23450.978 13876.974 23450.978 13876.974 C 23662.856 13919.349 24383.239 14936.361 24383.239 14936.361 C 24023.048 14809.235 24277.301 15190.615 24277.301 15190.615 C 24425.615 15296.553 25506.243 16122.876 25506.243 16122.876 C 25696.933 16334.753 25908.758 16419.504 25908.758 16419.504 C 26650.329 16144.064 26311.325 16843.259 26311.325 16843.259 C 26438.452 17203.451 26735.080 16589.006 26735.080 16589.006 C 27328.337 15699.121 26459.639 15826.247 26459.639 15826.247 C 24870.558 15974.561 24510.366 15127.051 24510.366 15127.051 C 24383.239 14999.925 24849.370 15127.051 24849.370 15127.051 C 25294.366 15232.990 24467.990 14470.231 24467.990 14470.231 C 24595.117 14470.231 25082.435 14830.423 25082.435 14830.423 C 25633.370 15317.741 25739.309 15211.802 25739.309 15211.802 C 26692.705 14745.672 27243.586 15148.239 27243.586 15148.239 C 27349.525 15232.990 27052.897 15593.182 27137.648 15868.623 C 27222.399 16144.064 27476.652 16800.884 27476.652 16800.884 C 27349.525 16885.635 27370.713 17457.704 27370.713 17457.704 C 28260.599 18686.594 27752.092 18580.655 27752.092 18580.655 C 26925.770 18559.468 27709.717 18962.035 27709.717 18962.035 C 27879.219 19067.974 28345.350 19449.353 28345.350 19449.353 C 28197.035 19385.790 28112.284 19661.231 28112.284 19661.231 C 28366.537 19873.109 28218.223 20127.362 28218.223 20127.362 C 27900.407 20190.925 27836.844 20402.802 27836.844 20402.802 C 28197.035 20826.558 27667.341 20847.745 27667.341 20847.745 C 27858.031 21080.811 27603.778 21716.443 27603.778 21716.443 C 27349.525 21716.443 27010.521 22013.072 27010.521 22013.072 C 27137.648 22267.325 26586.766 22563.953 26586.766 22563.953 C 26141.823 22648.705 26290.137 23008.896 26290.137 23008.896 C 25866.435 23326.713 25739.309 24174.223 25739.309 24174.223 C 25696.933 24725.105 25569.807 24894.607 25845.247 24788.668 C 26120.635 24682.729 26078.260 24025.909 26078.260 24025.909 C 25824.060 23199.586 28091.097 22352.076 28091.097 22352.076 C 28302.974 22267.325 28345.350 21991.884 28345.350 21991.884 C 28451.288 22013.072 28917.419 22415.639 28917.419 22415.639 C 29319.986 23008.896 29341.174 22521.578 29341.174 22521.578 C 29404.737 22330.888 29319.986 22013.072 29319.986 22013.072 C 29637.803 20868.933 28896.231 20529.929 28896.231 20529.929 C 28366.537 18750.157 29108.109 19195.100 29108.109 19195.100 C 29256.423 19491.729 29828.493 19767.170 29828.493 19767.170 L 30019.182 19640.043 C 29934.431 19385.790 30379.374 19067.974 30379.374 19067.974 C 30527.688 19406.978 30845.505 18983.223 30845.505 18983.223 C 31036.195 17690.770 31693.015 18453.529 31693.015 18453.529 C 31904.893 18517.092 31968.456 18156.900 31968.456 18156.900 C 32159.146 17606.019 31968.456 16885.635 31968.456 16885.635 C 32159.146 16864.447 32667.652 17182.264 32667.652 17182.264 C 32815.966 16991.574 32328.648 16101.688 32540.525 16228.815 C 32752.403 16355.941 32985.468 16440.692 32985.468 16440.692 C 33027.844 16334.753 32498.150 15677.933 32498.150 15677.933 C 32265.084 15529.619 31989.644 14449.043 31989.644 14449.043 C 32371.023 14639.733 31841.329 13834.598 31841.329 13834.598 C 31841.329 13665.096 32159.146 13071.839 32159.146 13071.839 C 32116.770 12711.647 32159.146 12732.835 32159.146 12732.835 C 32307.460 12796.398 32731.215 12881.149 32371.023 12542.145 C 32010.831 12203.141 32413.399 11948.888 32413.399 11948.888 C 32646.464 11800.574 31926.080 11821.761 31926.080 11821.761 C 31650.640 11588.696 31671.827 11376.819 31671.827 11376.819 C 32095.582 11482.757 31332.823 10719.998 31205.697 10529.308 C 31078.570 10338.619 31587.076 10063.178 31587.076 10063.178 C 32286.272 9872.488 31671.827 9702.986 31671.827 9702.986 C 30633.627 9724.174 31205.697 9152.104 31205.697 9152.104 C 31523.513 9173.292 31438.762 9046.165 31438.762 9046.165 C 31163.321 8982.602 30654.815 8643.598 30654.815 8643.598 C 30442.937 8452.908 30633.627 8495.284 30633.627 8495.284 C 31523.513 8558.847 29997.995 7965.590 29997.995 7965.590 C 30421.750 7965.590 29468.301 7414.708 29468.301 7414.708 C 29362.362 7329.957 29192.860 6927.390 29192.860 6927.390 C 28875.044 6651.949 28620.790 6291.757 28620.790 6291.757 C 28599.603 6058.692 28345.350 5804.439 28345.350 5804.439 C 27730.905 5084.055 27434.276 5105.243 27434.276 5105.243 C 26650.329 4914.553 26374.888 4956.929 26374.888 4956.929 L 23578.105 5189.994 C 22179.713 5868.002 22592.874 6980.359 22592.874 6980.359 C 22931.878 7425.302 23419.196 7224.018 23419.196 7224.018 C 23662.856 6895.608 24277.301 7012.141 24277.301 7012.141 C 25357.929 7181.643 25220.209 6990.953 25220.209 6990.953 C 25093.082 6747.294 24234.925 6418.884 24224.331 6387.102 C 24213.737 6355.320 23747.607 6175.225 23747.607 6175.225 C 23588.699 6111.661 23355.633 5624.343 23355.633 5624.343 C 23186.131 5444.247 24023.048 5751.469 24023.048 5751.469 C 23959.484 5804.439 24351.458 6016.316 24351.458 6016.316 C 25273.178 5963.347 25834.654 6535.416 25834.654 6535.416 C 26406.670 7414.708 26417.264 6980.359 26417.264 6980.359 C 26565.578 6482.447 25940.539 5359.496 25940.539 5359.496 C 25961.727 5253.557 26396.076 5603.155 26396.076 5603.155 C 26470.233 5497.216 26512.609 5804.439 26512.609 5804.439 C 26523.203 5931.565 26724.486 6355.320 26724.486 6355.320 C 26872.801 7043.923 27063.490 6651.949 27063.490 6651.949 L 27307.150 7149.861 C 27381.307 7287.582 27063.490 7690.149 27063.490 7690.149 C 27052.897 7838.463 27095.272 7827.869 26798.643 8230.437 C 26502.015 8633.004 26682.111 8866.069 26682.111 8866.069 C 26607.954 9215.667 27074.084 9194.480 27074.084 9194.480 C 27211.805 9311.012 27391.901 9311.012 27391.901 9311.012 C 27487.246 9416.951 27614.372 9385.170 27614.372 9385.170 C 27699.123 9183.886 28027.533 9289.825 28027.533 9289.825 C 28101.690 9162.698 28536.039 9141.510 28536.039 9141.510 C 28589.009 9003.790 28610.197 8919.039 28790.293 8887.257 C 28970.388 8855.476 27667.341 6577.792 27667.341 6577.792 C 28006.346 6535.416 27571.997 5878.596 27571.997 5878.596 C 27455.464 5528.998 28059.315 6302.351 28175.848 6376.508 C 28292.380 6450.665 28345.350 6567.198 28260.599 6556.604 C 28175.848 6546.010 28080.503 6662.543 28154.660 6673.137 C 28228.817 6683.731 28917.419 7478.272 29097.515 8018.559 C 29277.611 8558.847 29595.427 8770.725 29923.837 9088.541 C 30252.248 9406.357 30209.872 10688.216 30209.872 10688.216 C 30188.684 11154.347 30506.501 11715.823 30506.501 11715.823 C 30612.440 11917.106 30389.968 12881.149 30389.968 12881.149 C 30284.029 12997.682 30358.186 13040.057 30358.186 13040.057 C 30411.156 13103.621 30771.348 13802.817 30771.348 13802.817 C 30676.003 13792.223 30866.693 13982.912 30866.693 13982.912 C 31142.133 14300.729 30803.129 14141.821 30803.129 14141.821 C 30485.313 14057.070 30856.099 14576.170 30856.099 14576.170 C 30919.662 14671.515 30442.937 14427.855 30442.937 14427.855 C 29955.619 14396.074 30570.064 14777.453 30570.064 14777.453 C 31025.601 15158.833 30421.750 14925.768 30421.750 14925.768 C 30178.091 14830.423 30347.593 15190.615 30347.593 15190.615 C 30517.095 15275.366 31428.168 15646.151 31428.168 15646.151 C 31449.356 15847.435 31290.448 16112.282 31290.448 16112.282 C 31311.635 16324.159 31195.103 16504.255 31195.103 16504.255 C 31131.540 16938.604 31099.758 16980.980 31099.758 16980.980 C 30877.286 16991.574 30485.313 17722.551 30485.313 17722.551 C 30389.968 17860.272 29849.680 18495.904 29849.680 18495.904 C 29743.742 18866.690 28790.293 18485.311 28790.293 18485.311 C 28440.695 18665.406 28546.633 18485.311 28546.633 18485.311 C 28525.446 18368.778 28779.699 18050.962 28779.699 18050.962 C 29150.484 17913.241 29012.764 17341.172 29012.764 17341.172 C 29224.642 17267.015 28631.384 17118.700 28641.978 17055.137 C 28652.572 16991.574 28959.795 16917.417 28959.795 16917.417 C 29383.550 16811.478 29150.484 16684.351 29150.484 16684.351 C 29118.703 16472.474 29277.611 16175.845 29277.611 16175.845 C 29892.056 16133.470 29277.611 15275.366 29277.611 15275.366 C 28705.542 14872.798 28652.572 14565.576 28652.572 14565.576 C 29319.986 14131.227 28885.637 13474.406 28896.231 13283.717 L 28970.388 11948.888 C 28864.450 11620.478 28705.542 10900.094 28705.542 10900.094 C 28822.074 10624.653 29214.048 9957.239 29214.048 9957.239 C 29362.362 9734.767 29828.493 9480.514 29711.960 9321.606 C 29595.427 9162.698 29182.266 9258.043 29182.266 9258.043 C 28769.105 9183.886 28800.886 9459.327 28800.886 9459.327 C 28716.135 9512.296 28673.760 9777.143 28673.760 9777.143 C 28635.622 10197.349 28165.254 10529.308 28165.254 10529.308 C 27571.997 10857.719 28059.315 11069.596 28059.315 11069.596 C 28377.131 11419.194 27858.031 11429.788 27858.031 11429.788 C 27275.368 11334.443 27709.717 11874.731 27709.717 11874.731 C 28281.786 12552.739 28122.878 12701.053 28122.878 12701.053 C 27582.590 12754.023 28250.005 13241.341 28250.005 13241.341 C 28250.005 13241.341 28207.629 13135.402 28218.223 13230.747 C 28228.817 13326.092 28387.725 13548.563 28430.101 13654.502 C 28472.476 13760.441 28260.599 13771.035 28260.599 13771.035 C 28292.380 14279.541 27476.652 14057.070 27476.652 14057.070 L 27391.901 14067.663 C 27307.150 14078.257 26713.892 14035.882 26406.670 13919.349 C 26099.448 13802.817 25739.309 13802.817 25739.309 13802.817 C 25739.309 13802.817 25527.431 13898.161 25124.811 13887.568 C 24722.243 13876.974 24298.488 14025.288 24298.488 14025.288 C 24065.423 14004.100 24520.960 13771.035 24531.554 13781.629 C 24542.148 13792.223 24838.776 13495.594 24415.021 13527.376 C 23260.447 13613.981 22688.219 13071.839 22688.219 13071.839 C 22582.280 12997.682 22444.560 12849.368 22444.560 12849.368 C 21914.866 12743.429 22518.717 13506.188 22518.717 13506.188 C 22582.280 13580.345 22508.123 13633.315 22508.123 13633.315 C 22465.747 13548.563 22052.586 13262.529 22052.586 13262.529 C 21903.689 13210.990 21831.492 13140.328 21708.020 13008.646 Z">
              <!-- 168 nodes -->
            </draw:path>
          </draw:g>
          <!-- id="g462" -->
          <draw:g id="g466">
            <draw:path id="path468" draw:style-name="style41" draw:layer="layout" svg:x="9.588cm" svg:y="9.917cm" svg:width="1.631cm" svg:height="1.197cm" svg:viewBox="0.0 0.0 1631.457 1197.108" svg:d="M 19176.613 19834.745 C 19176.613 19834.745 19791.058 20131.373 19928.779 20279.688 C 20066.499 20428.002 20808.070 21031.853 20808.070 21031.853 C 20808.070 21031.853 20522.036 20925.914 20384.315 20830.569 C 20246.595 20735.225 19674.526 20300.876 19674.526 20300.876 C 19674.526 20300.876 19473.242 19983.059 19176.613 19834.745 Z">
              <!-- 6 nodes -->
            </draw:path>
          </draw:g>
          <!-- id="g466" -->
          <draw:g id="g470">
            <draw:path id="path472" draw:style-name="style31" draw:layer="layout" svg:x="5.953cm" svg:y="7.862cm" svg:width="0.568cm" svg:height="0.438cm" svg:viewBox="0.0 0.0 568.321 437.514" svg:d="M 12468.731 16127.047 C 12486.582 16119.207 12458.826 15975.554 12448.020 15946.792 C 12393.885 15802.397 11918.326 15724.320 11918.326 15724.320 C 11906.302 15796.624 11903.389 15881.163 11909.004 15967.927 C 11909.004 15967.927 12166.859 16260.265 12468.731 16127.047 Z">
              <!-- 5 nodes -->
            </draw:path>
          </draw:g>
          <!-- id="g470" -->
          <draw:g id="g474">
            <draw:path id="path476" draw:style-name="style32" draw:layer="layout" svg:x="5.953cm" svg:y="7.857cm" svg:width="0.562cm" svg:height="0.427cm" svg:viewBox="0.0 0.0 562.480 426.877" svg:d="M 12468.731 16111.156 C 12444.948 16119.525 12467.937 15966.337 12458.614 15941.495 C 12404.479 15797.100 11918.326 15713.726 11918.326 15713.726 C 11906.302 15786.030 11903.389 15870.569 11909.004 15957.333 C 11909.004 15957.333 12135.077 16228.483 12468.731 16111.156 Z">
              <!-- 5 nodes -->
            </draw:path>
          </draw:g>
          <!-- id="g474" -->
          <draw:g id="g478">
            <draw:path id="path480" draw:style-name="style15" draw:layer="layout" svg:x="6.223cm" svg:y="7.992cm" svg:width="0.120cm" svg:height="0.270cm" svg:viewBox="0.0 0.0 119.870 269.667" svg:d="M 12506.125 16254.067 C 12473.019 16254.067 12446.217 16193.682 12446.217 16119.207 C 12446.217 16044.785 12473.019 15984.400 12506.125 15984.400 C 12539.231 15984.400 12566.086 16044.785 12566.086 16119.207 C 12566.086 16193.682 12539.231 16254.067 12506.125 16254.067 Z">
              <!-- 5 nodes -->
            </draw:path>
          </draw:g>
          <!-- id="g478" -->
          <draw:g id="g482">
            <draw:path id="path484" draw:style-name="style15" draw:layer="layout" svg:x="6.283cm" svg:y="8.127cm" svg:width="0.000cm" svg:height="0.000cm" svg:viewBox="0.0 0.0 0.000 0.000" svg:d="M 12566.034 16254.014 Z">
              <!-- 1 nodes -->
            </draw:path>
          </draw:g>
          <!-- id="g482" -->
          <draw:g id="g486">
            <draw:path id="path488" draw:style-name="style15" draw:layer="layout" svg:x="3.667cm" svg:y="12.709cm" svg:width="4.001cm" svg:height="3.198cm" svg:viewBox="0.0 0.0 4000.764 3197.607" svg:d="M 7534.939 26164.587 C 7534.939 26164.587 7238.311 26694.281 8551.952 26376.464 C 8551.952 26376.464 9293.523 26312.901 9420.650 26185.775 C 9484.213 26228.150 9927.355 26383.350 10077.470 26418.840 C 10437.662 26503.591 10882.605 25973.897 10882.605 25973.897 C 10882.605 25973.897 11126.264 25417.718 11274.578 25417.718 C 11422.893 25417.718 11253.390 25502.470 11253.390 25502.470 C 11253.390 25502.470 10903.793 26037.460 10924.980 26122.211 C 10924.980 26122.211 10649.539 27181.599 9802.029 27223.975 C 9802.029 27223.975 8946.574 27274.296 9018.082 27584.167 C 9018.082 27584.167 9484.213 27457.040 9611.339 27584.167 C 9611.339 27584.167 10183.409 27562.979 9759.654 27901.983 L 9399.462 28516.428 C 9399.462 28516.428 9406.878 28724.068 8869.768 28537.616 C 8350.668 28357.520 7805.083 27674.214 7805.083 27674.214 C 7805.083 27674.214 6960.222 26903.510 7534.939 26164.587 Z">
              <!-- 16 nodes -->
            </draw:path>
          </draw:g>
          <!-- id="g486" -->
          <draw:g id="g490">
            <draw:path id="path492" draw:style-name="style42" draw:layer="layout" svg:x="3.740cm" svg:y="13.625cm" svg:width="3.137cm" svg:height="2.253cm" svg:viewBox="0.0 0.0 3136.518 2252.703" svg:d="M 7543.805 27292.835 C 7543.805 27292.835 7437.866 27801.341 9387.140 27250.459 L 9747.332 27292.835 C 9874.458 27335.210 10510.091 27483.525 10616.030 27419.961 C 10616.030 27419.961 10234.650 28140.345 9620.205 28055.594 C 9620.205 28055.594 8921.009 28140.345 8942.197 28394.598 C 8942.197 28394.598 9154.074 28775.978 9408.327 28903.104 C 9408.327 28903.104 9556.642 29030.231 9535.454 29199.733 C 9514.266 29369.235 9365.952 29453.986 9260.013 29496.361 C 9154.074 29538.737 8984.572 29369.235 8899.821 29369.235 C 8815.070 29369.235 8370.127 29030.231 8137.062 28775.978 C 7903.997 28521.725 7459.054 27886.092 7480.242 27737.778 L 7543.805 27292.835 Z">
              <!-- 13 nodes -->
            </draw:path>
          </draw:g>
          <!-- id="g490" -->
          <draw:g id="g494">
            <draw:path id="path496" draw:style-name="style43" draw:layer="layout" svg:x="3.974cm" svg:y="14.420cm" svg:width="1.824cm" svg:height="1.458cm" svg:viewBox="0.0 0.0 1824.219 1458.067" svg:d="M 7947.103 29011.787 C 8084.823 29221.016 8254.325 29443.488 8370.858 29570.614 C 8603.923 29824.867 9048.866 30163.871 9133.617 30163.871 C 9218.368 30163.871 9387.870 30333.373 9493.809 30290.998 C 9599.748 30248.622 9748.062 30163.871 9769.250 29994.369 C 9790.438 29824.867 9642.123 29697.741 9642.123 29697.741 C 9479.719 29616.698 9334.583 29431.834 9250.944 29308.416 C 9250.944 29308.416 9260.744 29443.488 8985.303 29401.112 C 8709.862 29358.737 8434.421 29210.422 8349.670 29040.920 C 8264.919 28871.418 8137.793 28744.292 8222.544 28934.981 C 8307.295 29125.671 8434.421 29316.361 8519.172 29337.549 C 8603.923 29358.737 8582.735 29422.300 8455.609 29401.112 C 8328.482 29379.924 8180.168 29358.737 7947.103 29083.296 L 7947.103 29011.787 Z">
              <!-- 14 nodes -->
            </draw:path>
          </draw:g>
          <!-- id="g494" -->
          <draw:g id="g498">
            <draw:path id="path500" draw:style-name="style39" draw:layer="layout" svg:x="3.708cm" svg:y="8.329cm" svg:width="3.041cm" svg:height="5.349cm" svg:viewBox="0.0 0.0 3041.188 5349.314" svg:d="M 7543.791 21805.801 C 7543.791 21805.801 7639.136 21085.417 7702.699 20873.539 C 7702.699 20873.539 7660.323 20513.347 7787.450 20290.876 C 7914.576 20068.405 8020.515 19739.994 8179.423 19453.960 C 8338.332 19167.925 8348.925 18956.047 8560.803 18871.296 C 8772.681 18786.545 9090.497 18331.009 9238.811 18278.039 C 9387.125 18225.070 9376.532 18267.445 9376.532 18267.445 C 9376.532 18267.445 9736.723 17483.498 10457.107 17695.376 C 10457.107 17695.376 9599.003 17547.062 10435.919 17049.149 C 10435.919 17049.149 10181.666 17107.416 10356.465 16736.630 C 10473.051 16489.369 10446.513 16847.866 9863.850 17472.904 C 9863.850 17472.904 9599.003 17928.441 9323.562 18087.349 C 9048.121 18246.258 8412.489 18617.043 8348.925 18818.327 C 8285.362 19019.611 8115.860 19326.833 8009.921 19411.584 C 7903.983 19496.335 7755.668 19718.807 7734.481 19898.902 C 7734.481 19898.902 7670.917 20110.780 7596.760 20174.343 C 7522.603 20237.907 7512.009 20407.409 7512.009 20513.347 C 7512.009 20619.286 7406.070 20767.600 7416.664 20894.727 C 7416.664 20894.727 7459.040 21901.145 7437.852 22007.084 L 7543.791 21805.801 Z">
              <!-- 20 nodes -->
            </draw:path>
          </draw:g>
          <!-- id="g498" -->
          <draw:g id="g502">
            <draw:path id="path504" draw:style-name="style14" draw:layer="layout" svg:x="3.041cm" svg:y="13.713cm" svg:width="0.410cm" svg:height="2.073cm" svg:viewBox="0.0 0.0 409.698 2073.314" svg:d="M 6421.584 27433.642 C 6421.584 27433.642 6315.646 27359.484 6082.580 27677.301 C 6082.580 27677.301 6469.257 29425.291 6469.257 29499.448 C 6469.257 29499.448 6527.523 29388.212 6458.663 29006.832 C 6389.803 28625.453 6342.130 27952.742 6342.130 27952.742 L 6421.584 27433.642 Z">
              <!-- 6 nodes -->
            </draw:path>
          </draw:g>
          <!-- id="g502" -->
          <draw:g id="g506">
            <draw:path id="path508" draw:style-name="style39" draw:layer="layout" svg:x="2.831cm" svg:y="10.437cm" svg:width="1.785cm" svg:height="3.228cm" svg:viewBox="0.0 0.0 1785.073 3227.674" svg:d="M 7355.438 20947.698 C 7355.438 20947.698 6423.177 21117.200 6444.364 22663.906 L 6401.989 23977.547 C 6401.989 23977.547 6338.426 22621.531 6274.862 22536.780 C 6211.299 22452.029 6423.177 21858.771 6253.675 22176.588 C 6253.675 22176.588 5512.103 22918.159 5935.858 24041.110 C 5935.858 24041.110 6015.312 24215.909 5856.404 23972.250 C 5856.404 23972.250 5612.745 23304.836 5671.011 22965.832 C 5671.011 22965.832 5681.605 22849.299 5782.247 22700.985 C 5782.247 22700.985 6237.784 22081.243 6380.801 21959.413 C 6380.801 21959.413 6476.146 21196.654 7291.875 20921.213 C 7291.875 20921.213 7593.800 20799.384 7355.438 20947.698 Z">
              <!-- 12 nodes -->
            </draw:path>
          </draw:g>
          <!-- id="g506" -->
          <draw:g id="g510">
            <draw:path id="path512" draw:style-name="style15" draw:layer="layout" svg:x="10.821cm" svg:y="5.682cm" svg:width="1.348cm" svg:height="2.504cm" svg:viewBox="0.0 0.0 1347.962 2503.791" svg:d="M 22729.507 12686.468 C 22764.466 12667.717 22763.990 12616.337 22794.712 12607.173 C 22855.574 12588.951 22864.261 12532.433 22891.699 12490.905 C 22937.941 12421.038 22948.164 12339.836 22978.992 12260.859 C 22993.400 12223.780 22994.830 12173.195 22978.251 12138.235 C 22916.065 12006.818 22878.880 11877.096 22802.498 11748.592 C 22788.303 11724.756 22774.425 11682.698 22763.778 11651.022 C 22739.253 11577.713 22672.670 11525.220 22627.117 11455.301 C 22611.861 11431.941 22639.670 11382.944 22601.744 11378.495 C 22554.231 11372.933 22477.478 11342.211 22465.136 11396.558 C 22433.990 11533.589 22487.542 11667.231 22538.817 11796.582 C 22497.395 11833.237 22515.086 11882.022 22523.138 11922.649 C 22560.746 12113.657 22497.289 12291.211 22456.979 12475.226 C 22455.761 12480.735 22473.876 12491.223 22472.393 12494.507 C 22407.665 12636.783 22330.753 12766.293 22234.402 12892.413 C 22194.251 12944.959 22148.062 12993.479 22121.736 13049.785 C 22102.243 13091.472 22080.631 13142.640 22093.874 13194.974 C 21911.924 13342.229 21792.743 13545.896 21654.440 13749.617 C 21629.968 13785.636 21645.382 13849.676 21674.568 13863.925 C 21717.632 13885.006 21768.271 13830.766 21793.167 13785.954 C 21813.772 13748.981 21832.470 13714.551 21858.478 13680.492 C 21865.523 13671.222 21856.041 13649.028 21863.192 13642.619 C 22002.661 13518.299 22091.066 13362.781 22221.000 13237.350 C 22324.291 13219.923 22405.705 13167.059 22498.295 13113.401 C 22514.610 13103.920 22542.366 13117.109 22557.727 13106.780 C 22650.582 13044.435 22650.476 12936.590 22656.091 12835.418 C 22658.739 12788.593 22669.121 12718.832 22729.507 12686.468 Z">
              <!-- 27 nodes -->
            </draw:path>
          </draw:g>
          <!-- id="g510" -->
          <draw:g id="g514">
            <draw:path id="path516" draw:style-name="style15" draw:layer="layout" svg:x="11.226cm" svg:y="5.687cm" svg:width="0.391cm" svg:height="1.150cm" svg:viewBox="0.0 0.0 391.428 1150.097" svg:d="M 22666.093 12454.673 C 22672.661 12450.595 22664.451 12428.189 22670.225 12416.747 C 22678.806 12399.585 22700.152 12389.627 22708.733 12372.465 C 22714.507 12361.023 22705.873 12340.895 22713.077 12333.373 C 22836.655 12203.757 22850.268 12043.578 22795.391 11886.100 C 22849.632 11853.259 22852.863 11786.411 22830.351 11741.546 C 22785.168 11651.498 22774.945 11549.479 22723.300 11467.748 C 22680.819 11400.529 22597.233 11334.636 22524.612 11403.655 C 22502.312 11424.842 22485.309 11466.529 22500.034 11504.244 C 22503.424 11512.878 22518.520 11520.611 22517.090 11524.955 C 22511.423 11542.117 22482.501 11553.982 22482.183 11568.389 C 22480.594 11647.632 22430.062 11727.668 22463.432 11798.065 C 22504.325 11884.352 22547.707 11982.716 22583.514 12076.790 C 22518.150 12188.873 22572.867 12318.595 22480.012 12418.018 C 22472.808 12425.752 22473.285 12446.198 22479.747 12456.898 C 22495.214 12482.641 22516.719 12504.147 22542.463 12519.614 C 22553.162 12526.023 22571.596 12526.129 22582.190 12519.561 C 22612.806 12500.386 22633.888 12474.590 22666.093 12454.673 Z">
              <!-- 18 nodes -->
            </draw:path>
          </draw:g>
          <!-- id="g514" -->
          <draw:g id="g518">
            <draw:path id="path520" draw:style-name="style15" draw:layer="layout" svg:x="14.428cm" svg:y="4.711cm" svg:width="1.003cm" svg:height="1.926cm" svg:viewBox="0.0 0.0 1003.182 1926.048" svg:d="M 29194.704 10932.311 C 29268.278 11027.232 29283.639 11175.282 29175.105 11248.909 C 29204.238 11424.185 29381.739 11319.358 29492.868 11291.285 C 29487.042 11270.733 29499.225 11252.511 29514.056 11252.246 C 29570.204 11251.452 29606.223 11196.787 29662.370 11206.534 C 29685.677 11124.060 29772.017 11086.876 29806.447 11013.778 C 29897.555 10818.056 29866.303 10591.718 29729.642 10419.779 C 29719.048 10406.325 29730.171 10378.940 29723.815 10359.765 C 29683.558 10242.650 29574.441 10225.964 29471.681 10189.521 C 29409.389 9984.265 29374.376 9770.745 29281.044 9575.076 C 29195.551 9561.834 29158.579 9469.720 29087.759 9431.582 C 29017.150 9393.497 28987.064 9477.136 28989.235 9532.542 C 28989.606 9543.401 29013.548 9555.266 29004.544 9574.600 C 29000.518 9583.287 28986.746 9589.166 28986.746 9596.264 C 28986.799 9603.415 28998.505 9610.354 29005.603 9617.452 C 28956.977 9660.887 28881.602 9686.153 28865.976 9746.803 C 28815.443 9943.320 28951.733 10108.849 29040.086 10278.404 C 29071.391 10338.524 29032.406 10405.848 28992.149 10469.835 C 28968.948 10506.649 28974.669 10566.346 28989.288 10611.687 C 29029.121 10735.159 29113.396 10827.273 29194.704 10932.311 Z">
              <!-- 20 nodes -->
            </draw:path>
          </draw:g>
          <!-- id="g518" -->
          <draw:g id="g522">
            <draw:path id="path524" draw:style-name="style15" draw:layer="layout" svg:x="11.729cm" svg:y="5.028cm" svg:width="2.830cm" svg:height="2.508cm" svg:viewBox="0.0 0.0 2829.899 2508.388" svg:d="M 24528.186 12223.505 C 24449.420 12321.551 24268.689 12457.629 24423.200 12559.754 C 24433.476 12566.587 24453.075 12566.799 24462.239 12559.701 C 24569.290 12476.804 24675.388 12428.973 24804.421 12398.145 C 24810.989 12396.609 24825.503 12421.345 24845.049 12412.817 C 24930.488 12375.580 25036.957 12378.652 25099.672 12307.779 C 25299.208 12319.644 25488.044 12260.530 25667.663 12191.246 C 25729.161 12167.516 25796.432 12137.906 25860.048 12111.315 C 25932.934 12080.805 25996.709 12031.649 26055.611 11971.211 C 26062.656 11964.008 26081.407 11968.775 26095.550 11968.775 C 26093.431 11923.062 26144.388 11916.335 26157.471 11883.388 C 26162.344 11871.099 26154.399 11850.123 26161.444 11844.720 C 26274.692 11758.380 26323.424 11651.488 26261.503 11525.580 C 26246.407 11494.964 26233.217 11462.228 26203.237 11437.015 C 26145.765 11388.760 26087.393 11433.996 26031.934 11417.893 C 26023.511 11451.158 25984.897 11442.047 25964.451 11452.535 C 25918.950 11475.789 25848.342 11444.802 25802.841 11468.002 C 25730.697 11504.816 25664.962 11513.768 25589.639 11533.737 C 25573.113 11538.081 25531.903 11532.996 25523.427 11566.207 C 25516.330 11559.110 25508.490 11546.715 25502.875 11547.880 C 25401.810 11568.856 25335.068 11580.191 25266.155 11669.816 C 25260.699 11676.860 25237.287 11667.379 25228.865 11674.530 C 25178.173 11717.329 25156.720 11782.693 25098.401 11818.289 C 25087.754 11824.804 25069.109 11815.905 25058.833 11822.738 C 25024.615 11845.568 25005.175 11879.521 24971.169 11903.199 C 24953.742 11915.329 24932.554 11898.114 24934.249 11884.553 C 24947.226 11781.422 24981.815 11686.766 24951.358 11587.395 C 25061.375 11453.912 25194.699 11350.675 25290.362 11206.016 C 25291.157 11091.284 25327.812 10977.612 25321.826 10867.594 C 25321.296 10857.371 25306.041 10818.544 25299.367 10800.164 C 25282.841 10754.928 25330.831 10698.463 25286.125 10660.113 C 25211.756 10596.391 25143.319 10642.792 25099.672 10718.697 C 25002.315 10739.355 24892.880 10776.063 24809.294 10710.699 C 24755.954 10669.012 24725.338 10621.022 24683.015 10565.086 C 24630.840 10496.120 24648.585 10420.056 24652.293 10337.212 C 24652.611 10330.432 24635.925 10323.228 24635.925 10316.130 C 24635.978 10308.979 24647.632 10302.040 24654.729 10294.942 C 24617.333 10261.783 24602.767 10205.742 24548.791 10189.003 C 24564.946 10131.161 24529.139 10084.336 24483.003 10068.339 C 24377.329 10031.737 24288.499 10133.015 24188.281 10136.881 C 24161.055 10137.888 24136.318 10082.906 24101.941 10065.691 C 24079.058 10054.249 24041.768 10052.501 24022.593 10066.591 C 23986.150 10093.288 23954.951 10099.326 23914.800 10110.185 C 23829.149 10133.279 23761.454 10191.228 23683.059 10236.517 C 23604.399 10281.912 23553.814 10358.029 23496.607 10427.948 C 23446.763 10488.969 23439.559 10616.837 23514.775 10643.322 C 23612.398 10677.752 23681.470 10534.576 23785.608 10551.844 C 23802.134 10554.545 23813.046 10571.019 23807.219 10591.571 C 23827.824 10597.344 23839.372 10585.214 23849.595 10570.383 C 23895.043 10624.359 23956.699 10642.209 24006.384 10688.452 C 24057.764 10736.336 24150.249 10714.195 24204.013 10767.005 C 24285.003 10846.565 24255.393 10988.576 24358.101 11057.701 C 24327.061 11127.250 24294.908 11194.892 24277.164 11270.479 C 24262.226 11334.360 24314.878 11397.765 24379.024 11392.945 C 24445.659 11387.965 24459.537 11347.762 24485.227 11290.767 C 24499.370 11304.909 24524.213 11320.641 24522.041 11332.083 C 24497.834 11458.521 24443.435 11564.089 24419.175 11692.857 C 24416.049 11709.649 24399.894 11720.348 24379.289 11714.522 C 24354.499 11934.292 24139.867 12061.100 24005.060 12228.749 C 23983.713 12255.339 23983.501 12321.498 24005.166 12342.845 C 24079.482 12416.313 24183.302 12334.422 24273.350 12307.779 C 24284.632 12243.898 24330.133 12194.001 24400.688 12196.967 C 24414.248 12197.497 24426.696 12168.787 24443.858 12161.901 C 24462.292 12154.591 24488.882 12166.457 24504.032 12155.969 C 24595.616 12092.670 24670.197 12034.086 24762.257 11971.105 C 24772.427 11964.166 24790.649 11972.589 24802.090 11966.868 C 24819.305 11958.287 24829.211 11937.788 24846.320 11927.988 C 24864.753 11917.394 24877.572 11932.756 24887.795 11947.587 C 24853.577 11966.073 24853.365 12016.765 24822.537 12027.465 C 24781.485 12041.661 24751.769 12068.834 24716.068 12092.511 C 24700.601 12102.734 24665.694 12089.598 24660.185 12099.079 C 24628.510 12153.532 24565.794 12176.733 24528.186 12223.505 Z">
              <!-- 72 nodes -->
            </draw:path>
          </draw:g>
          <!-- id="g522" -->
          <draw:g id="g526">
            <draw:path id="path528" draw:style-name="style15" draw:layer="layout" svg:x="7.152cm" svg:y="4.573cm" svg:width="3.222cm" svg:height="3.819cm" svg:viewBox="0.0 0.0 3221.569 3818.882" svg:d="M 17015.462 9151.031 C 17015.462 9151.031 16526.131 8998.902 15934.887 10358.733 C 15934.887 10358.733 15807.760 10634.173 15680.634 10740.112 C 15553.507 10846.051 14960.250 11036.741 14854.311 11248.618 L 14303.429 12096.129 C 14303.429 12096.129 15087.376 11248.618 15256.878 11121.492 C 15256.878 11121.492 15680.634 10676.549 15511.132 11036.741 C 15511.132 11036.741 14769.560 11608.810 14833.123 12096.129 C 14833.123 12096.129 14536.495 12858.888 14494.119 12964.827 C 14494.119 12964.827 15341.630 11269.806 15468.756 11206.243 C 15595.883 11142.680 15659.446 11142.680 15595.883 11333.369 C 15532.319 11524.059 15511.132 12392.757 15362.817 12498.696 C 15362.817 12498.696 15786.572 11418.120 15744.197 11248.618 C 15744.197 11248.618 15913.699 11057.929 16040.825 11333.369 L 15977.262 12180.880 L 16210.327 12816.512 C 16210.327 12816.512 16083.201 12223.255 16167.952 11396.933 C 16167.952 11396.933 16062.013 10846.051 16273.891 11142.680 C 16485.768 11439.308 16994.274 11757.124 16994.274 12011.378 C 16994.274 12011.378 16718.834 11079.116 16231.515 10824.863 L 16019.638 11142.680 L 15956.074 11036.741 C 15956.074 11036.741 15765.385 10994.365 15998.450 10634.173 C 16231.515 10273.982 16210.327 10231.606 16210.327 10231.606 C 16210.327 10231.606 16549.332 10612.986 16634.083 10612.986 C 16634.083 10612.986 17333.279 10210.418 17396.842 11502.871 C 17396.842 11502.871 17757.034 10740.112 17269.715 10379.920 C 17269.715 10379.920 16485.768 10273.982 16549.332 9998.541 L 16930.711 9341.720 C 17121.401 9066.280 17036.650 9214.594 17036.650 9214.594 L 17015.462 9151.031 Z">
              <!-- 31 nodes -->
            </draw:path>
          </draw:g>
          <!-- id="g526" -->
          <draw:g id="g530">
            <draw:path id="path532" draw:style-name="style15" draw:layer="layout" svg:x="7.575cm" svg:y="5.447cm" svg:width="1.255cm" svg:height="0.784cm" svg:viewBox="0.0 0.0 1255.375 783.947" svg:d="M 16379.830 10893.512 L 15532.319 11168.953 L 15150.940 11677.459 C 15150.940 11677.459 16062.013 11147.765 16273.891 11084.202 C 16485.768 11020.639 16379.830 10893.512 16379.830 10893.512 Z">
              <!-- 5 nodes -->
            </draw:path>
          </draw:g>
          <!-- id="g530" -->
          <draw:g id="g534">
            <draw:path id="path536" draw:style-name="style15" draw:layer="layout" svg:x="6.444cm" svg:y="5.767cm" svg:width="0.343cm" svg:height="0.724cm" svg:viewBox="0.0 0.0 343.055 723.711" svg:d="M 13129.516 11553.190 C 13129.516 11553.190 13023.577 11616.753 13002.389 11765.067 C 12981.201 11913.382 12854.075 11934.569 12896.450 12082.884 C 12938.826 12231.198 13044.765 12358.324 13044.765 12146.447 C 13044.765 11934.569 13129.516 11828.631 13171.891 11765.067 C 13214.267 11701.504 13299.018 11468.439 13129.516 11553.190 Z">
              <!-- 6 nodes -->
            </draw:path>
          </draw:g>
          <!-- id="g534" -->
          <draw:g id="g538">
            <draw:path id="path540" draw:style-name="style15" draw:layer="layout" svg:x="4.733cm" svg:y="7.820cm" svg:width="1.487cm" svg:height="1.610cm" svg:viewBox="0.0 0.0 1486.528 1610.269" svg:d="M 10952.379 16847.271 C 10952.379 16847.271 10507.436 16635.394 10337.934 16444.704 C 10168.432 16254.014 10192.374 16527.654 9935.367 16508.267 C 9625.655 16484.908 9681.114 15639.569 9681.114 15639.569 L 9469.236 16042.137 C 9469.236 16042.137 9405.673 16804.896 9829.428 16677.769 C 10036.379 16615.689 10104.869 16698.957 10020.118 16741.333 C 9935.367 16783.708 10316.746 16804.896 10168.432 16889.647 C 10020.118 16974.398 10782.877 16698.957 10655.750 17249.839 L 10952.379 16847.271 Z">
              <!-- 10 nodes -->
            </draw:path>
          </draw:g>
          <!-- id="g538" -->
          <draw:g id="g542">
            <draw:path id="path544" draw:style-name="style15" draw:layer="layout" svg:x="4.377cm" svg:y="9.515cm" svg:width="1.175cm" svg:height="0.795cm" svg:viewBox="0.0 0.0 1174.703 794.541" svg:d="M 9929.375 19305.051 C 9929.375 19305.051 9113.647 19538.116 8922.957 19029.610 C 8922.957 19029.610 8668.704 19156.737 8785.236 19315.645 C 8901.769 19474.553 8965.332 19495.741 8965.332 19495.741 C 8965.332 19495.741 9251.367 19559.304 9219.585 19601.680 C 9187.804 19644.055 9060.677 19824.151 9060.677 19824.151 C 9060.677 19824.151 9600.965 19506.335 9929.375 19305.051 Z">
              <!-- 7 nodes -->
            </draw:path>
          </draw:g>
          <!-- id="g542" -->
          <draw:g id="g546">
            <draw:path id="path548" draw:style-name="style14" draw:layer="layout" svg:x="16.928cm" svg:y="12.996cm" svg:width="1.021cm" svg:height="1.127cm" svg:viewBox="0.0 0.0 1020.661 1127.010" svg:d="M 34578.585 26928.584 C 34555.808 27041.938 34467.349 27084.314 34366.707 27119.273 C 34265.006 27068.423 34127.815 26904.218 34027.703 27013.335 C 34002.807 26987.909 33961.491 26984.731 33942.952 26949.771 C 33918.586 26902.099 33932.888 26847.011 33914.878 26804.635 C 33885.745 26736.834 33848.666 26664.796 33858.201 26589.580 C 33954.075 26551.971 33985.327 26450.800 33960.432 26357.574 C 33956.724 26343.802 33933.947 26333.737 33944.541 26315.198 C 33954.605 26297.718 33971.026 26286.065 33985.327 26271.763 C 33978.441 26279.179 33970.496 26291.362 33964.669 26290.302 C 33932.358 26284.476 33938.714 26250.575 33945.600 26230.447 C 33976.852 26137.751 34083.321 26123.979 34154.829 26187.012 C 34168.602 26157.349 34195.616 26167.413 34218.393 26165.824 C 34215.744 26135.102 34237.462 26107.028 34248.056 26084.781 C 34275.600 26027.045 34361.410 26085.311 34403.786 26053.000 C 34460.993 26009.035 34517.140 25972.486 34574.347 26004.268 C 34670.222 26057.767 34760.799 26121.860 34824.363 26214.556 C 34854.555 26258.521 34867.268 26326.322 34864.090 26377.172 C 34861.971 26411.602 34788.873 26392.533 34770.863 26441.795 C 34736.433 26534.491 34833.897 26562.035 34873.624 26633.014 C 34884.218 26651.554 34870.446 26667.445 34853.496 26672.741 C 34831.778 26679.627 34790.462 26669.563 34797.348 26693.400 C 34849.258 26862.372 34703.063 26898.391 34578.585 26928.584 Z">
              <!-- 23 nodes -->
            </draw:path>
          </draw:g>
          <!-- id="g546" -->
          <draw:g id="g550">
            <draw:path id="path552" draw:style-name="style14" draw:layer="layout" svg:x="17.078cm" svg:y="14.695cm" svg:width="0.350cm" svg:height="0.720cm" svg:viewBox="0.0 0.0 350.335 720.384" svg:d="M 34219.920 29665.863 C 34219.390 29573.697 34134.639 29481.000 34198.732 29390.423 C 34206.148 29397.838 34213.034 29409.492 34219.920 29409.492 C 34227.335 29409.492 34234.221 29397.838 34241.107 29390.423 C 34320.562 29508.015 34513.900 29556.747 34506.484 29707.709 C 34504.895 29731.546 34447.688 29780.277 34495.361 29814.178 C 34399.486 29885.686 34396.308 30011.224 34347.046 30110.806 C 34281.364 30095.975 34217.271 30076.376 34156.356 30047.243 C 34174.896 29968.848 34169.069 29879.330 34212.504 29809.411 C 34235.281 29772.332 34219.920 29715.125 34219.920 29665.863 Z">
              <!-- 10 nodes -->
            </draw:path>
          </draw:g>
          <!-- id="g550" -->
          <draw:g id="g554">
            <draw:path id="path556" draw:style-name="style16" draw:layer="layout" svg:x="7.893cm" svg:y="12.642cm" svg:width="5.021cm" svg:height="2.026cm" svg:viewBox="0.0 0.0 5021.309 2026.091" svg:d="M 16231.704 27135.870 C 16231.704 27135.870 15338.746 27672.979 16083.390 26860.429 C 16549.520 26351.923 17079.214 26055.294 17079.214 26055.294 C 17079.214 26055.294 17630.096 25822.229 17820.786 25758.666 C 18011.476 25695.102 18816.610 25419.661 18986.112 25398.474 C 19155.614 25377.286 19664.120 25165.408 20024.312 25377.286 C 20384.504 25589.163 20808.259 25822.229 20808.259 25822.229 C 20808.259 25822.229 19939.561 25377.286 19748.872 25504.412 C 19558.182 25631.539 19176.802 25610.351 18858.986 25779.853 C 18858.986 25779.853 18075.039 26012.919 17905.537 26118.857 C 17736.035 26224.796 17185.153 26839.241 17100.402 26796.866 C 17015.651 26754.490 17121.590 26733.302 17185.153 26584.988 C 17248.716 26436.674 17142.778 26351.923 16719.022 26690.927 C 16295.267 27029.931 16231.704 27135.870 16231.704 27135.870 Z">
              <!-- 14 nodes -->
            </draw:path>
          </draw:g>
          <!-- id="g554" -->
          <draw:g id="g558">
            <draw:path id="path560" draw:style-name="style15" draw:layer="layout" svg:x="8.730cm" svg:y="12.836cm" svg:width="4.652cm" svg:height="1.342cm" svg:viewBox="0.0 0.0 4651.797 1341.669" svg:d="M 17460.935 27013.732 C 17460.935 27013.732 17535.622 26323.011 17984.696 26411.470 C 17984.696 26411.470 18420.422 26190.588 18564.605 26086.238 C 18564.605 26086.238 18995.723 25996.190 19065.113 25963.349 C 20043.934 25502.621 20823.590 25741.990 20852.565 25682.664 C 20881.486 25623.392 21921.010 26000.428 22112.177 26216.543 C 22132.888 26240.379 21570.247 25920.444 21056.550 25820.332 C 20618.334 25734.680 19474.089 25833.044 18896.405 26126.495 C 18738.927 26206.479 18265.116 26512.642 18131.050 26506.815 C 17996.985 26500.988 17460.935 27013.732 17460.935 27013.732 Z">
              <!-- 10 nodes -->
            </draw:path>
          </draw:g>
          <!-- id="g558" -->
          <draw:g id="g562">
            <draw:path id="path564" draw:style-name="style16" draw:layer="layout" svg:x="8.195cm" svg:y="13.791cm" svg:width="4.657cm" svg:height="1.742cm" svg:viewBox="0.0 0.0 4657.110 1741.552" svg:d="M 16723.849 29322.703 C 16723.849 29322.703 15918.714 29195.577 16808.600 29110.826 C 16808.600 29110.826 17762.049 29004.887 17973.927 28729.446 C 17973.927 28729.446 18694.310 28242.128 18842.625 28220.940 C 18990.939 28199.752 20580.021 27818.373 20601.208 27691.246 C 20622.396 27564.120 20919.025 27564.120 21003.776 27606.495 C 21088.527 27648.871 21046.151 27712.434 20897.837 27754.809 C 20749.523 27797.185 19096.878 28665.883 18757.874 28729.446 C 18418.869 28793.009 17804.425 29195.577 17550.172 29259.140 C 17295.918 29322.703 16723.849 29322.703 16723.849 29322.703 Z">
              <!-- 10 nodes -->
            </draw:path>
          </draw:g>
          <!-- id="g562" -->
          <draw:g id="g566">
            <draw:path id="path568" draw:style-name="style15" draw:layer="layout" svg:x="9.361cm" svg:y="13.609cm" svg:width="4.126cm" svg:height="1.531cm" svg:viewBox="0.0 0.0 4126.089 1531.159" svg:d="M 18924.024 28749.150 C 18924.024 28749.150 18469.440 28705.185 18925.030 28662.280 C 18925.030 28662.280 19392.008 28480.595 19500.489 28339.696 C 19500.489 28339.696 19869.368 28090.210 19945.273 28079.087 C 20021.231 28068.493 20760.684 27873.036 20771.543 27807.884 C 20782.402 27742.731 22586.857 27076.376 22820.981 27245.349 C 22975.175 27356.584 22450.725 27268.125 21940.418 27501.720 C 21868.645 27534.561 20075.472 28306.855 19901.891 28339.696 C 19728.311 28372.007 19413.726 28578.058 19283.527 28610.899 C 19153.381 28643.211 18924.024 28749.150 18924.024 28749.150 Z">
              <!-- 10 nodes -->
            </draw:path>
          </draw:g>
          <!-- id="g566" -->
          <draw:g id="g570">
            <draw:path id="path572" draw:style-name="style15" draw:layer="layout" svg:x="9.143cm" svg:y="15.254cm" svg:width="0.221cm" svg:height="0.119cm" svg:viewBox="0.0 0.0 221.401 118.887" svg:d="M 18286.728 30511.020 C 18286.728 30511.020 18562.168 30489.832 18498.605 30574.583 C 18435.042 30659.334 18307.915 30616.958 18307.915 30616.958 L 18286.728 30511.020 Z">
              <!-- 4 nodes -->
            </draw:path>
          </draw:g>
          <!-- id="g570" -->
          <draw:g id="g574">
            <draw:path id="path576" draw:style-name="style15" draw:layer="layout" svg:x="8.762cm" svg:y="15.339cm" svg:width="0.221cm" svg:height="0.119cm" svg:viewBox="0.0 0.0 221.401 118.887" svg:d="M 17523.968 30680.522 C 17523.968 30680.522 17799.409 30659.334 17735.846 30744.085 C 17672.283 30828.836 17545.156 30786.460 17545.156 30786.460 L 17523.968 30680.522 Z">
              <!-- 4 nodes -->
            </draw:path>
          </draw:g>
          <!-- id="g574" -->
          <draw:g id="g578">
            <draw:path id="path580" draw:style-name="style15" draw:layer="layout" svg:x="8.211cm" svg:y="15.424cm" svg:width="0.221cm" svg:height="0.119cm" svg:viewBox="0.0 0.0 221.401 118.887" svg:d="M 16422.205 30850.024 C 16422.205 30850.024 16697.646 30828.836 16634.083 30913.587 C 16570.519 30998.338 16443.393 30955.962 16443.393 30955.962 L 16422.205 30850.024 Z">
              <!-- 4 nodes -->
            </draw:path>
          </draw:g>
          <!-- id="g578" -->
          <draw:g id="g582">
            <draw:path id="path584" draw:style-name="style15" draw:layer="layout" svg:x="7.809cm" svg:y="15.466cm" svg:width="0.221cm" svg:height="0.119cm" svg:viewBox="0.0 0.0 221.401 118.887" svg:d="M 15617.070 30934.775 C 15617.070 30934.775 15892.511 30913.587 15828.948 30998.338 C 15765.385 31083.089 15638.258 31040.713 15638.258 31040.713 L 15617.070 30934.775 Z">
              <!-- 4 nodes -->
            </draw:path>
          </draw:g>
          <!-- id="g582" -->
          <draw:g id="g586">
            <draw:path id="path588" draw:style-name="style15" draw:layer="layout" svg:x="9.779cm" svg:y="13.371cm" svg:width="0.233cm" svg:height="0.151cm" svg:viewBox="0.0 0.0 233.065 150.668" svg:d="M 19621.556 26741.953 L 19791.058 26826.704 C 19727.495 26911.455 19557.993 26890.268 19557.993 26890.268 L 19621.556 26741.953 Z">
              <!-- 4 nodes -->
            </draw:path>
          </draw:g>
          <!-- id="g586" -->
          <draw:g id="g590">
            <draw:path id="path592" draw:style-name="style15" draw:layer="layout" svg:x="9.313cm" svg:y="13.632cm" svg:width="0.242cm" svg:height="0.152cm" svg:viewBox="0.0 0.0 242.301 152.294" svg:d="M 18625.732 27299.449 C 18625.732 27299.449 18970.350 27186.094 18837.609 27363.012 C 18774.046 27447.763 18646.919 27405.388 18646.919 27405.388 L 18625.732 27299.449 Z">
              <!-- 4 nodes -->
            </draw:path>
          </draw:g>
          <!-- id="g590" -->
          <draw:g id="g594">
            <draw:path id="path596" draw:style-name="style15" draw:layer="layout" svg:x="8.720cm" svg:y="13.920cm" svg:width="0.221cm" svg:height="0.119cm" svg:viewBox="0.0 0.0 221.401 118.887" svg:d="M 17439.217 27841.362 C 17439.217 27841.362 17714.658 27820.175 17651.095 27904.926 C 17587.532 27989.677 17460.405 27947.301 17460.405 27947.301 L 17439.217 27841.362 Z">
              <!-- 4 nodes -->
            </draw:path>
          </draw:g>
          <!-- id="g594" -->
          <draw:g id="g598">
            <draw:path id="path600" draw:style-name="style15" draw:layer="layout" svg:x="8.317cm" svg:y="14.237cm" svg:width="0.221cm" svg:height="0.119cm" svg:viewBox="0.0 0.0 221.401 118.887" svg:d="M 16634.083 28476.995 C 16634.083 28476.995 16909.523 28455.807 16845.960 28540.558 C 16782.397 28625.309 16655.270 28582.934 16655.270 28582.934 L 16634.083 28476.995 Z">
              <!-- 4 nodes -->
            </draw:path>
          </draw:g>
          <!-- id="g598" -->
          <draw:g id="g602">
            <draw:path id="path604" draw:style-name="style15" draw:layer="layout" svg:x="7.957cm" svg:y="14.492cm" svg:width="0.221cm" svg:height="0.119cm" svg:viewBox="0.0 0.0 221.401 118.887" svg:d="M 15913.699 28985.501 C 15913.699 28985.501 16189.140 28964.313 16125.576 29049.064 C 16062.013 29133.815 15934.887 29091.440 15934.887 29091.440 L 15913.699 28985.501 Z">
              <!-- 4 nodes -->
            </draw:path>
          </draw:g>
          <!-- id="g602" -->
          <draw:g id="g606">
            <draw:path id="path608" draw:style-name="style15" draw:layer="layout" svg:x="10.027cm" svg:y="14.830cm" svg:width="0.295cm" svg:height="0.158cm" svg:viewBox="0.0 0.0 294.682 158.035" svg:d="M 20053.998 29662.764 C 20053.998 29662.764 20420.599 29634.690 20336.007 29747.515 C 20251.415 29859.810 20082.178 29803.662 20082.178 29803.662 L 20053.998 29662.764 Z">
              <!-- 4 nodes -->
            </draw:path>
          </draw:g>
          <!-- id="g606" -->
          <draw:g id="g610">
            <draw:path id="path612" draw:style-name="style15" draw:layer="layout" svg:x="10.578cm" svg:y="14.576cm" svg:width="0.295cm" svg:height="0.158cm" svg:viewBox="0.0 0.0 294.682 158.035" svg:d="M 21155.762 29154.258 C 21155.762 29154.258 21522.363 29126.184 21437.771 29239.009 C 21353.178 29351.304 21183.941 29295.156 21183.941 29295.156 L 21155.762 29154.258 Z">
              <!-- 4 nodes -->
            </draw:path>
          </draw:g>
          <!-- id="g610" -->
          <draw:g id="g614">
            <draw:path id="path616" draw:style-name="style15" draw:layer="layout" svg:x="11.150cm" svg:y="14.343cm" svg:width="0.295cm" svg:height="0.158cm" svg:viewBox="0.0 0.0 294.682 158.035" svg:d="M 22299.900 28688.127 C 22299.900 28688.127 22666.501 28660.053 22581.909 28772.878 C 22497.317 28885.173 22328.080 28829.026 22328.080 28829.026 L 22299.900 28688.127 Z">
              <!-- 4 nodes -->
            </draw:path>
          </draw:g>
          <!-- id="g614" -->
          <draw:g id="g618">
            <draw:path id="path620" draw:style-name="style15" draw:layer="layout" svg:x="11.701cm" svg:y="14.088cm" svg:width="0.295cm" svg:height="0.158cm" svg:viewBox="0.0 0.0 294.682 158.035" svg:d="M 23401.664 28179.621 C 23401.664 28179.621 23768.265 28151.547 23683.673 28264.372 C 23599.081 28376.667 23429.843 28320.519 23429.843 28320.519 L 23401.664 28179.621 Z">
              <!-- 4 nodes -->
            </draw:path>
          </draw:g>
          <!-- id="g618" -->
          <draw:g id="g622">
            <draw:path id="path624" draw:style-name="style15" draw:layer="layout" svg:x="10.225cm" svg:y="13.135cm" svg:width="0.309cm" svg:height="0.187cm" svg:viewBox="0.0 0.0 308.877 186.908" svg:d="M 20463.558 26272.723 C 20463.558 26272.723 20830.159 26244.649 20745.567 26357.474 C 20660.974 26469.769 20449.362 26455.997 20449.362 26455.997 L 20463.558 26272.723 Z">
              <!-- 4 nodes -->
            </draw:path>
          </draw:g>
          <!-- id="g622" -->
          <draw:g id="g626">
            <draw:path id="path628" draw:style-name="style15" draw:layer="layout" svg:x="10.733cm" svg:y="12.965cm" svg:width="0.330cm" svg:height="0.187cm" svg:viewBox="0.0 0.0 330.065 186.955" svg:d="M 21501.758 25933.672 C 21501.758 25933.672 21868.359 25905.386 21783.767 26018.423 C 21699.174 26130.718 21466.374 26116.946 21466.374 26116.946 L 21501.758 25933.672 Z">
              <!-- 4 nodes -->
            </draw:path>
          </draw:g>
          <!-- id="g626" -->
          <draw:g id="g630">
            <draw:path id="path632" draw:style-name="style15" draw:layer="layout" svg:x="9.567cm" svg:y="15.085cm" svg:width="0.221cm" svg:height="0.119cm" svg:viewBox="0.0 0.0 221.401 118.887" svg:d="M 19134.238 30172.015 C 19134.238 30172.015 19409.679 30150.828 19346.115 30235.579 C 19282.552 30320.330 19155.426 30277.954 19155.426 30277.954 L 19134.238 30172.015 Z">
              <!-- 4 nodes -->
            </draw:path>
          </draw:g>
          <!-- id="g630" -->
          <draw:g id="g634">
            <draw:path id="path636" draw:style-name="style39" draw:layer="layout" svg:x="5.436cm" svg:y="9.824cm" svg:width="0.254cm" svg:height="0.644cm" svg:viewBox="0.0 0.0 254.253 644.003" svg:d="M 11125.266 19656.872 C 11125.266 19656.872 10892.201 20123.003 10871.013 20292.505 C 10871.013 20292.505 10913.389 19826.374 10976.952 19720.436 C 11040.515 19614.497 11125.266 19656.872 11125.266 19656.872 Z">
              <!-- 4 nodes -->
            </draw:path>
          </draw:g>
          <!-- id="g634" -->
          <draw:g id="g638">
            <draw:path id="path640" draw:style-name="style39" draw:layer="layout" svg:x="4.520cm" svg:y="10.574cm" svg:width="0.195cm" svg:height="0.911cm" svg:viewBox="0.0 0.0 195.014 911.073" svg:d="M 9235.232 21148.386 C 9235.232 21148.386 9065.730 21911.145 9086.918 22059.459 C 9086.918 22059.459 9023.354 21445.014 9044.542 21381.451 C 9065.730 21317.888 9235.232 21148.386 9235.232 21148.386 Z">
              <!-- 4 nodes -->
            </draw:path>
          </draw:g>
          <!-- id="g638" -->
          <draw:g id="g642">
            <draw:path id="path644" draw:style-name="style16" draw:layer="layout" svg:x="5.690cm" svg:y="6.623cm" svg:width="0.784cm" svg:height="1.250cm" svg:viewBox="0.0 0.0 784.442 1250.078" svg:d="M 11506.646 13245.353 L 11496.052 13414.855 L 11379.519 13425.449 C 11379.519 13425.449 12131.685 14092.863 12163.466 14495.430 C 12163.466 14495.430 12205.842 14061.081 11506.646 13245.353 Z">
              <!-- 5 nodes -->
            </draw:path>
          </draw:g>
          <!-- id="g642" -->
          <draw:g id="g646">
            <draw:path id="path648" draw:style-name="style15" draw:layer="layout" svg:x="5.985cm" svg:y="5.711cm" svg:width="0.601cm" svg:height="2.116cm" svg:viewBox="0.0 0.0 601.351 2116.269" svg:d="M 12013.143 12400.380 C 11990.314 12378.344 12001.914 12338.882 11980.302 12325.110 C 11937.450 12297.778 12049.057 12294.759 12036.980 12256.833 C 12016.692 12192.952 12026.598 12191.839 12020.135 12124.250 C 12017.116 12092.575 12048.262 12011.002 12068.655 11987.695 C 12145.249 11900.190 12075.118 11744.884 12161.987 11662.728 C 12178.090 11647.420 12198.007 11618.181 12213.103 11596.040 C 12248.010 11545.030 12310.725 11519.181 12361.046 11475.322 C 12377.891 11460.703 12367.244 11416.897 12397.383 11421.770 C 12435.203 11427.862 12500.938 11420.976 12498.555 11465.523 C 12492.569 11577.818 12422.173 11668.925 12354.372 11757.278 C 12378.261 11794.569 12354.001 11828.204 12338.958 11857.708 C 12268.244 11996.488 12278.255 12146.974 12269.039 12297.407 C 12268.774 12301.910 12252.512 12306.041 12252.936 12308.849 C 12271.634 12432.532 12302.568 12549.012 12349.128 12667.081 C 12368.515 12716.342 12393.464 12763.750 12401.409 12812.852 C 12407.289 12849.189 12412.744 12893.313 12391.133 12930.656 C 12498.926 13083.738 12429.589 13224.160 12491.510 13411.195 C 12502.475 13444.300 12592.099 13545.684 12567.574 13537.156 C 12434.462 13491.019 12428.529 13469.938 12419.154 13430.052 C 12411.420 13397.052 12393.940 13324.113 12381.387 13292.225 C 12377.997 13283.538 12368.939 13183.744 12364.807 13177.282 C 12284.664 13051.109 12356.597 13060.431 12284.029 12935.529 C 12208.389 12899.510 12157.220 12841.032 12097.736 12779.482 C 12087.248 12768.676 12147.792 12730.326 12138.204 12719.044 C 12080.362 12650.766 12019.288 12610.138 12037.086 12531.055 C 12045.296 12494.506 12052.553 12438.518 12013.143 12400.380 Z">
              <!-- 27 nodes -->
            </draw:path>
          </draw:g>
          <!-- id="g646" -->
          <draw:g id="g650">
            <draw:path id="path652" draw:style-name="style15" draw:layer="layout" svg:x="5.446cm" svg:y="6.696cm" svg:width="0.607cm" svg:height="0.763cm" svg:viewBox="0.0 0.0 607.401 763.217" svg:d="M 11284.174 13477.960 C 11284.174 13477.960 11305.362 13838.152 11432.489 13922.903 C 11559.615 14007.654 11496.052 13965.278 11326.550 13901.715 C 11157.048 13838.152 11220.611 13795.776 11220.611 13795.776 C 11220.611 13795.776 11072.297 13816.964 11199.423 13922.903 C 11326.550 14028.842 11517.240 14155.968 11432.489 14155.968 C 11347.738 14155.968 10945.170 13944.091 10945.170 13795.776 C 10945.170 13647.462 10892.201 13430.288 10892.201 13430.288 C 10892.201 13430.288 10950.467 13387.912 11204.720 13393.209 C 11204.720 13393.209 11278.877 13430.288 11284.174 13477.960 Z">
              <!-- 10 nodes -->
            </draw:path>
          </draw:g>
          <!-- id="g650" -->
          <draw:g id="g654">
            <draw:path id="path656" draw:style-name="style44" draw:layer="layout" svg:x="4.365cm" svg:y="7.707cm" svg:width="1.708cm" svg:height="0.126cm" svg:viewBox="0.0 0.0 1707.737 126.285" svg:d="M 10160.629 15473.770 C 10160.629 15473.770 9709.330 15325.932 8730.456 15505.552 C 8730.456 15505.552 9208.822 15395.481 10203.005 15516.145 C 10748.590 15582.357 10160.629 15473.770 10160.629 15473.770 Z">
              <!-- 4 nodes -->
            </draw:path>
          </draw:g>
          <!-- id="g654" -->
          <draw:g id="g658">
            <draw:path id="path660" draw:style-name="style44" draw:layer="layout" svg:x="4.479cm" svg:y="7.642cm" svg:width="1.699cm" svg:height="0.210cm" svg:viewBox="0.0 0.0 1698.574 210.477" svg:d="M 10385.710 15404.793 C 10385.710 15404.793 9948.924 15218.447 8958.132 15312.785 C 8958.132 15312.785 9444.285 15244.508 10424.272 15450.665 C 10962.123 15563.807 10385.710 15404.793 10385.710 15404.793 Z">
              <!-- 4 nodes -->
            </draw:path>
          </draw:g>
          <!-- id="g658" -->
          <draw:g id="g662">
            <draw:path id="path664" draw:style-name="style44" draw:layer="layout" svg:x="4.585cm" svg:y="7.566cm" svg:width="1.680cm" svg:height="0.310cm" svg:viewBox="0.0 0.0 1680.493 310.421" svg:d="M 10586.130 15334.074 C 10586.130 15334.074 10164.388 15115.787 9169.358 15136.181 C 9169.358 15136.181 9659.219 15104.187 10621.196 15382.700 C 11149.089 15535.517 10586.130 15334.074 10586.130 15334.074 Z">
              <!-- 4 nodes -->
            </draw:path>
          </draw:g>
          <!-- id="g662" -->
          <draw:g id="g666">
            <draw:path id="path668" draw:style-name="style44" draw:layer="layout" svg:x="4.813cm" svg:y="7.491cm" svg:width="1.484cm" svg:height="0.406cm" svg:viewBox="0.0 0.0 1483.971 406.387" svg:d="M 10882.177 15270.638 C 10882.177 15270.638 10520.713 15042.499 9626.908 14984.338 C 9626.908 14984.338 10068.620 14993.343 10909.827 15316.933 C 11371.508 15494.540 10882.177 15270.638 10882.177 15270.638 Z">
              <!-- 4 nodes -->
            </draw:path>
          </draw:g>
          <!-- id="g666" -->
          <draw:g id="g670">
            <draw:path id="path672" draw:style-name="style44" draw:layer="layout" svg:x="12.133cm" svg:y="7.559cm" svg:width="1.702cm" svg:height="0.790cm" svg:viewBox="0.0 0.0 1702.408 790.130" svg:d="M 24308.369 15895.432 C 24308.369 15895.432 24259.108 15929.545 24270.443 15866.988 C 24281.832 15804.431 25775.992 15106.824 25967.424 15120.067 C 25967.424 15120.067 24365.206 15819.580 24308.369 15895.432 Z">
              <!-- 4 nodes -->
            </draw:path>
          </draw:g>
          <!-- id="g670" -->
          <draw:g id="g674">
            <draw:path id="path676" draw:style-name="style44" draw:layer="layout" svg:x="11.952cm" svg:y="7.465cm" svg:width="1.638cm" svg:height="0.920cm" svg:viewBox="0.0 0.0 1637.564 919.754" svg:d="M 23947.844 15835.450 C 23947.844 15835.450 23901.443 15873.323 23907.852 15810.078 C 23914.262 15746.832 25349.044 14934.017 25540.899 14932.216 C 25540.899 14932.216 23998.589 15755.413 23947.844 15835.450 Z">
              <!-- 4 nodes -->
            </draw:path>
          </draw:g>
          <!-- id="g674" -->
          <draw:g id="g678">
            <draw:path id="path680" draw:style-name="style44" draw:layer="layout" svg:x="11.777cm" svg:y="7.435cm" svg:width="1.575cm" svg:height="1.024cm" svg:viewBox="0.0 0.0 1575.476 1024.467" svg:d="M 23598.625 15878.085 C 23598.625 15878.085 23554.766 15918.977 23556.991 15855.414 C 23559.216 15791.903 24608.910 14971.037 25128.646 14871.772 C 25128.646 14871.772 24173.608 15302.254 23598.625 15878.085 Z">
              <!-- 4 nodes -->
            </draw:path>
          </draw:g>
          <!-- id="g678" -->
          <draw:g id="g682">
            <draw:path id="path684" draw:style-name="style44" draw:layer="layout" svg:x="11.629cm" svg:y="7.634cm" svg:width="1.418cm" svg:height="0.923cm" svg:viewBox="0.0 0.0 1418.256 922.515" svg:d="M 23298.137 16176.090 C 23298.137 16176.090 23258.675 16212.851 23260.688 16155.697 C 23262.700 16098.490 24207.357 15359.726 24675.129 15270.420 C 24675.129 15270.420 23815.648 15657.838 23298.137 16176.090 Z">
              <!-- 4 nodes -->
            </draw:path>
          </draw:g>
          <!-- id="g682" -->
          <draw:g id="g686">
            <draw:path id="path688" draw:style-name="style16" draw:layer="layout" svg:x="9.657cm" svg:y="14.719cm" svg:width="3.972cm" svg:height="1.661cm" svg:viewBox="0.0 0.0 3971.983 1660.957" svg:d="M 19647.759 31098.319 C 19647.759 31098.319 18842.625 30971.192 19732.510 30886.441 C 19732.510 30886.441 20685.959 30780.502 20897.837 30505.062 C 20897.837 30505.062 21618.221 30017.743 21766.535 29996.556 C 21914.849 29975.368 22783.547 29784.678 22804.735 29657.551 C 22825.923 29530.425 23143.739 29403.298 23228.490 29445.674 C 23313.241 29488.049 23313.241 29975.368 23164.927 30017.743 C 23016.612 30060.119 22020.788 30441.498 21681.784 30505.062 C 21342.780 30568.625 20728.335 30971.192 20474.082 31034.756 C 20219.829 31098.319 19647.759 31098.319 19647.759 31098.319 Z">
              <!-- 10 nodes -->
            </draw:path>
          </draw:g>
          <!-- id="g686" -->
          <draw:g id="g690">
            <draw:path id="path692" draw:style-name="style15" draw:layer="layout" svg:x="9.633cm" svg:y="14.399cm" svg:width="4.226cm" svg:height="1.854cm" svg:viewBox="0.0 0.0 4225.597 1853.929" svg:d="M 23490.312 28797.166 C 23490.312 28797.166 23331.404 28881.917 23267.841 29019.637 C 23267.841 29019.637 22928.837 29581.112 22176.672 29750.615 C 22176.672 29750.615 20958.376 30227.339 20545.214 30333.278 C 20545.214 30333.278 19835.425 30598.125 19443.451 30555.749 C 19443.451 30555.749 19072.665 30566.343 19401.076 30651.094 C 19401.076 30651.094 20471.057 30545.155 20651.153 30449.810 C 20651.153 30449.810 21477.476 30174.370 21636.384 30036.649 C 21795.292 29898.929 22759.335 29634.082 22875.867 29528.143 C 22992.400 29422.204 23511.500 28977.261 23490.312 28797.166 Z">
              <!-- 10 nodes -->
            </draw:path>
          </draw:g>
          <!-- id="g690" -->
          <draw:g id="g694">
            <draw:path id="path696" draw:style-name="style15" draw:layer="layout" svg:x="10.747cm" svg:y="16.067cm" svg:width="0.225cm" svg:height="0.119cm" svg:viewBox="0.0 0.0 224.699 119.467" svg:d="M 21494.766 32134.658 C 21494.766 32134.658 21771.743 32122.475 21710.669 32204.578 C 21649.595 32286.680 21519.926 32240.597 21519.926 32240.597 L 21494.766 32134.658 Z">
              <!-- 4 nodes -->
            </draw:path>
          </draw:g>
          <!-- id="g694" -->
          <draw:g id="g698">
            <draw:path id="path700" draw:style-name="style15" draw:layer="layout" svg:x="10.366cm" svg:y="16.139cm" svg:width="0.225cm" svg:height="0.120cm" svg:viewBox="0.0 0.0 224.686 119.687" svg:d="M 20731.795 32277.744 C 20731.795 32277.744 21008.718 32266.091 20947.698 32348.193 C 20886.624 32430.296 20756.955 32383.683 20756.955 32383.683 L 20731.795 32277.744 Z">
              <!-- 4 nodes -->
            </draw:path>
          </draw:g>
          <!-- id="g698" -->
          <draw:g id="g702">
            <draw:path id="path704" draw:style-name="style15" draw:layer="layout" svg:x="9.813cm" svg:y="16.205cm" svg:width="0.225cm" svg:height="0.119cm" svg:viewBox="0.0 0.0 224.699 119.467" svg:d="M 19626.959 32410.099 C 19626.959 32410.099 19903.936 32397.916 19842.862 32480.019 C 19781.789 32562.121 19652.119 32516.038 19652.119 32516.038 L 19626.959 32410.099 Z">
              <!-- 4 nodes -->
            </draw:path>
          </draw:g>
          <!-- id="g702" -->
          <draw:g id="g706">
            <draw:path id="path708" draw:style-name="style15" draw:layer="layout" svg:x="9.409cm" svg:y="16.234cm" svg:width="0.225cm" svg:height="0.119cm" svg:viewBox="0.0 0.0 224.699 119.226" svg:d="M 18818.222 32468.365 C 18818.222 32468.365 19095.199 32456.183 19034.126 32538.285 C 18973.052 32620.388 18843.383 32573.775 18843.383 32573.775 L 18818.222 32468.365 Z">
              <!-- 4 nodes -->
            </draw:path>
          </draw:g>
          <!-- id="g706" -->
          <draw:g id="g710">
            <draw:path id="path712" draw:style-name="style15" draw:layer="layout" svg:x="11.623cm" svg:y="15.675cm" svg:width="0.299cm" svg:height="0.159cm" svg:viewBox="0.0 0.0 299.071 159.156" svg:d="M 23246.251 31350.541 C 23246.251 31350.541 23614.918 31334.650 23533.610 31443.767 C 23452.355 31553.414 23279.728 31491.440 23279.728 31491.440 L 23246.251 31350.541 Z">
              <!-- 4 nodes -->
            </draw:path>
          </draw:g>
          <!-- id="g710" -->
          <draw:g id="g714">
            <draw:path id="path716" draw:style-name="style15" draw:layer="layout" svg:x="12.170cm" svg:y="15.386cm" svg:width="0.289cm" svg:height="0.225cm" svg:viewBox="0.0 0.0 289.152 224.715" svg:d="M 24339.010 30827.095 C 24339.010 30827.095 24654.655 30652.296 24626.369 30920.321 C 24612.067 31055.393 24372.487 30967.993 24372.487 30967.993 L 24339.010 30827.095 Z">
              <!-- 4 nodes -->
            </draw:path>
          </draw:g>
          <!-- id="g714" -->
          <draw:g id="g718">
            <draw:path id="path720" draw:style-name="style15" draw:layer="layout" svg:x="12.653cm" svg:y="15.227cm" svg:width="0.302cm" svg:height="0.232cm" svg:viewBox="0.0 0.0 301.706 231.618" svg:d="M 25306.443 30519.559 C 25306.443 30519.559 25685.651 30323.572 25593.802 30613.315 C 25552.592 30742.560 25339.867 30660.987 25339.867 30660.987 L 25306.443 30519.559 Z">
              <!-- 4 nodes -->
            </draw:path>
          </draw:g>
          <!-- id="g718" -->
          <draw:g id="g722">
            <draw:path id="path724" draw:style-name="style15" draw:layer="layout" svg:x="13.157cm" svg:y="14.945cm" svg:width="0.289cm" svg:height="0.260cm" svg:viewBox="0.0 0.0 288.556 260.495" svg:d="M 26314.344 29981.722 C 26314.344 29981.722 26545.238 29722.172 26601.703 30074.948 C 26623.209 30209.491 26347.821 30122.621 26347.821 30122.621 L 26314.344 29981.722 Z">
              <!-- 4 nodes -->
            </draw:path>
          </draw:g>
          <!-- id="g722" -->
          <draw:g id="g726">
            <draw:path id="path728" draw:style-name="style15" draw:layer="layout" svg:x="11.169cm" svg:y="15.913cm" svg:width="0.225cm" svg:height="0.119cm" svg:viewBox="0.0 0.0 224.686 119.467" svg:d="M 22337.191 31826.376 C 22337.191 31826.376 22614.115 31814.194 22553.094 31896.296 C 22492.020 31978.399 22362.298 31932.315 22362.298 31932.315 L 22337.191 31826.376 Z">
              <!-- 4 nodes -->
            </draw:path>
          </draw:g>
          <!-- id="g726" -->
          <draw:g id="g730">
            <draw:path id="path732" draw:style-name="style44" draw:layer="layout" svg:x="13.013cm" svg:y="8.626cm" svg:width="1.398cm" svg:height="0.870cm" svg:viewBox="0.0 0.0 1398.195 870.123" svg:d="M 26067.454 18109.670 C 26067.454 18109.670 26028.998 18144.894 26028.945 18088.164 C 26028.945 18031.487 26955.062 17328.901 27423.470 17255.591 C 27423.470 17255.591 26570.716 17612.022 26067.454 18109.670 Z">
              <!-- 4 nodes -->
            </draw:path>
          </draw:g>
          <!-- id="g730" -->
          <draw:g id="g734">
            <draw:path id="path736" draw:style-name="style15" draw:layer="layout" svg:x="12.759cm" svg:y="12.600cm" svg:width="2.434cm" svg:height="3.682cm" svg:viewBox="0.0 0.0 2434.103 3682.324" svg:d="M 25970.188 25462.049 C 25970.188 25462.049 27135.567 26648.563 27622.886 26839.253 C 27622.886 26839.253 28110.151 27432.510 27898.274 28809.714 C 27898.274 28809.714 27728.824 29212.281 27559.322 28110.518 C 27559.322 28110.518 27728.824 26775.689 27135.567 27623.200 C 27135.567 27623.200 26690.571 27098.803 27029.576 27114.694 C 27029.576 27114.694 27199.131 27220.632 27220.318 27135.881 C 27241.506 27051.130 26817.698 26330.747 25906.625 25567.987 C 24995.551 24805.228 25970.188 25462.049 25970.188 25462.049 Z">
              <!-- 9 nodes -->
            </draw:path>
          </draw:g>
          <!-- id="g734" -->
          <draw:g id="g738">
            <draw:path id="path740" draw:style-name="style44" draw:layer="layout" svg:x="10.115cm" svg:y="14.851cm" svg:width="6.848cm" svg:height="1.658cm" svg:viewBox="0.0 0.0 6848.276 1657.917" svg:d="M 20232.972 29768.886 C 20232.972 29768.886 20222.378 29673.542 20317.723 29715.917 C 20413.068 29758.293 25402.784 30086.703 27076.617 31357.968 C 27076.617 31357.968 24682.454 30129.078 20232.972 29768.886 Z">
              <!-- 4 nodes -->
            </draw:path>
          </draw:g>
          <!-- id="g738" -->
          <draw:g id="g742">
            <draw:path id="path744" draw:style-name="style44" draw:layer="layout" svg:x="10.666cm" svg:y="14.618cm" svg:width="8.671cm" svg:height="1.721cm" svg:viewBox="0.0 0.0 8670.962 1720.866" svg:d="M 21334.735 29302.756 C 21334.735 29302.756 21324.141 29207.411 21419.486 29249.786 C 21514.831 29292.162 28750.450 29239.193 30000.527 30955.401 C 30000.527 30955.401 28835.201 29620.572 21334.735 29302.756 Z">
              <!-- 4 nodes -->
            </draw:path>
          </draw:g>
          <!-- id="g742" -->
          <draw:g id="g746">
            <draw:path id="path748" draw:style-name="style44" draw:layer="layout" svg:x="11.280cm" svg:y="14.316cm" svg:width="10.621cm" svg:height="1.176cm" svg:viewBox="0.0 0.0 10620.574 1175.732" svg:d="M 22563.625 28788.320 C 22563.625 28788.320 22553.031 28692.975 22648.376 28735.351 C 22743.721 28777.726 31928.613 28089.124 33178.691 29805.332 C 33178.691 29805.332 32670.184 28449.316 22563.625 28788.320 Z">
              <!-- 4 nodes -->
            </draw:path>
          </draw:g>
          <!-- id="g746" -->
          <draw:g id="g750">
            <draw:path id="path752" draw:style-name="style44" draw:layer="layout" svg:x="11.810cm" svg:y="13.190cm" svg:width="7.908cm" svg:height="1.032cm" svg:viewBox="0.0 0.0 7908.388 1032.025" svg:d="M 23623.013 27408.191 C 23623.013 27408.191 23612.419 27312.846 23707.764 27355.222 C 23803.109 27397.597 30275.968 25352.979 31526.046 27069.187 C 31526.046 27069.187 30816.256 25766.140 23623.013 27408.191 Z">
              <!-- 4 nodes -->
            </draw:path>
          </draw:g>
          <!-- id="g750" -->
          <draw:g id="g754">
            <draw:path id="path756" draw:style-name="style44" draw:layer="layout" svg:x="8.738cm" svg:y="15.360cm" svg:width="1.235cm" svg:height="2.228cm" svg:viewBox="0.0 0.0 1234.564 2228.078" svg:d="M 17478.564 30785.899 C 17478.564 30785.899 17467.970 30690.554 17563.315 30732.929 C 17658.660 30775.305 18601.515 30891.837 18707.454 32947.050 C 18707.454 32947.050 18326.074 30722.335 17478.564 30785.899 Z">
              <!-- 4 nodes -->
            </draw:path>
          </draw:g>
          <!-- id="g754" -->
          <draw:g id="g758">
            <draw:path id="path760" draw:style-name="style44" draw:layer="layout" svg:x="8.272cm" svg:y="15.444cm" svg:width="0.809cm" svg:height="1.868cm" svg:viewBox="0.0 0.0 808.934 1867.629" svg:d="M 16546.302 30955.401 C 16546.302 30955.401 16535.709 30860.056 16631.054 30902.431 C 16726.398 30944.807 17478.564 30701.148 17330.249 32756.360 C 17330.249 32756.360 17393.813 30891.837 16546.302 30955.401 Z">
              <!-- 4 nodes -->
            </draw:path>
          </draw:g>
          <!-- id="g758" -->
          <draw:g id="g762">
            <draw:path id="path764" draw:style-name="style44" draw:layer="layout" svg:x="7.848cm" svg:y="15.466cm" svg:width="0.598cm" svg:height="1.275cm" svg:viewBox="0.0 0.0 598.217 1275.464" svg:d="M 15698.792 30997.776 C 15698.792 30997.776 15688.198 30902.431 15783.543 30944.807 C 15878.888 30987.182 16694.617 31018.964 16037.796 32205.478 C 16037.796 32205.478 16546.302 30934.213 15698.792 30997.776 Z">
              <!-- 4 nodes -->
            </draw:path>
          </draw:g>
          <!-- id="g762" -->
          <draw:g id="g766">
            <draw:path id="path768" draw:style-name="style44" draw:layer="layout" svg:x="10.352cm" svg:y="9.106cm" svg:width="5.585cm" svg:height="4.143cm" svg:viewBox="0.0 0.0 5584.551 4142.850" svg:d="M 20709.669 22289.178 C 20709.669 22289.178 20686.150 22395.117 20768.200 22331.024 C 21619.312 21662.127 23337.745 18542.124 26287.610 18243.694 C 26287.610 18243.694 24258.247 17602.235 20709.934 22289.178 L 20709.669 22289.178 Z">
              <!-- 5 nodes -->
            </draw:path>
          </draw:g>
          <!-- id="g766" -->
          <draw:g id="g770">
            <draw:path id="path772" draw:style-name="style44" draw:layer="layout" svg:x="10.923cm" svg:y="9.505cm" svg:width="8.192cm" svg:height="3.585cm" svg:viewBox="0.0 0.0 8191.599 3585.276" svg:d="M 21873.950 22593.613 C 21873.950 22593.613 21801.752 22530.579 21900.699 22497.738 C 21999.646 22464.367 27955.630 18624.087 30036.797 19046.041 C 30036.797 19046.041 28600.797 18648.241 21874.215 22593.613 L 21873.950 22593.613 Z">
              <!-- 5 nodes -->
            </draw:path>
          </draw:g>
          <!-- id="g770" -->
          <draw:g id="g774">
            <draw:path id="path776" draw:style-name="style44" draw:layer="layout" svg:x="9.841cm" svg:y="10.015cm" svg:width="3.046cm" svg:height="3.449cm" svg:viewBox="0.0 0.0 3046.314 3449.073" svg:d="M 19687.706 23426.773 C 19687.706 23426.773 19660.745 23511.524 19751.376 23459.614 C 20226.776 23188.411 20418.260 20157.979 22726.507 20091.502 C 22726.507 20091.502 21009.716 19312.111 19687.706 23426.773 Z">
              <!-- 4 nodes -->
            </draw:path>
          </draw:g>
          <!-- id="g774" -->
          <draw:g id="g778">
            <draw:path id="path780" draw:style-name="style44" draw:layer="layout" svg:x="8.773cm" svg:y="11.961cm" svg:width="4.096cm" svg:height="2.093cm" svg:viewBox="0.0 0.0 4096.255 2093.422" svg:d="M 17565.177 25956.612 C 17565.177 25956.612 17508.129 26024.942 17611.578 26011.170 C 18154.303 25940.721 19288.112 23754.780 21642.019 24023.812 C 21642.019 24023.812 19948.800 23263.913 17565.177 25956.612 Z">
              <!-- 4 nodes -->
            </draw:path>
          </draw:g>
          <!-- id="g778" -->
          <draw:g id="g782">
            <draw:path id="path784" draw:style-name="style44" draw:layer="layout" svg:x="9.375cm" svg:y="10.970cm" svg:width="3.642cm" svg:height="2.757cm" svg:viewBox="0.0 0.0 3642.467 2757.122" svg:d="M 18762.119 24640.982 C 18762.119 24640.982 18719.161 24718.847 18818.160 24685.476 C 19337.207 24512.266 20030.259 22149.037 22392.058 21961.154 C 22392.058 21961.154 20584.425 21540.418 18762.119 24640.982 Z">
              <!-- 4 nodes -->
            </draw:path>
          </draw:g>
          <!-- id="g782" -->
          <draw:g id="g786">
            <draw:path id="path788" draw:style-name="style44" draw:layer="layout" svg:x="8.403cm" svg:y="12.618cm" svg:width="3.319cm" svg:height="1.697cm" svg:viewBox="0.0 0.0 3318.667 1696.843" svg:d="M 16822.332 26885.052 C 16822.332 26885.052 16776.090 26940.140 16859.887 26929.546 C 17299.480 26872.339 18217.863 25101.572 20124.550 25319.488 C 20124.550 25319.488 18753.013 24703.984 16822.332 26885.052 Z">
              <!-- 4 nodes -->
            </draw:path>
          </draw:g>
          <!-- id="g786" -->
          <draw:g id="g790">
            <draw:path id="path792" draw:style-name="style44" draw:layer="layout" svg:x="7.997cm" svg:y="13.419cm" svg:width="2.874cm" svg:height="1.213cm" svg:viewBox="0.0 0.0 2874.395 1213.433" svg:d="M 16013.433 27998.472 C 16013.433 27998.472 15960.199 28054.090 16044.473 28047.734 C 16265.250 28031.313 17888.126 26279.086 18866.364 27100.111 C 18866.364 27100.111 18229.937 26108.471 16013.433 27998.472 Z">
              <!-- 4 nodes -->
            </draw:path>
          </draw:g>
          <!-- id="g790" -->
          <draw:g id="g794">
            <draw:path id="path796" draw:style-name="style44" draw:layer="layout" svg:x="11.677cm" svg:y="10.299cm" svg:width="8.568cm" svg:height="2.592cm" svg:viewBox="0.0 0.0 8568.275 2592.436" svg:d="M 23376.627 23187.911 C 23376.627 23187.911 23313.011 23116.137 23415.347 23095.744 C 23517.684 23075.404 29910.984 20018.381 31921.702 20699.885 C 31921.702 20699.885 30547.676 20123.896 23376.680 23187.911 L 23376.627 23187.911 Z">
              <!-- 5 nodes -->
            </draw:path>
          </draw:g>
          <!-- id="g794" -->
          <draw:g id="g798">
            <draw:path id="path800" draw:style-name="style44" draw:layer="layout" svg:x="9.924cm" svg:y="16.228cm" svg:width="0.598cm" svg:height="1.275cm" svg:viewBox="0.0 0.0 598.217 1275.464" svg:d="M 19851.592 32523.295 C 19851.592 32523.295 19840.998 32427.950 19936.343 32470.325 C 20031.688 32512.701 20847.417 32544.482 20190.596 33730.997 C 20190.596 33730.997 20699.103 32459.731 19851.592 32523.295 Z">
              <!-- 4 nodes -->
            </draw:path>
          </draw:g>
          <!-- id="g798" -->
          <draw:g id="g802">
            <draw:path id="path804" draw:style-name="style44" draw:layer="layout" svg:x="10.475cm" svg:y="16.144cm" svg:width="1.235cm" svg:height="2.228cm" svg:viewBox="0.0 0.0 1234.564 2228.078" svg:d="M 20953.356 32353.793 C 20953.356 32353.793 20942.762 32258.448 21038.107 32300.823 C 21133.452 32343.199 22076.307 32459.731 22182.245 34514.944 C 22182.245 34514.944 21800.866 32290.229 20953.356 32353.793 Z">
              <!-- 4 nodes -->
            </draw:path>
          </draw:g>
          <!-- id="g802" -->
          <draw:g id="g806">
            <draw:path id="path808" draw:style-name="style44" draw:layer="layout" svg:x="10.835cm" svg:y="16.059cm" svg:width="2.738cm" svg:height="1.954cm" svg:viewBox="0.0 0.0 2738.390 1954.031" svg:d="M 21673.739 32184.291 C 21673.739 32184.291 21663.145 32088.946 21758.490 32131.321 C 21853.835 32173.697 23156.882 32353.793 24406.960 34070.001 C 24406.960 34070.001 22521.250 32120.727 21673.739 32184.291 Z">
              <!-- 4 nodes -->
            </draw:path>
          </draw:g>
          <!-- id="g806" -->
          <draw:g id="g810">
            <draw:path id="path812" draw:style-name="style44" draw:layer="layout" svg:x="11.237cm" svg:y="15.946cm" svg:width="3.284cm" svg:height="1.750cm" svg:viewBox="0.0 0.0 3284.195 1749.580" svg:d="M 22479.553 31963.668 C 22479.553 31963.668 22456.405 31870.442 22556.518 31900.105 C 22656.630 31929.238 23739.006 31828.596 25756.981 33639.090 C 25756.981 33639.090 23311.119 31788.339 22479.553 31963.668 Z">
              <!-- 4 nodes -->
            </draw:path>
          </draw:g>
          <!-- id="g810" -->
          <draw:g id="g814">
            <draw:path id="path816" draw:style-name="style44" draw:layer="layout" svg:x="11.788cm" svg:y="15.713cm" svg:width="4.767cm" svg:height="2.131cm" svg:viewBox="0.0 0.0 4767.107 2131.150" svg:d="M 23581.316 31497.537 C 23581.316 31497.537 23558.169 31404.311 23658.281 31433.974 C 23758.393 31463.107 25603.529 31701.470 28341.940 33554.339 C 28341.940 33554.339 24412.883 31322.209 23581.316 31497.537 Z">
              <!-- 4 nodes -->
            </draw:path>
          </draw:g>
          <!-- id="g814" -->
          <draw:g id="g818">
            <draw:path id="path820" draw:style-name="style44" draw:layer="layout" svg:x="9.649cm" svg:y="15.105cm" svg:width="4.624cm" svg:height="1.615cm" svg:viewBox="0.0 0.0 4623.711 1615.345" svg:d="M 19300.711 30277.393 C 19300.711 30277.393 19290.117 30182.048 19385.462 30224.423 C 19480.807 30266.799 22309.372 30404.519 23919.641 31824.099 C 23919.641 31824.099 22070.957 30512.047 19300.711 30277.393 Z">
              <!-- 4 nodes -->
            </draw:path>
          </draw:g>
          <!-- id="g818" -->
          <draw:g id="g822">
            <draw:path id="path824" draw:style-name="style44" draw:layer="layout" svg:x="9.119cm" svg:y="15.317cm" svg:width="2.738cm" svg:height="1.954cm" svg:viewBox="0.0 0.0 2738.390 1954.031" svg:d="M 18241.323 30701.148 C 18241.323 30701.148 18230.729 30605.803 18326.074 30648.178 C 18421.419 30690.554 19724.466 30870.650 20974.543 32586.858 C 20974.543 32586.858 19088.833 30637.584 18241.323 30701.148 Z">
              <!-- 4 nodes -->
            </draw:path>
          </draw:g>
          <!-- id="g822" -->
          <draw:g id="g826">
            <draw:path id="path828" draw:style-name="style44" draw:layer="layout" svg:x="12.363cm" svg:y="15.466cm" svg:width="4.907cm" svg:height="1.780cm" svg:viewBox="0.0 0.0 4906.536 1779.872" svg:d="M 24731.950 31006.192 C 24731.950 31006.192 24702.023 30915.084 24804.042 30937.331 C 24906.061 30959.049 26763.697 31061.280 29630.400 32708.628 C 29630.400 32708.628 25516.639 30886.481 24731.950 31006.192 Z">
              <!-- 4 nodes -->
            </draw:path>
          </draw:g>
          <!-- id="g826" -->
          <draw:g id="g830">
            <draw:path id="path832" draw:style-name="style44" draw:layer="layout" svg:x="12.808cm" svg:y="15.338cm" svg:width="4.907cm" svg:height="1.780cm" svg:viewBox="0.0 0.0 4906.536 1779.864" svg:d="M 25621.836 30751.939 C 25621.836 30751.939 25591.908 30660.831 25693.927 30683.078 C 25795.946 30704.796 27653.583 30807.027 30520.286 32454.375 C 30520.286 32454.375 26438.306 30611.040 25621.836 30751.939 Z">
              <!-- 4 nodes -->
            </draw:path>
          </draw:g>
          <!-- id="g830" -->
          <draw:g id="g834">
            <draw:path id="path836" draw:style-name="style44" draw:layer="layout" svg:x="13.316cm" svg:y="15.074cm" svg:width="7.216cm" svg:height="2.077cm" svg:viewBox="0.0 0.0 7215.840 2076.590" svg:d="M 26638.848 30222.245 C 26638.848 30222.245 26608.921 30131.137 26710.940 30153.384 C 26812.959 30175.102 29094.350 30404.459 33846.976 32221.309 C 33846.976 32221.309 27455.689 30081.346 26638.901 30222.245 L 26638.848 30222.245 Z">
              <!-- 5 nodes -->
            </draw:path>
          </draw:g>
          <!-- id="g834" -->
          <draw:g id="g838">
            <draw:path id="path840" draw:style-name="style15" draw:layer="layout" svg:x="7.427cm" svg:y="15.509cm" svg:width="0.221cm" svg:height="0.119cm" svg:viewBox="0.0 0.0 221.401 118.887" svg:d="M 14854.311 31019.526 C 14854.311 31019.526 15129.752 30998.338 15066.189 31083.089 C 15002.625 31167.840 14875.499 31125.464 14875.499 31125.464 L 14854.311 31019.526 Z">
              <!-- 4 nodes -->
            </draw:path>
          </draw:g>
          <!-- id="g838" -->
          <draw:g id="g842">
            <draw:path id="path844" draw:style-name="style15" draw:layer="layout" svg:x="9.059cm" svg:y="16.250cm" svg:width="0.221cm" svg:height="0.119cm" svg:viewBox="0.0 0.0 221.401 118.887" svg:d="M 18117.225 32502.669 C 18117.225 32502.669 18392.666 32481.481 18329.103 32566.232 C 18265.540 32650.983 18138.413 32608.607 18138.413 32608.607 L 18117.225 32502.669 Z">
              <!-- 4 nodes -->
            </draw:path>
          </draw:g>
          <!-- id="g842" -->
          <draw:g id="g846">
            <draw:path id="path848" draw:style-name="style15" draw:layer="layout" svg:x="8.592cm" svg:y="16.229cm" svg:width="0.221cm" svg:height="0.119cm" svg:viewBox="0.0 0.0 221.401 118.887" svg:d="M 17184.964 32460.293 C 17184.964 32460.293 17460.405 32439.105 17396.842 32523.856 C 17333.279 32608.607 17206.152 32566.232 17206.152 32566.232 L 17184.964 32460.293 Z">
              <!-- 4 nodes -->
            </draw:path>
          </draw:g>
          <!-- id="g846" -->
          <draw:g id="g850">
            <draw:path id="path852" draw:style-name="style15" draw:layer="layout" svg:x="3.526cm" svg:y="15.605cm" svg:width="0.212cm" svg:height="0.151cm" svg:viewBox="0.0 0.0 212.139 150.866" svg:d="M 7066.752 31210.451 C 7066.752 31210.451 7334.247 31280.370 7246.318 31339.696 C 7158.389 31399.022 7051.920 31317.449 7051.920 31317.449 L 7066.752 31210.451 Z">
              <!-- 4 nodes -->
            </draw:path>
          </draw:g>
          <!-- id="g850" -->
          <draw:g id="g854">
            <draw:path id="path856" draw:style-name="style15" draw:layer="layout" svg:x="3.632cm" svg:y="15.097cm" svg:width="0.212cm" svg:height="0.151cm" svg:viewBox="0.0 0.0 212.139 150.866" svg:d="M 7278.629 30193.439 C 7278.629 30193.439 7546.125 30263.358 7458.195 30322.684 C 7370.266 30382.010 7263.798 30300.437 7263.798 30300.437 L 7278.629 30193.439 Z">
              <!-- 4 nodes -->
            </draw:path>
          </draw:g>
          <!-- id="g854" -->
          <draw:g id="g858">
            <draw:path id="path860" draw:style-name="style15" draw:layer="layout" svg:x="3.251cm" svg:y="14.864cm" svg:width="0.212cm" svg:height="0.151cm" svg:viewBox="0.0 0.0 212.139 150.866" svg:d="M 6515.870 29727.308 C 6515.870 29727.308 6783.365 29797.228 6695.436 29856.553 C 6607.507 29915.879 6501.038 29834.306 6501.038 29834.306 L 6515.870 29727.308 Z">
              <!-- 4 nodes -->
            </draw:path>
          </draw:g>
          <!-- id="g858" -->
          <draw:g id="g862">
            <draw:path id="path864" draw:style-name="style16" draw:layer="layout" svg:x="6.198cm" svg:y="18.837cm" svg:width="1.292cm" svg:height="0.826cm" svg:viewBox="0.0 0.0 1292.453 826.322" svg:d="M 13688.985 37674.835 L 13392.356 37780.774 C 13286.417 37780.774 12693.160 37971.464 12396.531 38501.158 C 12396.531 38501.158 13053.352 37992.651 13688.985 37674.835 Z">
              <!-- 4 nodes -->
            </draw:path>
          </draw:g>
          <!-- id="g862" -->
          <draw:g id="g866">
            <draw:path id="path868" draw:style-name="style16" draw:layer="layout" svg:x="11.825cm" svg:y="23.176cm" svg:width="0.432cm" svg:height="0.611cm" svg:viewBox="0.0 0.0 431.722 610.913" svg:d="M 23962.102 46921.327 C 23969.571 46934.570 23972.484 46956.817 23987.952 46957.876 C 24022.805 46959.995 24088.117 46975.886 24081.495 46942.515 C 24036.577 46714.217 23990.282 46452.548 23771.360 46357.203 C 23737.512 46342.372 23661.130 46364.090 23657.211 46411.232 C 23650.484 46491.746 23644.286 46563.254 23660.654 46640.590 C 23676.545 46716.336 23790.852 46716.336 23839.425 46643.238 C 23889.005 46731.697 23911.887 46829.690 23962.102 46921.327 Z">
              <!-- 8 nodes -->
            </draw:path>
          </draw:g>
          <!-- id="g866" -->
          <draw:g id="g870">
            <draw:path id="path872" draw:style-name="style16" draw:layer="layout" svg:x="11.440cm" svg:y="23.632cm" svg:width="0.336cm" svg:height="0.569cm" svg:viewBox="0.0 0.0 336.491 569.453" svg:d="M 22989.995 47627.855 C 23029.616 47702.542 23022.889 47801.065 23097.841 47831.257 C 23137.038 47846.619 23235.032 47795.238 23212.890 47738.031 C 23170.409 47628.914 23149.857 47510.263 23076.282 47414.388 C 23065.688 47400.616 23078.401 47372.543 23069.926 47355.063 C 23038.462 47290.440 22977.812 47251.243 22903.231 47268.723 C 22844.170 47385.255 22904.979 47498.080 22985.599 47588.658 C 22992.803 47596.603 22984.010 47616.731 22989.995 47627.855 Z">
              <!-- 8 nodes -->
            </draw:path>
          </draw:g>
          <!-- id="g870" -->
          <draw:g id="g874">
            <draw:path id="path876" draw:style-name="style16" draw:layer="layout" svg:x="9.219cm" svg:y="23.451cm" svg:width="0.291cm" svg:height="0.978cm" svg:viewBox="0.0 0.0 291.056 977.993" svg:d="M 18671.496 47171.275 C 18665.775 47151.147 18663.762 47126.781 18672.502 47109.831 C 18700.629 47055.272 18742.634 46995.946 18724.783 46941.388 C 18706.350 46885.770 18647.236 46895.305 18612.806 46925.497 C 18552.685 46977.937 18550.090 47074.871 18513.488 47146.909 C 18503.106 47167.038 18505.808 47197.760 18482.448 47218.418 C 18457.341 47240.665 18434.034 47321.179 18439.119 47351.371 C 18441.926 47368.321 18432.233 47892.718 18443.992 47878.946 C 18476.780 47840.279 18638.337 47324.357 18641.992 47277.214 C 18645.011 47238.546 18683.785 47214.180 18671.496 47171.275 Z">
              <!-- 10 nodes -->
            </draw:path>
          </draw:g>
          <!-- id="g874" -->
          <draw:g id="g878">
            <draw:path id="path880" draw:style-name="style16" draw:layer="layout" svg:x="7.734cm" svg:y="22.847cm" svg:width="0.626cm" svg:height="0.980cm" svg:viewBox="0.0 0.0 626.441 979.877" svg:d="M 15828.842 46208.260 C 15968.363 46075.836 16116.148 45919.047 16092.735 45722.531 C 16086.591 45670.621 15992.570 45698.694 15982.665 45743.189 C 15940.184 45935.468 15832.179 46076.366 15696.154 46202.963 C 15579.833 46311.550 15481.204 46647.376 15468.756 46674.391 C 15664.584 46395.772 15784.136 46250.635 15828.842 46208.260 Z">
              <!-- 6 nodes -->
            </draw:path>
          </draw:g>
          <!-- id="g878" -->
          <draw:g id="g882">
            <draw:path id="path884" draw:style-name="style16" draw:layer="layout" svg:x="7.128cm" svg:y="22.723cm" svg:width="0.391cm" svg:height="0.710cm" svg:viewBox="0.0 0.0 390.805 710.406" svg:d="M 14503.658 45768.548 C 14531.361 45748.419 14515.364 45722.464 14526.859 45704.984 C 14577.339 45627.649 14646.252 45561.967 14647.205 45469.800 C 14647.364 45454.969 14627.342 45438.548 14609.597 45450.731 C 14594.924 45460.266 14576.809 45467.152 14571.088 45474.038 C 14463.560 45603.813 14389.403 45745.241 14312.968 45894.085 C 14303.275 45913.154 14242.678 46150.987 14259.257 46156.813 C 14271.917 46161.580 14363.024 45940.168 14374.148 45933.812 C 14441.048 45897.793 14441.684 45811.982 14503.658 45768.548 Z">
              <!-- 9 nodes -->
            </draw:path>
          </draw:g>
          <!-- id="g882" -->
          <draw:g id="g886">
            <draw:path id="path888" draw:style-name="style16" draw:layer="layout" svg:x="8.069cm" svg:y="23.825cm" svg:width="0.294cm" svg:height="0.443cm" svg:viewBox="0.0 0.0 294.299 442.779" svg:d="M 16331.248 47905.290 C 16354.766 47859.207 16438.246 47795.644 16432.260 47748.501 C 16426.010 47699.239 16450.800 47622.963 16402.491 47659.512 C 16335.909 47709.303 16153.218 47780.812 16138.916 48088.564 C 16137.539 48118.757 16295.070 47976.269 16331.248 47905.290 Z">
              <!-- 5 nodes -->
            </draw:path>
          </draw:g>
          <!-- id="g886" -->
          <draw:g id="g890">
            <draw:path id="path892" draw:style-name="style16" draw:layer="layout" svg:x="8.370cm" svg:y="22.700cm" svg:width="0.975cm" svg:height="1.004cm" svg:viewBox="0.0 0.0 974.637 1003.879" svg:d="M 17396.842 45870.467 C 17418.030 45834.977 17455.532 45860.402 17479.845 45846.101 C 17514.169 45826.502 17546.533 45796.839 17562.000 45762.409 C 17613.381 45649.055 17707.084 45552.650 17714.658 45425.524 C 17635.681 45351.367 17599.715 45459.424 17566.344 45510.275 C 17496.265 45422.875 17443.349 45522.458 17374.489 45550.002 C 17370.781 45551.591 17359.498 45533.052 17355.526 45534.641 C 17293.181 45557.947 17257.162 45615.154 17204.298 45656.470 C 17195.240 45663.356 17173.788 45653.822 17166.001 45661.238 C 17131.465 45693.019 17079.926 45710.499 17065.095 45746.518 C 17006.298 45889.536 16839.975 46000.771 16740.021 46400.161 C 16760.203 46448.363 16979.019 46048.444 17004.815 46011.365 C 17049.098 45947.802 17055.348 46099.294 17122.937 46064.335 C 17125.639 46062.746 17135.491 46075.458 17142.589 46082.344 C 17152.865 46067.513 17164.412 46055.330 17184.964 46061.156 C 17184.964 46039.969 17177.866 46010.306 17188.513 46002.360 C 17254.036 45950.450 17249.587 45893.773 17290.903 45828.091 C 17315.163 45869.937 17371.364 45831.799 17396.842 45870.467 Z">
              <!-- 18 nodes -->
            </draw:path>
          </draw:g>
          <!-- id="g890" -->
          <draw:g id="g894">
            <draw:path id="path896" draw:style-name="style16" draw:layer="layout" svg:x="12.194cm" svg:y="24.378cm" svg:width="0.577cm" svg:height="1.737cm" svg:viewBox="0.0 0.0 577.026 1737.396" svg:d="M 24388.801 50429.864 C 24388.801 50429.864 24780.775 49349.288 24547.709 48756.031 C 24547.709 48756.031 25151.560 49900.170 24907.901 50493.427 C 24907.901 50493.427 24886.713 49942.546 24674.836 49677.699 C 24674.836 49677.699 24462.958 50355.707 24388.801 50429.864 Z">
              <!-- 5 nodes -->
            </draw:path>
          </draw:g>
          <!-- id="g894" -->
          <draw:g id="g898">
            <draw:path id="path900" draw:style-name="style16" draw:layer="layout" svg:x="10.870cm" svg:y="24.473cm" svg:width="0.635cm" svg:height="1.663cm" svg:viewBox="0.0 0.0 634.683 1663.239" svg:d="M 22280.619 50387.488 C 22280.619 50387.488 22566.654 49921.358 22142.899 48946.721 C 22142.899 48946.721 22100.524 50027.297 21740.332 50609.960 C 21740.332 50609.960 22492.497 49539.978 22280.619 50387.488 Z">
              <!-- 4 nodes -->
            </draw:path>
          </draw:g>
          <!-- id="g898" -->
          <draw:g id="g902">
            <draw:path id="path904" draw:style-name="style16" draw:layer="layout" svg:x="10.150cm" svg:y="24.590cm" svg:width="0.742cm" svg:height="1.388cm" svg:viewBox="0.0 0.0 741.571 1387.798" svg:d="M 21030.542 50398.082 C 21030.542 50398.082 21019.948 49338.695 21041.136 49179.786 C 21041.136 49179.786 20839.852 50059.078 20299.564 50567.584 C 20299.564 50567.584 21062.324 49931.952 21030.542 50398.082 Z">
              <!-- 4 nodes -->
            </draw:path>
          </draw:g>
          <!-- id="g902" -->
          <draw:g id="g906">
            <draw:path id="path908" draw:style-name="style16" draw:layer="layout" svg:x="10.160cm" svg:y="24.113cm" svg:width="0.306cm" svg:height="1.695cm" svg:viewBox="0.0 0.0 306.434 1695.020" svg:d="M 20532.630 48226.337 C 20532.630 48226.337 20850.446 48946.721 20320.752 49921.358 C 20320.752 49921.358 20659.756 49275.131 20405.503 48904.346 C 20405.503 48904.346 20543.224 48724.250 20532.630 48226.337 Z">
              <!-- 4 nodes -->
            </draw:path>
          </draw:g>
          <!-- id="g906" -->
          <draw:g id="g910">
            <draw:path id="path912" draw:style-name="style16" draw:layer="layout" svg:x="9.341cm" svg:y="24.323cm" svg:width="0.672cm" svg:height="1.474cm" svg:viewBox="0.0 0.0 671.919 1474.227" svg:d="M 18695.810 50110.370 C 18695.810 50110.370 18642.840 49284.048 18738.185 49167.515 C 18738.185 49167.515 18748.779 48828.511 18727.591 48775.541 C 18727.591 48775.541 18939.469 48447.131 18950.063 48839.105 C 18950.063 48839.105 19024.220 49252.266 19172.534 49495.925 C 19172.534 49495.925 19363.224 49781.960 19352.630 50120.964 C 19352.630 50120.964 18822.936 48521.288 18695.810 50110.370 Z">
              <!-- 7 nodes -->
            </draw:path>
          </draw:g>
          <!-- id="g910" -->
          <draw:g id="g914">
            <draw:path id="path916" draw:style-name="style16" draw:layer="layout" svg:x="8.706cm" svg:y="24.247cm" svg:width="0.458cm" svg:height="1.656cm" svg:viewBox="0.0 0.0 458.290 1656.423" svg:d="M 17870.813 48572.157 C 17870.813 48572.157 17521.215 49144.226 17425.870 50150.645 C 17425.870 50150.645 17351.713 49822.234 17552.997 49059.475 C 17552.997 49059.475 17775.468 48243.747 17870.813 48572.157 Z">
              <!-- 4 nodes -->
            </draw:path>
          </draw:g>
          <!-- id="g914" -->
          <draw:g id="g918">
            <draw:path id="path920" draw:style-name="style16" draw:layer="layout" svg:x="7.777cm" svg:y="24.306cm" svg:width="0.626cm" svg:height="1.068cm" svg:viewBox="0.0 0.0 625.515 1068.017" svg:d="M 15786.572 49679.663 C 15786.572 49679.663 16051.419 49393.629 16125.576 49128.782 C 16125.576 49128.782 16316.266 48291.865 15977.262 48747.402 C 15977.262 48747.402 15987.856 49171.157 15553.507 49563.131 C 15553.507 49563.131 15807.760 49436.004 15786.572 49679.663 Z">
              <!-- 5 nodes -->
            </draw:path>
          </draw:g>
          <!-- id="g918" -->
          <draw:g id="g922">
            <draw:path id="path924" draw:style-name="style16" draw:layer="layout" svg:x="7.194cm" svg:y="24.062cm" svg:width="0.761cm" svg:height="1.439cm" svg:viewBox="0.0 0.0 761.145 1439.293" svg:d="M 14896.687 49170.667 C 14896.687 49170.667 15076.783 48249.000 15119.158 48206.624 C 15119.158 48206.624 15214.503 48026.528 15066.189 48196.030 C 15066.189 48196.030 14600.058 49213.043 14388.181 49562.641 C 14388.181 49562.641 14811.936 49075.322 14896.687 49170.667 Z">
              <!-- 5 nodes -->
            </draw:path>
          </draw:g>
          <!-- id="g922" -->
          <draw:g id="g926">
            <draw:path id="path928" draw:style-name="style16" draw:layer="layout" svg:x="6.855cm" svg:y="23.752cm" svg:width="0.704cm" svg:height="0.658cm" svg:viewBox="0.0 0.0 703.606 657.867" svg:d="M 14250.460 47981.632 C 14250.460 47981.632 14864.905 46795.118 13710.172 48161.728 C 13710.172 48161.728 14292.836 47642.628 14250.460 47981.632 Z">
              <!-- 3 nodes -->
            </draw:path>
          </draw:g>
          <!-- id="g926" -->
          <draw:g id="g930">
            <draw:path id="path932" draw:style-name="style16" draw:layer="layout" svg:x="6.580cm" svg:y="22.471cm" svg:width="0.477cm" svg:height="1.112cm" svg:viewBox="0.0 0.0 476.725 1112.441" svg:d="M 13159.291 45927.382 C 13159.291 45927.382 13413.544 44931.557 13551.264 44942.151 L 13636.015 45026.902 C 13636.015 45026.902 13318.199 45535.409 13349.980 46054.509 C 13349.980 46054.509 13318.199 45546.002 13159.291 45927.382 Z">
              <!-- 5 nodes -->
            </draw:path>
          </draw:g>
          <!-- id="g930" -->
          <draw:g id="g934">
            <draw:path id="path936" draw:style-name="style16" draw:layer="layout" svg:x="23.307cm" svg:y="22.137cm" svg:width="0.793cm" svg:height="1.351cm" svg:viewBox="0.0 0.0 793.444 1350.719" svg:d="M 47382.813 44989.908 C 47382.813 44989.908 46747.180 44460.214 46614.757 44274.821 C 46614.757 44274.821 47329.844 45254.755 47329.844 45625.540 C 47329.844 45625.540 47462.267 45228.270 47382.813 44989.908 Z">
              <!-- 4 nodes -->
            </draw:path>
          </draw:g>
          <!-- id="g934" -->
          <draw:g id="g938">
            <draw:path id="path940" draw:style-name="style16" draw:layer="layout" svg:x="23.069cm" svg:y="20.495cm" svg:width="1.406cm" svg:height="1.801cm" svg:viewBox="0.0 0.0 1405.851 1800.959" svg:d="M 47435.782 42182.530 C 47435.782 42182.530 46323.425 41387.989 46138.032 40990.719 C 46138.032 40990.719 47541.721 42553.316 47541.721 42791.678 C 47541.721 42791.678 47568.206 42314.954 47435.782 42182.530 Z">
              <!-- 4 nodes -->
            </draw:path>
          </draw:g>
          <!-- id="g938" -->
          <draw:g id="g942">
            <draw:path id="path944" draw:style-name="style16" draw:layer="layout" svg:x="24.552cm" svg:y="13.195cm" svg:width="0.715cm" svg:height="0.812cm" svg:viewBox="0.0 0.0 715.087 811.543" svg:d="M 49819.405 26724.951 C 49819.405 26724.951 49183.772 26301.196 49104.318 26407.134 C 49104.318 26407.134 49660.497 26751.435 49792.920 27201.675 C 49792.920 27201.675 49713.466 26724.951 49819.405 26724.951 Z">
              <!-- 4 nodes -->
            </draw:path>
          </draw:g>
          <!-- id="g942" -->
          <draw:g id="g946">
            <draw:path id="path948" draw:style-name="style16" draw:layer="layout" svg:x="24.791cm" svg:y="17.158cm" svg:width="1.033cm" svg:height="1.112cm" svg:viewBox="0.0 0.0 1032.903 1112.357" svg:d="M 50508.007 34952.209 L 49581.043 34316.576 C 49581.043 34316.576 50587.461 35217.055 50613.946 35428.933 L 50508.007 34952.209 Z">
              <!-- 4 nodes -->
            </draw:path>
          </draw:g>
          <!-- id="g946" -->
          <draw:g id="g950">
            <draw:path id="path952" draw:style-name="style45" draw:layer="layout" svg:x="5.014cm" svg:y="16.576cm" svg:width="1.177cm" svg:height="0.303cm" svg:viewBox="0.0 0.0 1176.506 303.381" svg:d="M 10033.804 33178.331 L 11199.131 33429.935 L 10033.804 33178.331 ">
              <!-- 3 nodes -->
            </draw:path>
          </draw:g>
          <!-- id="g950" -->
          <draw:g id="g954">
            <draw:path id="path956" draw:style-name="style45" draw:layer="layout" svg:x="7.158cm" svg:y="25.127cm" svg:width="0.550cm" svg:height="0.444cm" svg:viewBox="0.0 0.0 549.536 443.673" svg:d="M 14839.499 50310.650 C 14839.499 50310.650 14813.015 50125.257 14336.290 50681.435 L 14839.499 50310.650 ">
              <!-- 3 nodes -->
            </draw:path>
          </draw:g>
          <!-- id="g954" -->
          <draw:g id="g958">
            <draw:path id="path960" draw:style-name="style45" draw:layer="layout" svg:x="7.719cm" svg:y="25.232cm" svg:width="0.296cm" svg:height="0.224cm" svg:viewBox="0.0 0.0 295.502 224.266" svg:d="M 15692.043 50679.517 C 15692.043 50679.517 15797.982 50335.216 15453.681 50573.578 L 15692.043 50679.517 ">
              <!-- 3 nodes -->
            </draw:path>
          </draw:g>
          <!-- id="g958" -->
          <draw:g id="g962">
            <draw:path id="path964" draw:style-name="style45" draw:layer="layout" svg:x="10.284cm" svg:y="25.642cm" svg:width="0.579cm" svg:height="0.380cm" svg:viewBox="0.0 0.0 579.415 380.184" svg:d="M 21116.644 51539.777 C 21116.644 51539.777 21196.098 50957.114 20586.950 51645.716 L 21116.644 51539.777 ">
              <!-- 3 nodes -->
            </draw:path>
          </draw:g>
          <!-- id="g962" -->
        </draw:g>
        <!-- id="g4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Wed Jul 30 19:47:20 2025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fffff" draw:stroke="solid" svg:stroke-width="0.172pt" svg:stroke-color="#000000"/>
    </style:style>
    <style:style style:name="style1" style:family="graphic" style:parent-style-name="standard">
      <style:graphic-properties draw:fill="solid" draw:fill-color="#ffffff" draw:stroke="solid" svg:stroke-width="1.000pt" svg:stroke-color="#000000"/>
    </style:style>
    <style:style style:name="style2" style:family="graphic" style:parent-style-name="standard">
      <style:graphic-properties draw:fill="solid" draw:fill-color="#cc7226" draw:stroke="solid" svg:stroke-width="1.000pt" svg:stroke-color="#000000"/>
    </style:style>
    <style:style style:name="style3" style:family="graphic" style:parent-style-name="standard">
      <style:graphic-properties draw:fill="solid" draw:fill-color="#cc7226" draw:stroke="none"/>
    </style:style>
    <style:style style:name="style4" style:family="graphic" style:parent-style-name="standard">
      <style:graphic-properties draw:fill="solid" draw:fill-color="#e87f3a" draw:stroke="none"/>
    </style:style>
    <style:style style:name="style5" style:family="graphic" style:parent-style-name="standard">
      <style:graphic-properties draw:fill="solid" draw:fill-color="#ea8c4d" draw:stroke="none"/>
    </style:style>
    <style:style style:name="style6" style:family="graphic" style:parent-style-name="standard">
      <style:graphic-properties draw:fill="solid" draw:fill-color="#ec9961" draw:stroke="none"/>
    </style:style>
    <style:style style:name="style7" style:family="graphic" style:parent-style-name="standard">
      <style:graphic-properties draw:fill="solid" draw:fill-color="#eea575" draw:stroke="none"/>
    </style:style>
    <style:style style:name="style8" style:family="graphic" style:parent-style-name="standard">
      <style:graphic-properties draw:fill="solid" draw:fill-color="#f1b288" draw:stroke="none"/>
    </style:style>
    <style:style style:name="style9" style:family="graphic" style:parent-style-name="standard">
      <style:graphic-properties draw:fill="solid" draw:fill-color="#f3bf9c" draw:stroke="none"/>
    </style:style>
    <style:style style:name="style10" style:family="graphic" style:parent-style-name="standard">
      <style:graphic-properties draw:fill="solid" draw:fill-color="#f5ccb0" draw:stroke="none"/>
    </style:style>
    <style:style style:name="style11" style:family="graphic" style:parent-style-name="standard">
      <style:graphic-properties draw:fill="solid" draw:fill-color="#f8d8c4" draw:stroke="none"/>
    </style:style>
    <style:style style:name="style12" style:family="graphic" style:parent-style-name="standard">
      <style:graphic-properties draw:fill="solid" draw:fill-color="#fae5d7" draw:stroke="none"/>
    </style:style>
    <style:style style:name="style13" style:family="graphic" style:parent-style-name="standard">
      <style:graphic-properties draw:fill="solid" draw:fill-color="#fcf2eb" draw:stroke="none"/>
    </style:style>
    <style:style style:name="style14" style:family="graphic" style:parent-style-name="standard">
      <style:graphic-properties draw:fill="solid" draw:fill-color="#ffffff" draw:stroke="none"/>
    </style:style>
    <style:style style:name="style15" style:family="graphic" style:parent-style-name="standard">
      <style:graphic-properties draw:fill="solid" draw:fill-color="#000000" draw:stroke="none"/>
    </style:style>
    <style:style style:name="style16" style:family="graphic" style:parent-style-name="standard">
      <style:graphic-properties draw:fill="solid" draw:fill-color="#cccccc" draw:stroke="none"/>
    </style:style>
    <style:style style:name="style17" style:family="graphic" style:parent-style-name="standard">
      <style:graphic-properties draw:fill="solid" draw:fill-color="#e5668c" draw:stroke="none"/>
    </style:style>
    <style:style style:name="style18" style:family="graphic" style:parent-style-name="standard">
      <style:graphic-properties draw:fill="solid" draw:fill-color="#b23259" draw:stroke="none"/>
    </style:style>
    <style:style style:name="style19" style:family="graphic" style:parent-style-name="standard">
      <style:graphic-properties draw:fill="solid" draw:fill-color="#a5264c" draw:stroke="none"/>
    </style:style>
    <style:style style:name="style20" style:family="graphic" style:parent-style-name="standard">
      <style:graphic-properties draw:fill="solid" draw:fill-color="#ff727f" draw:stroke="solid" svg:stroke-width="1.000pt" svg:stroke-color="#000000"/>
    </style:style>
    <style:style style:name="style21" style:family="graphic" style:parent-style-name="standard">
      <style:graphic-properties draw:fill="solid" draw:fill-color="#ffffcc" draw:stroke="solid" svg:stroke-width="0.500pt" svg:stroke-color="#000000"/>
    </style:style>
    <style:style style:name="style22" style:family="graphic" style:parent-style-name="standard">
      <style:graphic-properties draw:fill="solid" draw:fill-color="#cc3f4c" draw:stroke="none"/>
    </style:style>
    <style:style style:name="style23" style:family="graphic" style:parent-style-name="standard">
      <style:graphic-properties draw:fill="none" draw:stroke="solid" svg:stroke-width="2.000pt" svg:stroke-color="#a51926"/>
    </style:style>
    <style:style style:name="style24" style:family="graphic" style:parent-style-name="standard">
      <style:graphic-properties draw:fill="none" draw:stroke="solid" svg:stroke-width="2.000pt" svg:stroke-color="#a5264c"/>
    </style:style>
    <style:style style:name="style25" style:family="graphic" style:parent-style-name="standard">
      <style:graphic-properties draw:fill="solid" draw:fill-color="#b2b2b2" draw:stroke="none"/>
    </style:style>
    <style:style style:name="style26" style:family="graphic" style:parent-style-name="standard">
      <style:graphic-properties draw:fill="solid" draw:fill-color="#e5e5b2" draw:stroke="none"/>
    </style:style>
    <style:style style:name="style27" style:family="graphic" style:parent-style-name="standard">
      <style:graphic-properties draw:fill="solid" draw:fill-color="#ea8e51" draw:stroke="none"/>
    </style:style>
    <style:style style:name="style28" style:family="graphic" style:parent-style-name="standard">
      <style:graphic-properties draw:fill="solid" draw:fill-color="#efaa7c" draw:stroke="none"/>
    </style:style>
    <style:style style:name="style29" style:family="graphic" style:parent-style-name="standard">
      <style:graphic-properties draw:fill="solid" draw:fill-color="#f4c6a8" draw:stroke="none"/>
    </style:style>
    <style:style style:name="style30" style:family="graphic" style:parent-style-name="standard">
      <style:graphic-properties draw:fill="solid" draw:fill-color="#f9e2d3" draw:stroke="none"/>
    </style:style>
    <style:style style:name="style31" style:family="graphic" style:parent-style-name="standard">
      <style:graphic-properties draw:fill="solid" draw:fill-color="#99cc32" draw:stroke="none"/>
    </style:style>
    <style:style style:name="style32" style:family="graphic" style:parent-style-name="standard">
      <style:graphic-properties draw:fill="solid" draw:fill-color="#659900" draw:stroke="none"/>
    </style:style>
    <style:style style:name="style33" style:family="graphic" style:parent-style-name="standard">
      <style:graphic-properties draw:fill="solid" draw:fill-color="#eb955c" draw:stroke="none"/>
    </style:style>
    <style:style style:name="style34" style:family="graphic" style:parent-style-name="standard">
      <style:graphic-properties draw:fill="solid" draw:fill-color="#f2b892" draw:stroke="none"/>
    </style:style>
    <style:style style:name="style35" style:family="graphic" style:parent-style-name="standard">
      <style:graphic-properties draw:fill="solid" draw:fill-color="#f8dcc8" draw:stroke="none"/>
    </style:style>
    <style:style style:name="style36" style:family="graphic" style:parent-style-name="standard">
      <style:graphic-properties draw:fill="solid" draw:fill-color="#323232" draw:stroke="none"/>
    </style:style>
    <style:style style:name="style37" style:family="graphic" style:parent-style-name="standard">
      <style:graphic-properties draw:fill="solid" draw:fill-color="#666666" draw:stroke="none"/>
    </style:style>
    <style:style style:name="style38" style:family="graphic" style:parent-style-name="standard">
      <style:graphic-properties draw:fill="solid" draw:fill-color="#999999" draw:stroke="none"/>
    </style:style>
    <style:style style:name="style39" style:family="graphic" style:parent-style-name="standard">
      <style:graphic-properties draw:fill="solid" draw:fill-color="#992600" draw:stroke="none"/>
    </style:style>
    <style:style style:name="style40" style:family="graphic" style:parent-style-name="standard">
      <style:graphic-properties draw:fill="none" draw:stroke="solid" svg:stroke-width="2.000pt" svg:stroke-color="#4c0000"/>
    </style:style>
    <style:style style:name="style41" style:family="graphic" style:parent-style-name="standard">
      <style:graphic-properties draw:fill="solid" draw:fill-color="#4c0000" draw:stroke="none"/>
    </style:style>
    <style:style style:name="style42" style:family="graphic" style:parent-style-name="standard">
      <style:graphic-properties draw:fill="solid" draw:fill-color="#e59999" draw:stroke="none"/>
    </style:style>
    <style:style style:name="style43" style:family="graphic" style:parent-style-name="standard">
      <style:graphic-properties draw:fill="solid" draw:fill-color="#b26565" draw:stroke="none"/>
    </style:style>
    <style:style style:name="style44" style:family="graphic" style:parent-style-name="standard">
      <style:graphic-properties draw:fill="solid" draw:fill-color="#ffffff" draw:stroke="solid" svg:stroke-width="0.100pt" svg:stroke-color="#000000"/>
    </style:style>
    <style:style style:name="style45" style:family="graphic" style:parent-style-name="standard">
      <style:graphic-properties draw:fill="none" draw:stroke="solid" svg:stroke-width="1.000pt" svg:stroke-color="#00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Wed Jul 30 19:47:22 2025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4 (e7c3feb100, 2024-10-09)</meta:generator>
    <meta:initial-creator>Inkscape.org - 1.4 (e7c3feb100, 2024-10-09)</meta:initial-creator>
    <meta:creation-date>2025-07-30 19:47:22</meta:creation-date>
    <dc:date>2025-07-30 19:47:22</dc:date>
  </office:meta>
</office:document-meta>
</file>